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paragraph-rsid="005d991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5d991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1df50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paragraph-rsid="005f7047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paragraph-rsid="005d9911" style:font-size-asian="15pt" style:font-weight-asian="bold" style:font-size-complex="15pt" style:font-weight-complex="bold" loext:padding="0.0193in" loext:border="0.06pt solid #e3e3e3"/>
    </style:style>
    <style:style style:name="P6" style:family="paragraph" style:parent-style-name="Standard">
      <style:text-properties fo:font-size="15pt" fo:font-weight="bold" officeooo:paragraph-rsid="005f7047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65e93b" officeooo:paragraph-rsid="0065e93b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paragraph-rsid="006c77a2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paragraph-rsid="006e8896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378bb1" officeooo:paragraph-rsid="006e8896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378bb1" officeooo:paragraph-rsid="005d9911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378bb1" officeooo:paragraph-rsid="007895f1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paragraph-rsid="008a895b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paragraph-rsid="00909474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paragraph-rsid="009ff1b1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paragraph-rsid="00aadc7b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paragraph-rsid="00ad7900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paragraph-rsid="00c258d6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paragraph-rsid="00c4242f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normal" officeooo:paragraph-rsid="005d9911" style:font-size-asian="15pt" style:font-weight-asian="normal" style:font-size-complex="15pt" style:font-weight-complex="normal"/>
    </style:style>
    <style:style style:name="P21" style:family="paragraph" style:parent-style-name="Standard">
      <style:text-properties officeooo:paragraph-rsid="0018dfcf"/>
    </style:style>
    <style:style style:name="P22" style:family="paragraph" style:parent-style-name="Standard">
      <style:paragraph-properties fo:text-align="center" style:justify-single-word="false"/>
      <style:text-properties officeooo:paragraph-rsid="0018dfcf"/>
    </style:style>
    <style:style style:name="P23" style:family="paragraph" style:parent-style-name="Standard">
      <style:paragraph-properties fo:text-align="center" style:justify-single-word="false"/>
      <style:text-properties officeooo:paragraph-rsid="005d9911"/>
    </style:style>
    <style:style style:name="P24" style:family="paragraph" style:parent-style-name="Standard">
      <style:text-properties officeooo:paragraph-rsid="005d9911"/>
    </style:style>
    <style:style style:name="P25" style:family="paragraph" style:parent-style-name="Standard">
      <style:text-properties officeooo:paragraph-rsid="005f7047"/>
    </style:style>
    <style:style style:name="P26" style:family="paragraph" style:parent-style-name="Standard">
      <style:text-properties officeooo:paragraph-rsid="006c77a2"/>
    </style:style>
    <style:style style:name="P27" style:family="paragraph" style:parent-style-name="Standard">
      <style:text-properties fo:font-weight="bold" officeooo:paragraph-rsid="005d9911" style:font-weight-asian="bold" style:font-weight-complex="bold"/>
    </style:style>
    <style:style style:name="P28" style:family="paragraph" style:parent-style-name="Standard">
      <style:text-properties officeooo:paragraph-rsid="006e8896"/>
    </style:style>
    <style:style style:name="P29" style:family="paragraph" style:parent-style-name="Standard">
      <style:text-properties officeooo:paragraph-rsid="00710c7d"/>
    </style:style>
    <style:style style:name="P30" style:family="paragraph" style:parent-style-name="Standard">
      <style:text-properties officeooo:paragraph-rsid="00726c5d"/>
    </style:style>
    <style:style style:name="P31" style:family="paragraph" style:parent-style-name="Standard">
      <style:text-properties officeooo:paragraph-rsid="008a895b"/>
    </style:style>
    <style:style style:name="P32" style:family="paragraph" style:parent-style-name="Standard">
      <style:text-properties officeooo:paragraph-rsid="008b2893"/>
    </style:style>
    <style:style style:name="P33" style:family="paragraph" style:parent-style-name="Standard">
      <style:text-properties officeooo:paragraph-rsid="008c9c8d"/>
    </style:style>
    <style:style style:name="P34" style:family="paragraph" style:parent-style-name="Standard">
      <style:text-properties officeooo:paragraph-rsid="00909474"/>
    </style:style>
    <style:style style:name="P35" style:family="paragraph" style:parent-style-name="Standard">
      <style:text-properties officeooo:paragraph-rsid="0092058c"/>
    </style:style>
    <style:style style:name="P36" style:family="paragraph" style:parent-style-name="Standard">
      <style:text-properties officeooo:paragraph-rsid="009220e9"/>
    </style:style>
    <style:style style:name="P37" style:family="paragraph" style:parent-style-name="Standard">
      <style:text-properties officeooo:paragraph-rsid="00617a05"/>
    </style:style>
    <style:style style:name="P38" style:family="paragraph" style:parent-style-name="Standard">
      <style:text-properties officeooo:paragraph-rsid="0096d4a4"/>
    </style:style>
    <style:style style:name="P39" style:family="paragraph" style:parent-style-name="Standard">
      <style:text-properties officeooo:paragraph-rsid="00984c99"/>
    </style:style>
    <style:style style:name="P40" style:family="paragraph" style:parent-style-name="Standard">
      <style:text-properties officeooo:paragraph-rsid="00990ade"/>
    </style:style>
    <style:style style:name="P41" style:family="paragraph" style:parent-style-name="Standard">
      <style:text-properties officeooo:paragraph-rsid="009ba699"/>
    </style:style>
    <style:style style:name="P42" style:family="paragraph" style:parent-style-name="Standard">
      <style:text-properties officeooo:paragraph-rsid="009c31f7"/>
    </style:style>
    <style:style style:name="P43" style:family="paragraph" style:parent-style-name="Standard">
      <style:text-properties officeooo:paragraph-rsid="009c418b"/>
    </style:style>
    <style:style style:name="P44" style:family="paragraph" style:parent-style-name="Standard">
      <style:text-properties officeooo:paragraph-rsid="009ff1b1"/>
    </style:style>
    <style:style style:name="P45" style:family="paragraph" style:parent-style-name="Standard">
      <style:text-properties officeooo:paragraph-rsid="00a132bf"/>
    </style:style>
    <style:style style:name="P46" style:family="paragraph" style:parent-style-name="Standard">
      <style:text-properties officeooo:paragraph-rsid="00a1b9f1"/>
    </style:style>
    <style:style style:name="P47" style:family="paragraph" style:parent-style-name="Standard">
      <style:text-properties officeooo:paragraph-rsid="00a360e1"/>
    </style:style>
    <style:style style:name="P48" style:family="paragraph" style:parent-style-name="Standard">
      <style:text-properties officeooo:paragraph-rsid="00a4f4a2"/>
    </style:style>
    <style:style style:name="P49" style:family="paragraph" style:parent-style-name="Standard">
      <style:text-properties officeooo:paragraph-rsid="0065e93b"/>
    </style:style>
    <style:style style:name="P50" style:family="paragraph" style:parent-style-name="Standard">
      <style:text-properties fo:font-weight="normal" officeooo:paragraph-rsid="0096d4a4" style:font-weight-asian="normal" style:font-weight-complex="normal"/>
    </style:style>
    <style:style style:name="P51" style:family="paragraph" style:parent-style-name="Standard">
      <style:text-properties fo:font-weight="normal" officeooo:paragraph-rsid="00aadc7b" style:font-weight-asian="normal" style:font-weight-complex="normal"/>
    </style:style>
    <style:style style:name="P52" style:family="paragraph" style:parent-style-name="Standard">
      <style:text-properties fo:font-size="12pt" fo:font-weight="normal" officeooo:paragraph-rsid="009c31f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paragraph-rsid="009ba699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paragraph-rsid="00ad7900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paragraph-rsid="00b2f483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paragraph-rsid="00b51661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paragraph-rsid="006e8896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8b2893" officeooo:paragraph-rsid="00b3d369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8b2893" officeooo:paragraph-rsid="00b51661" style:font-size-asian="10.5pt" style:font-weight-asian="normal" style:font-size-complex="12pt" style:font-weight-complex="normal"/>
    </style:style>
    <style:style style:name="P60" style:family="paragraph" style:parent-style-name="Standard">
      <style:text-properties officeooo:paragraph-rsid="00aadc7b"/>
    </style:style>
    <style:style style:name="P61" style:family="paragraph" style:parent-style-name="Standard">
      <style:text-properties officeooo:paragraph-rsid="00accd94"/>
    </style:style>
    <style:style style:name="P62" style:family="paragraph" style:parent-style-name="Standard">
      <style:text-properties officeooo:paragraph-rsid="00ad7900"/>
    </style:style>
    <style:style style:name="P63" style:family="paragraph" style:parent-style-name="Standard">
      <style:text-properties officeooo:paragraph-rsid="00b12afc"/>
    </style:style>
    <style:style style:name="P64" style:family="paragraph" style:parent-style-name="Standard">
      <style:text-properties officeooo:paragraph-rsid="00b2f483"/>
    </style:style>
    <style:style style:name="P65" style:family="paragraph" style:parent-style-name="Standard">
      <style:text-properties officeooo:paragraph-rsid="00b3d369"/>
    </style:style>
    <style:style style:name="P66" style:family="paragraph" style:parent-style-name="Standard">
      <style:text-properties officeooo:paragraph-rsid="00b51661"/>
    </style:style>
    <style:style style:name="P67" style:family="paragraph" style:parent-style-name="Standard">
      <style:text-properties officeooo:paragraph-rsid="00b632aa"/>
    </style:style>
    <style:style style:name="P68" style:family="paragraph" style:parent-style-name="Standard">
      <style:text-properties officeooo:paragraph-rsid="00b7afd8"/>
    </style:style>
    <style:style style:name="P69" style:family="paragraph" style:parent-style-name="Standard">
      <style:text-properties fo:font-style="italic" officeooo:rsid="008b2893" officeooo:paragraph-rsid="00a1b9f1" style:font-style-asian="italic" style:font-style-complex="italic"/>
    </style:style>
    <style:style style:name="P70" style:family="paragraph" style:parent-style-name="Standard">
      <style:text-properties fo:font-style="italic" officeooo:rsid="008b2893" officeooo:paragraph-rsid="00c258d6" style:font-style-asian="italic" style:font-style-complex="italic"/>
    </style:style>
    <style:style style:name="P71" style:family="paragraph" style:parent-style-name="Standard">
      <style:text-properties fo:font-style="italic" officeooo:rsid="008b2893" officeooo:paragraph-rsid="00c4242f" style:font-style-asian="italic" style:font-style-complex="italic"/>
    </style:style>
    <style:style style:name="P72" style:family="paragraph" style:parent-style-name="Standard">
      <style:text-properties officeooo:rsid="00aadc7b" officeooo:paragraph-rsid="00aadc7b"/>
    </style:style>
    <style:style style:name="P73" style:family="paragraph" style:parent-style-name="Standard">
      <style:text-properties officeooo:paragraph-rsid="00be7898"/>
    </style:style>
    <style:style style:name="P74" style:family="paragraph" style:parent-style-name="Standard">
      <style:text-properties officeooo:paragraph-rsid="00c134be"/>
    </style:style>
    <style:style style:name="P75" style:family="paragraph" style:parent-style-name="Standard">
      <style:text-properties officeooo:paragraph-rsid="00c258d6"/>
    </style:style>
    <style:style style:name="P76" style:family="paragraph" style:parent-style-name="Standard">
      <style:text-properties officeooo:paragraph-rsid="00c2a5e9"/>
    </style:style>
    <style:style style:name="P77" style:family="paragraph" style:parent-style-name="Standard">
      <style:text-properties officeooo:paragraph-rsid="00c4242f"/>
    </style:style>
    <style:style style:name="P78" style:family="paragraph" style:parent-style-name="Standard">
      <style:text-properties officeooo:paragraph-rsid="00c47f42"/>
    </style:style>
    <style:style style:name="P79" style:family="paragraph" style:parent-style-name="Standard">
      <style:text-properties officeooo:paragraph-rsid="00c70511"/>
    </style:style>
    <style:style style:name="P80" style:family="paragraph" style:parent-style-name="Standard">
      <style:text-properties officeooo:paragraph-rsid="007a439e"/>
    </style:style>
    <style:style style:name="P81" style:family="paragraph" style:parent-style-name="Standard">
      <style:text-properties officeooo:paragraph-rsid="007cc993"/>
    </style:style>
    <style:style style:name="P82" style:family="paragraph" style:parent-style-name="Standard">
      <style:text-properties officeooo:paragraph-rsid="00c3efde"/>
    </style:style>
    <style:style style:name="P83" style:family="paragraph" style:parent-style-name="Text_20_body">
      <style:paragraph-properties fo:padding="0.0193in" fo:border="0.06pt solid #e3e3e3"/>
      <style:text-properties officeooo:paragraph-rsid="0018dfcf"/>
    </style:style>
    <style:style style:name="P84" style:family="paragraph" style:parent-style-name="Text_20_body">
      <style:paragraph-properties fo:padding="0.0193in" fo:border="0.06pt solid #e3e3e3"/>
      <style:text-properties officeooo:paragraph-rsid="005d9911"/>
    </style:style>
    <style:style style:name="P85" style:family="paragraph" style:parent-style-name="Text_20_body">
      <style:paragraph-properties fo:padding="0.0193in" fo:border="0.06pt solid #e3e3e3"/>
      <style:text-properties officeooo:paragraph-rsid="005f7047"/>
    </style:style>
    <style:style style:name="P86" style:family="paragraph" style:parent-style-name="Standard">
      <style:paragraph-properties fo:text-align="center" style:justify-single-word="false" fo:break-before="page"/>
      <style:text-properties officeooo:paragraph-rsid="005d9911"/>
    </style:style>
    <style:style style:name="P87" style:family="paragraph" style:parent-style-name="Standard">
      <style:paragraph-properties fo:text-align="center" style:justify-single-word="false" fo:break-before="page"/>
      <style:text-properties officeooo:paragraph-rsid="005f7047"/>
    </style:style>
    <style:style style:name="P88" style:family="paragraph" style:parent-style-name="Standard" style:list-style-name="L1">
      <style:text-properties officeooo:paragraph-rsid="008a895b"/>
    </style:style>
    <style:style style:name="P89" style:family="paragraph" style:parent-style-name="Standard" style:list-style-name="L1">
      <style:text-properties officeooo:paragraph-rsid="008b2893"/>
    </style:style>
    <style:style style:name="P90" style:family="paragraph" style:parent-style-name="Standard" style:list-style-name="L1">
      <style:text-properties officeooo:paragraph-rsid="00909474"/>
    </style:style>
    <style:style style:name="P91" style:family="paragraph" style:parent-style-name="Standard" style:list-style-name="L1">
      <style:text-properties officeooo:paragraph-rsid="0092058c"/>
    </style:style>
    <style:style style:name="P92" style:family="paragraph" style:parent-style-name="Standard" style:list-style-name="L1">
      <style:text-properties officeooo:paragraph-rsid="009220e9"/>
    </style:style>
    <style:style style:name="P93" style:family="paragraph" style:parent-style-name="Standard" style:list-style-name="L1">
      <style:text-properties officeooo:paragraph-rsid="0096d4a4"/>
    </style:style>
    <style:style style:name="P94" style:family="paragraph" style:parent-style-name="Standard" style:list-style-name="L1">
      <style:text-properties officeooo:paragraph-rsid="00984c99"/>
    </style:style>
    <style:style style:name="P95" style:family="paragraph" style:parent-style-name="Standard" style:list-style-name="L1">
      <style:text-properties officeooo:paragraph-rsid="00990ade"/>
    </style:style>
    <style:style style:name="P96" style:family="paragraph" style:parent-style-name="Standard" style:list-style-name="L1">
      <style:text-properties officeooo:paragraph-rsid="009ba699"/>
    </style:style>
    <style:style style:name="P97" style:family="paragraph" style:parent-style-name="Standard" style:list-style-name="L1">
      <style:text-properties officeooo:paragraph-rsid="009c31f7"/>
    </style:style>
    <style:style style:name="P98" style:family="paragraph" style:parent-style-name="Standard" style:list-style-name="L1">
      <style:text-properties officeooo:paragraph-rsid="009c418b"/>
    </style:style>
    <style:style style:name="P99" style:family="paragraph" style:parent-style-name="Standard" style:list-style-name="L1">
      <style:text-properties officeooo:paragraph-rsid="009e1afa"/>
    </style:style>
    <style:style style:name="P100" style:family="paragraph" style:parent-style-name="Standard" style:list-style-name="L1">
      <style:text-properties officeooo:paragraph-rsid="009ff1b1"/>
    </style:style>
    <style:style style:name="P101" style:family="paragraph" style:parent-style-name="Standard" style:list-style-name="L1">
      <style:text-properties officeooo:paragraph-rsid="00a132bf"/>
    </style:style>
    <style:style style:name="P102" style:family="paragraph" style:parent-style-name="Standard" style:list-style-name="L1">
      <style:text-properties officeooo:paragraph-rsid="00a360e1"/>
    </style:style>
    <style:style style:name="P103" style:family="paragraph" style:parent-style-name="Standard" style:list-style-name="L1">
      <style:text-properties officeooo:paragraph-rsid="00a1b9f1"/>
    </style:style>
    <style:style style:name="P104" style:family="paragraph" style:parent-style-name="Standard" style:list-style-name="L1">
      <style:text-properties officeooo:paragraph-rsid="00aadc7b"/>
    </style:style>
    <style:style style:name="P105" style:family="paragraph" style:parent-style-name="Standard" style:list-style-name="L1">
      <style:text-properties officeooo:paragraph-rsid="00accd94"/>
    </style:style>
    <style:style style:name="P106" style:family="paragraph" style:parent-style-name="Standard" style:list-style-name="L1">
      <style:text-properties officeooo:paragraph-rsid="00ad7900"/>
    </style:style>
    <style:style style:name="P107" style:family="paragraph" style:parent-style-name="Standard" style:list-style-name="L1">
      <style:text-properties officeooo:paragraph-rsid="00aec9f1"/>
    </style:style>
    <style:style style:name="P108" style:family="paragraph" style:parent-style-name="Standard" style:list-style-name="L1">
      <style:text-properties officeooo:paragraph-rsid="00b12afc"/>
    </style:style>
    <style:style style:name="P109" style:family="paragraph" style:parent-style-name="Standard" style:list-style-name="L1">
      <style:text-properties officeooo:paragraph-rsid="00b1916c"/>
    </style:style>
    <style:style style:name="P110" style:family="paragraph" style:parent-style-name="Standard" style:list-style-name="L1">
      <style:text-properties officeooo:paragraph-rsid="00b2f483"/>
    </style:style>
    <style:style style:name="P111" style:family="paragraph" style:parent-style-name="Standard" style:list-style-name="L1">
      <style:text-properties officeooo:paragraph-rsid="00b3d369"/>
    </style:style>
    <style:style style:name="P112" style:family="paragraph" style:parent-style-name="Standard" style:list-style-name="L1">
      <style:text-properties officeooo:paragraph-rsid="00b51661"/>
    </style:style>
    <style:style style:name="P113" style:family="paragraph" style:parent-style-name="Standard" style:list-style-name="L1">
      <style:text-properties officeooo:paragraph-rsid="00b632aa"/>
    </style:style>
    <style:style style:name="P114" style:family="paragraph" style:parent-style-name="Standard" style:list-style-name="L1">
      <style:text-properties officeooo:paragraph-rsid="00b7afd8"/>
    </style:style>
    <style:style style:name="P115" style:family="paragraph" style:parent-style-name="Standard" style:list-style-name="L1">
      <style:text-properties officeooo:paragraph-rsid="00b94f9b"/>
    </style:style>
    <style:style style:name="P116" style:family="paragraph" style:parent-style-name="Standard" style:list-style-name="L1">
      <style:text-properties officeooo:paragraph-rsid="00be7898"/>
    </style:style>
    <style:style style:name="P117" style:family="paragraph" style:parent-style-name="Standard" style:list-style-name="L1">
      <style:text-properties officeooo:paragraph-rsid="00bf83e4"/>
    </style:style>
    <style:style style:name="P118" style:family="paragraph" style:parent-style-name="Standard" style:list-style-name="L1">
      <style:text-properties officeooo:paragraph-rsid="00c134be"/>
    </style:style>
    <style:style style:name="P119" style:family="paragraph" style:parent-style-name="Standard" style:list-style-name="L1">
      <style:text-properties officeooo:paragraph-rsid="00c258d6"/>
    </style:style>
    <style:style style:name="P120" style:family="paragraph" style:parent-style-name="Standard" style:list-style-name="L1">
      <style:text-properties officeooo:paragraph-rsid="00c2a5e9"/>
    </style:style>
    <style:style style:name="P121" style:family="paragraph" style:parent-style-name="Standard" style:list-style-name="L1">
      <style:text-properties officeooo:paragraph-rsid="00c4242f"/>
    </style:style>
    <style:style style:name="P122" style:family="paragraph" style:parent-style-name="Standard" style:list-style-name="L1">
      <style:text-properties officeooo:paragraph-rsid="00c5b8ad"/>
    </style:style>
    <style:style style:name="P123" style:family="paragraph" style:parent-style-name="Standard" style:list-style-name="L1">
      <style:text-properties officeooo:paragraph-rsid="00c703f7"/>
    </style:style>
    <style:style style:name="P124" style:family="paragraph" style:parent-style-name="Standard" style:list-style-name="L1">
      <style:text-properties officeooo:paragraph-rsid="00c70511"/>
    </style:style>
    <style:style style:name="P125" style:family="paragraph" style:parent-style-name="Standard" style:list-style-name="L1">
      <style:text-properties officeooo:paragraph-rsid="00c80977"/>
    </style:style>
    <style:style style:name="P126" style:family="paragraph" style:parent-style-name="Standard" style:list-style-name="L1">
      <style:text-properties officeooo:paragraph-rsid="00ca555d"/>
    </style:style>
    <style:style style:name="P127" style:family="paragraph" style:parent-style-name="Standard" style:list-style-name="L1">
      <style:text-properties officeooo:paragraph-rsid="00cb0bc8"/>
    </style:style>
    <style:style style:name="P128" style:family="paragraph" style:parent-style-name="Standard" style:list-style-name="L1">
      <style:text-properties fo:font-style="italic" officeooo:paragraph-rsid="008c9c8d" style:font-style-asian="italic" style:font-style-complex="italic"/>
    </style:style>
    <style:style style:name="P129" style:family="paragraph" style:parent-style-name="Standard" style:list-style-name="L1">
      <style:text-properties fo:font-style="italic" officeooo:paragraph-rsid="00909474" style:font-style-asian="italic" style:font-style-complex="italic"/>
    </style:style>
    <style:style style:name="P130" style:family="paragraph" style:parent-style-name="Standard" style:list-style-name="L1">
      <style:text-properties fo:font-style="italic" officeooo:paragraph-rsid="0096d4a4" style:font-style-asian="italic" style:font-style-complex="italic"/>
    </style:style>
    <style:style style:name="P131" style:family="paragraph" style:parent-style-name="Standard" style:list-style-name="L1">
      <style:text-properties fo:font-style="italic" officeooo:paragraph-rsid="009ba699" style:font-style-asian="italic" style:font-style-complex="italic"/>
    </style:style>
    <style:style style:name="P132" style:family="paragraph" style:parent-style-name="Standard" style:list-style-name="L1">
      <style:text-properties fo:font-style="italic" officeooo:paragraph-rsid="009c31f7" style:font-style-asian="italic" style:font-style-complex="italic"/>
    </style:style>
    <style:style style:name="P133" style:family="paragraph" style:parent-style-name="Standard" style:list-style-name="L1">
      <style:text-properties fo:font-style="italic" officeooo:paragraph-rsid="00aadc7b" style:font-style-asian="italic" style:font-style-complex="italic"/>
    </style:style>
    <style:style style:name="P134" style:family="paragraph" style:parent-style-name="Standard" style:list-style-name="L1">
      <style:text-properties fo:font-style="italic" officeooo:paragraph-rsid="00accd94" style:font-style-asian="italic" style:font-style-complex="italic"/>
    </style:style>
    <style:style style:name="P135" style:family="paragraph" style:parent-style-name="Standard" style:list-style-name="L1">
      <style:text-properties fo:font-style="italic" officeooo:paragraph-rsid="00b2f483" style:font-style-asian="italic" style:font-style-complex="italic"/>
    </style:style>
    <style:style style:name="P136" style:family="paragraph" style:parent-style-name="Standard" style:list-style-name="L1">
      <style:text-properties fo:font-style="italic" officeooo:paragraph-rsid="00b3d369" style:font-style-asian="italic" style:font-style-complex="italic"/>
    </style:style>
    <style:style style:name="P137" style:family="paragraph" style:parent-style-name="Standard" style:list-style-name="L1">
      <style:text-properties fo:font-style="italic" officeooo:paragraph-rsid="00b51661" style:font-style-asian="italic" style:font-style-complex="italic"/>
    </style:style>
    <style:style style:name="P138" style:family="paragraph" style:parent-style-name="Standard" style:list-style-name="L1">
      <style:text-properties fo:font-style="italic" officeooo:rsid="00a360e1" officeooo:paragraph-rsid="00a360e1" style:font-style-asian="italic" style:font-style-complex="italic"/>
    </style:style>
    <style:style style:name="P139" style:family="paragraph" style:parent-style-name="Standard" style:list-style-name="L1">
      <style:text-properties fo:font-style="italic" officeooo:rsid="00a360e1" officeooo:paragraph-rsid="00c2a5e9" style:font-style-asian="italic" style:font-style-complex="italic"/>
    </style:style>
    <style:style style:name="P140" style:family="paragraph" style:parent-style-name="Standard" style:list-style-name="L1">
      <style:text-properties fo:font-style="italic" officeooo:rsid="00a360e1" officeooo:paragraph-rsid="00c258d6" style:font-style-asian="italic" style:font-style-complex="italic"/>
    </style:style>
    <style:style style:name="P141" style:family="paragraph" style:parent-style-name="Standard" style:list-style-name="L1">
      <style:text-properties fo:font-style="italic" officeooo:rsid="00a4f4a2" officeooo:paragraph-rsid="00a4f4a2" style:font-style-asian="italic" style:font-style-complex="italic"/>
    </style:style>
    <style:style style:name="P142" style:family="paragraph" style:parent-style-name="Standard" style:list-style-name="L1">
      <style:text-properties fo:font-style="italic" officeooo:rsid="00a4f4a2" officeooo:paragraph-rsid="00c258d6" style:font-style-asian="italic" style:font-style-complex="italic"/>
    </style:style>
    <style:style style:name="P143" style:family="paragraph" style:parent-style-name="Standard" style:list-style-name="L1">
      <style:text-properties fo:font-style="italic" officeooo:rsid="00b51661" officeooo:paragraph-rsid="00b51661" style:font-style-asian="italic" style:font-style-complex="italic"/>
    </style:style>
    <style:style style:name="P144" style:family="paragraph" style:parent-style-name="Standard">
      <style:text-properties fo:font-style="italic" officeooo:rsid="009220e9" officeooo:paragraph-rsid="00be7898" style:font-style-asian="italic" style:font-style-complex="italic"/>
    </style:style>
    <style:style style:name="P145" style:family="paragraph" style:parent-style-name="Standard" style:list-style-name="L1">
      <style:text-properties fo:font-style="italic" officeooo:rsid="00bf83e4" officeooo:paragraph-rsid="00bf83e4" style:font-style-asian="italic" style:font-style-complex="italic"/>
    </style:style>
    <style:style style:name="P146" style:family="paragraph" style:parent-style-name="Standard">
      <style:text-properties fo:font-style="italic" officeooo:rsid="008b2893" officeooo:paragraph-rsid="00c134be" style:font-style-asian="italic" style:font-style-complex="italic"/>
    </style:style>
    <style:style style:name="P147" style:family="paragraph" style:parent-style-name="Standard">
      <style:text-properties fo:font-style="italic" officeooo:rsid="008b2893" officeooo:paragraph-rsid="00c4242f" style:font-style-asian="italic" style:font-style-complex="italic"/>
    </style:style>
    <style:style style:name="P148" style:family="paragraph" style:parent-style-name="Standard" style:list-style-name="L1">
      <style:text-properties fo:font-style="italic" officeooo:rsid="00c134be" officeooo:paragraph-rsid="00c134be" style:font-style-asian="italic" style:font-style-complex="italic"/>
    </style:style>
    <style:style style:name="P149" style:family="paragraph" style:parent-style-name="Standard" style:list-style-name="L1">
      <style:text-properties fo:font-style="italic" officeooo:rsid="0089190f" officeooo:paragraph-rsid="00c258d6" style:font-style-asian="italic" style:font-style-complex="italic"/>
    </style:style>
    <style:style style:name="P150" style:family="paragraph" style:parent-style-name="Standard" style:list-style-name="L1">
      <style:text-properties fo:font-style="italic" officeooo:rsid="00c2a5e9" officeooo:paragraph-rsid="00c2a5e9" style:font-style-asian="italic" style:font-style-complex="italic"/>
    </style:style>
    <style:style style:name="P151" style:family="paragraph" style:parent-style-name="Standard" style:list-style-name="L1">
      <style:text-properties fo:font-style="italic" officeooo:rsid="00c703f7" officeooo:paragraph-rsid="00c703f7" style:font-style-asian="italic" style:font-style-complex="italic"/>
    </style:style>
    <style:style style:name="P152" style:family="paragraph" style:parent-style-name="Standard" style:list-style-name="L1">
      <style:text-properties officeooo:rsid="008c9c8d" officeooo:paragraph-rsid="008c9c8d"/>
    </style:style>
    <style:style style:name="P153" style:family="paragraph" style:parent-style-name="Standard" style:list-style-name="L1">
      <style:text-properties officeooo:rsid="008c9c8d" officeooo:paragraph-rsid="00909474"/>
    </style:style>
    <style:style style:name="P154" style:family="paragraph" style:parent-style-name="Standard" style:list-style-name="L1">
      <style:text-properties officeooo:rsid="008c9c8d" officeooo:paragraph-rsid="0092058c"/>
    </style:style>
    <style:style style:name="P155" style:family="paragraph" style:parent-style-name="Standard" style:list-style-name="L1">
      <style:text-properties officeooo:rsid="008c9c8d" officeooo:paragraph-rsid="0096d4a4"/>
    </style:style>
    <style:style style:name="P156" style:family="paragraph" style:parent-style-name="Standard" style:list-style-name="L1">
      <style:text-properties officeooo:rsid="008c9c8d" officeooo:paragraph-rsid="009ff1b1"/>
    </style:style>
    <style:style style:name="P157" style:family="paragraph" style:parent-style-name="Standard" style:list-style-name="L1">
      <style:text-properties officeooo:rsid="008c9c8d" officeooo:paragraph-rsid="00aadc7b"/>
    </style:style>
    <style:style style:name="P158" style:family="paragraph" style:parent-style-name="Standard" style:list-style-name="L1">
      <style:text-properties officeooo:rsid="008c9c8d" officeooo:paragraph-rsid="00ad7900"/>
    </style:style>
    <style:style style:name="P159" style:family="paragraph" style:parent-style-name="Standard" style:list-style-name="L1">
      <style:text-properties officeooo:rsid="008c9c8d" officeooo:paragraph-rsid="00be7898"/>
    </style:style>
    <style:style style:name="P160" style:family="paragraph" style:parent-style-name="Standard" style:list-style-name="L1">
      <style:text-properties officeooo:rsid="008c9c8d" officeooo:paragraph-rsid="00c2a5e9"/>
    </style:style>
    <style:style style:name="P161" style:family="paragraph" style:parent-style-name="Standard" style:list-style-name="L1">
      <style:text-properties officeooo:rsid="008c9c8d" officeooo:paragraph-rsid="00c4242f"/>
    </style:style>
    <style:style style:name="P162" style:family="paragraph" style:parent-style-name="Standard" style:list-style-name="L1">
      <style:text-properties officeooo:rsid="00909474" officeooo:paragraph-rsid="00909474"/>
    </style:style>
    <style:style style:name="P163" style:family="paragraph" style:parent-style-name="Standard" style:list-style-name="L1">
      <style:text-properties officeooo:rsid="00909474" officeooo:paragraph-rsid="0096d4a4"/>
    </style:style>
    <style:style style:name="P164" style:family="paragraph" style:parent-style-name="Standard" style:list-style-name="L1">
      <style:text-properties officeooo:rsid="00909474" officeooo:paragraph-rsid="009ba699"/>
    </style:style>
    <style:style style:name="P165" style:family="paragraph" style:parent-style-name="Standard" style:list-style-name="L1">
      <style:text-properties officeooo:rsid="00909474" officeooo:paragraph-rsid="00aadc7b"/>
    </style:style>
    <style:style style:name="P166" style:family="paragraph" style:parent-style-name="Standard" style:list-style-name="L1">
      <style:text-properties officeooo:rsid="00909474" officeooo:paragraph-rsid="00ad7900"/>
    </style:style>
    <style:style style:name="P167" style:family="paragraph" style:parent-style-name="Standard" style:list-style-name="L1">
      <style:text-properties officeooo:rsid="00909474" officeooo:paragraph-rsid="00b2f483"/>
    </style:style>
    <style:style style:name="P168" style:family="paragraph" style:parent-style-name="Standard" style:list-style-name="L1">
      <style:text-properties officeooo:rsid="00909474" officeooo:paragraph-rsid="00b51661"/>
    </style:style>
    <style:style style:name="P169" style:family="paragraph" style:parent-style-name="Standard" style:list-style-name="L1">
      <style:text-properties officeooo:rsid="009220e9" officeooo:paragraph-rsid="009220e9"/>
    </style:style>
    <style:style style:name="P170" style:family="paragraph" style:parent-style-name="Standard" style:list-style-name="L1">
      <style:text-properties officeooo:rsid="009220e9" officeooo:paragraph-rsid="00a132bf"/>
    </style:style>
    <style:style style:name="P171" style:family="paragraph" style:parent-style-name="Standard" style:list-style-name="L1">
      <style:text-properties officeooo:rsid="009220e9" officeooo:paragraph-rsid="009ff1b1"/>
    </style:style>
    <style:style style:name="P172" style:family="paragraph" style:parent-style-name="Standard" style:list-style-name="L1">
      <style:text-properties officeooo:rsid="009220e9" officeooo:paragraph-rsid="00be7898"/>
    </style:style>
    <style:style style:name="P173" style:family="paragraph" style:parent-style-name="Standard" style:list-style-name="L1">
      <style:text-properties officeooo:rsid="009220e9" officeooo:paragraph-rsid="00c258d6"/>
    </style:style>
    <style:style style:name="P174" style:family="paragraph" style:parent-style-name="Standard" style:list-style-name="L1">
      <style:text-properties officeooo:rsid="009220e9" officeooo:paragraph-rsid="00c4242f"/>
    </style:style>
    <style:style style:name="P175" style:family="paragraph" style:parent-style-name="Standard" style:list-style-name="L1">
      <style:text-properties fo:font-weight="normal" officeooo:paragraph-rsid="0096d4a4" style:font-weight-asian="normal" style:font-weight-complex="normal"/>
    </style:style>
    <style:style style:name="P176" style:family="paragraph" style:parent-style-name="Standard" style:list-style-name="L1">
      <style:text-properties fo:font-weight="normal" officeooo:paragraph-rsid="00984c99" style:font-weight-asian="normal" style:font-weight-complex="normal"/>
    </style:style>
    <style:style style:name="P177" style:family="paragraph" style:parent-style-name="Standard" style:list-style-name="L1">
      <style:text-properties fo:font-weight="normal" officeooo:paragraph-rsid="00990ade" style:font-weight-asian="normal" style:font-weight-complex="normal"/>
    </style:style>
    <style:style style:name="P178" style:family="paragraph" style:parent-style-name="Standard" style:list-style-name="L1">
      <style:text-properties fo:font-weight="normal" officeooo:paragraph-rsid="00aadc7b" style:font-weight-asian="normal" style:font-weight-complex="normal"/>
    </style:style>
    <style:style style:name="P179" style:family="paragraph" style:parent-style-name="Standard" style:list-style-name="L1">
      <style:text-properties fo:font-weight="normal" officeooo:paragraph-rsid="00accd94" style:font-weight-asian="normal" style:font-weight-complex="normal"/>
    </style:style>
    <style:style style:name="P180" style:family="paragraph" style:parent-style-name="Standard" style:list-style-name="L1">
      <style:text-properties fo:font-weight="normal" officeooo:paragraph-rsid="00ad7900" style:font-weight-asian="normal" style:font-weight-complex="normal"/>
    </style:style>
    <style:style style:name="P181" style:family="paragraph" style:parent-style-name="Standard" style:list-style-name="L1">
      <style:text-properties fo:font-weight="normal" officeooo:paragraph-rsid="00c258d6" style:font-weight-asian="normal" style:font-weight-complex="normal"/>
    </style:style>
    <style:style style:name="P182" style:family="paragraph" style:parent-style-name="Standard" style:list-style-name="L1">
      <style:text-properties officeooo:rsid="0096d4a4" officeooo:paragraph-rsid="0096d4a4"/>
    </style:style>
    <style:style style:name="P183" style:family="paragraph" style:parent-style-name="Standard" style:list-style-name="L1">
      <style:text-properties officeooo:rsid="0096d4a4" officeooo:paragraph-rsid="00aadc7b"/>
    </style:style>
    <style:style style:name="P184" style:family="paragraph" style:parent-style-name="Standard" style:list-style-name="L1">
      <style:text-properties officeooo:rsid="0096d4a4" officeooo:paragraph-rsid="00accd94"/>
    </style:style>
    <style:style style:name="P185" style:family="paragraph" style:parent-style-name="Standard" style:list-style-name="L1">
      <style:text-properties officeooo:rsid="0096d4a4" officeooo:paragraph-rsid="00b12afc"/>
    </style:style>
    <style:style style:name="P186" style:family="paragraph" style:parent-style-name="Standard" style:list-style-name="L1">
      <style:text-properties fo:font-size="12pt" fo:font-weight="normal" officeooo:paragraph-rsid="009c418b" style:font-size-asian="10.5pt" style:font-weight-asian="normal" style:font-size-complex="12pt" style:font-weight-complex="normal"/>
    </style:style>
    <style:style style:name="P187" style:family="paragraph" style:parent-style-name="Standard" style:list-style-name="L1">
      <style:text-properties fo:font-size="12pt" fo:font-weight="normal" officeooo:paragraph-rsid="009e1afa" style:font-size-asian="10.5pt" style:font-weight-asian="normal" style:font-size-complex="12pt" style:font-weight-complex="normal"/>
    </style:style>
    <style:style style:name="P188" style:family="paragraph" style:parent-style-name="Standard" style:list-style-name="L1">
      <style:text-properties fo:font-size="12pt" fo:font-weight="normal" officeooo:paragraph-rsid="009c31f7" style:font-size-asian="10.5pt" style:font-weight-asian="normal" style:font-size-complex="12pt" style:font-weight-complex="normal"/>
    </style:style>
    <style:style style:name="P189" style:family="paragraph" style:parent-style-name="Standard" style:list-style-name="L1">
      <style:text-properties fo:font-size="12pt" fo:font-weight="normal" officeooo:paragraph-rsid="00ad7900" style:font-size-asian="10.5pt" style:font-weight-asian="normal" style:font-size-complex="12pt" style:font-weight-complex="normal"/>
    </style:style>
    <style:style style:name="P190" style:family="paragraph" style:parent-style-name="Standard" style:list-style-name="L1">
      <style:text-properties fo:font-size="12pt" fo:font-weight="normal" officeooo:paragraph-rsid="00aec9f1" style:font-size-asian="10.5pt" style:font-weight-asian="normal" style:font-size-complex="12pt" style:font-weight-complex="normal"/>
    </style:style>
    <style:style style:name="P191" style:family="paragraph" style:parent-style-name="Standard" style:list-style-name="L1">
      <style:text-properties fo:font-size="12pt" fo:font-weight="normal" officeooo:paragraph-rsid="00b12afc" style:font-size-asian="10.5pt" style:font-weight-asian="normal" style:font-size-complex="12pt" style:font-weight-complex="normal"/>
    </style:style>
    <style:style style:name="P192" style:family="paragraph" style:parent-style-name="Standard" style:list-style-name="L1">
      <style:text-properties fo:font-size="12pt" fo:font-weight="normal" officeooo:paragraph-rsid="00b2f483" style:font-size-asian="10.5pt" style:font-weight-asian="normal" style:font-size-complex="12pt" style:font-weight-complex="normal"/>
    </style:style>
    <style:style style:name="P193" style:family="paragraph" style:parent-style-name="Standard" style:list-style-name="L1">
      <style:text-properties fo:font-size="12pt" fo:font-weight="normal" officeooo:paragraph-rsid="00b3d369" style:font-size-asian="10.5pt" style:font-weight-asian="normal" style:font-size-complex="12pt" style:font-weight-complex="normal"/>
    </style:style>
    <style:style style:name="P194" style:family="paragraph" style:parent-style-name="Standard" style:list-style-name="L1">
      <style:text-properties fo:font-size="12pt" fo:font-weight="normal" officeooo:paragraph-rsid="00b51661" style:font-size-asian="10.5pt" style:font-weight-asian="normal" style:font-size-complex="12pt" style:font-weight-complex="normal"/>
    </style:style>
    <style:style style:name="P195" style:family="paragraph" style:parent-style-name="Standard" style:list-style-name="L1">
      <style:text-properties fo:font-size="12pt" fo:font-weight="normal" officeooo:paragraph-rsid="00b94f9b" style:font-size-asian="10.5pt" style:font-weight-asian="normal" style:font-size-complex="12pt" style:font-weight-complex="normal"/>
    </style:style>
    <style:style style:name="P196" style:family="paragraph" style:parent-style-name="Standard" style:list-style-name="L1">
      <style:text-properties fo:font-size="12pt" fo:font-weight="normal" officeooo:paragraph-rsid="00c5b8ad" style:font-size-asian="10.5pt" style:font-weight-asian="normal" style:font-size-complex="12pt" style:font-weight-complex="normal"/>
    </style:style>
    <style:style style:name="P197" style:family="paragraph" style:parent-style-name="Standard" style:list-style-name="L1">
      <style:text-properties fo:font-size="12pt" fo:font-weight="normal" officeooo:paragraph-rsid="00c703f7" style:font-size-asian="10.5pt" style:font-weight-asian="normal" style:font-size-complex="12pt" style:font-weight-complex="normal"/>
    </style:style>
    <style:style style:name="P198" style:family="paragraph" style:parent-style-name="Standard" style:list-style-name="L1">
      <style:text-properties fo:font-size="12pt" fo:font-weight="normal" officeooo:paragraph-rsid="00c70511" style:font-size-asian="10.5pt" style:font-weight-asian="normal" style:font-size-complex="12pt" style:font-weight-complex="normal"/>
    </style:style>
    <style:style style:name="P199" style:family="paragraph" style:parent-style-name="Standard" style:list-style-name="L1">
      <style:text-properties fo:font-size="12pt" fo:font-weight="normal" officeooo:paragraph-rsid="00c47f42" style:font-size-asian="10.5pt" style:font-weight-asian="normal" style:font-size-complex="12pt" style:font-weight-complex="normal"/>
    </style:style>
    <style:style style:name="P200" style:family="paragraph" style:parent-style-name="Standard" style:list-style-name="L1">
      <style:text-properties fo:font-size="12pt" fo:font-weight="normal" officeooo:rsid="008b2893" officeooo:paragraph-rsid="00b51661" style:font-size-asian="10.5pt" style:font-weight-asian="normal" style:font-size-complex="12pt" style:font-weight-complex="normal"/>
    </style:style>
    <style:style style:name="P201" style:family="paragraph" style:parent-style-name="Standard" style:list-style-name="L1">
      <style:text-properties fo:font-size="12pt" fo:font-weight="normal" officeooo:rsid="008b2893" officeooo:paragraph-rsid="00b632aa" style:font-size-asian="10.5pt" style:font-weight-asian="normal" style:font-size-complex="12pt" style:font-weight-complex="normal"/>
    </style:style>
    <style:style style:name="P202" style:family="paragraph" style:parent-style-name="Standard" style:list-style-name="L1">
      <style:text-properties fo:font-size="12pt" fo:font-style="normal" officeooo:paragraph-rsid="00c258d6" style:font-size-asian="12pt" style:font-style-asian="normal" style:font-size-complex="12pt" style:font-style-complex="normal"/>
    </style:style>
    <style:style style:name="P203" style:family="paragraph" style:parent-style-name="Standard" style:list-style-name="L1">
      <style:text-properties fo:font-size="12pt" fo:font-style="normal" officeooo:paragraph-rsid="00c2a5e9" style:font-size-asian="12pt" style:font-style-asian="normal" style:font-size-complex="12pt" style:font-style-complex="normal"/>
    </style:style>
    <style:style style:name="P204" style:family="paragraph" style:parent-style-name="Standard">
      <style:text-properties fo:font-size="12pt" fo:font-style="normal" fo:font-weight="normal" officeooo:rsid="008b2893" officeooo:paragraph-rsid="00c258d6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italic" fo:font-weight="normal" officeooo:rsid="008b2893" officeooo:paragraph-rsid="00c4242f" style:font-size-asian="10.5pt" style:font-style-asian="italic" style:font-weight-asian="normal" style:font-size-complex="12pt" style:font-style-complex="italic" style:font-weight-complex="normal"/>
    </style:style>
    <style:style style:name="P206" style:family="paragraph" style:parent-style-name="Standard">
      <style:text-properties fo:font-size="12pt" fo:font-style="italic" fo:font-weight="normal" officeooo:rsid="008b2893" officeooo:paragraph-rsid="00c47f42" style:font-size-asian="10.5pt" style:font-style-asian="italic" style:font-weight-asian="normal" style:font-size-complex="12pt" style:font-style-complex="italic" style:font-weight-complex="normal"/>
    </style:style>
    <style:style style:name="P207" style:family="paragraph" style:parent-style-name="Standard" style:list-style-name="L1">
      <style:text-properties fo:font-size="12pt" fo:font-style="italic" fo:font-weight="normal" officeooo:rsid="00a360e1" officeooo:paragraph-rsid="00c80977" style:font-size-asian="10.5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 style:list-style-name="L1">
      <style:text-properties officeooo:rsid="009e1afa" officeooo:paragraph-rsid="009e1afa"/>
    </style:style>
    <style:style style:name="P209" style:family="paragraph" style:parent-style-name="Standard" style:list-style-name="L1">
      <style:text-properties officeooo:rsid="009e1afa" officeooo:paragraph-rsid="00b51661"/>
    </style:style>
    <style:style style:name="P210" style:family="paragraph" style:parent-style-name="Standard" style:list-style-name="L1">
      <style:text-properties officeooo:rsid="009ff1b1" officeooo:paragraph-rsid="009ff1b1"/>
    </style:style>
    <style:style style:name="P211" style:family="paragraph" style:parent-style-name="Standard" style:list-style-name="L1">
      <style:text-properties officeooo:rsid="009ff1b1" officeooo:paragraph-rsid="00be7898"/>
    </style:style>
    <style:style style:name="P212" style:family="paragraph" style:parent-style-name="Standard" style:list-style-name="L1">
      <style:text-properties officeooo:rsid="009ff1b1" officeooo:paragraph-rsid="00c134be"/>
    </style:style>
    <style:style style:name="P213" style:family="paragraph" style:parent-style-name="Standard" style:list-style-name="L1">
      <style:text-properties officeooo:rsid="00a132bf" officeooo:paragraph-rsid="00a132bf"/>
    </style:style>
    <style:style style:name="P214" style:family="paragraph" style:parent-style-name="Standard" style:list-style-name="L1">
      <style:text-properties officeooo:rsid="00a132bf" officeooo:paragraph-rsid="00be7898"/>
    </style:style>
    <style:style style:name="P215" style:family="paragraph" style:parent-style-name="Standard" style:list-style-name="L1">
      <style:text-properties officeooo:rsid="00a1b9f1" officeooo:paragraph-rsid="00a1b9f1"/>
    </style:style>
    <style:style style:name="P216" style:family="paragraph" style:parent-style-name="Standard" style:list-style-name="L1">
      <style:text-properties officeooo:rsid="00a1b9f1" officeooo:paragraph-rsid="00c258d6"/>
    </style:style>
    <style:style style:name="P217" style:family="paragraph" style:parent-style-name="Standard" style:list-style-name="L1">
      <style:text-properties officeooo:rsid="00a4f4a2" officeooo:paragraph-rsid="00a4f4a2"/>
    </style:style>
    <style:style style:name="P218" style:family="paragraph" style:parent-style-name="Standard" style:list-style-name="L1">
      <style:text-properties officeooo:rsid="00a4f4a2" officeooo:paragraph-rsid="00c258d6"/>
    </style:style>
    <style:style style:name="P219" style:family="paragraph" style:parent-style-name="Standard" style:list-style-name="L1">
      <style:text-properties officeooo:rsid="00a4f4a2" officeooo:paragraph-rsid="00c4242f"/>
    </style:style>
    <style:style style:name="P220" style:family="paragraph" style:parent-style-name="Standard" style:list-style-name="L1">
      <style:text-properties officeooo:rsid="00accd94" officeooo:paragraph-rsid="00accd94"/>
    </style:style>
    <style:style style:name="P221" style:family="paragraph" style:parent-style-name="Standard" style:list-style-name="L1">
      <style:text-properties officeooo:rsid="00b51661" officeooo:paragraph-rsid="00b51661"/>
    </style:style>
    <style:style style:name="P222" style:family="paragraph" style:parent-style-name="Standard" style:list-style-name="L1">
      <style:text-properties officeooo:rsid="00b94f9b" officeooo:paragraph-rsid="00b94f9b"/>
    </style:style>
    <style:style style:name="P223" style:family="paragraph" style:parent-style-name="Standard" style:list-style-name="L1">
      <style:text-properties officeooo:rsid="00c134be" officeooo:paragraph-rsid="00c134be"/>
    </style:style>
    <style:style style:name="P224" style:family="paragraph" style:parent-style-name="Standard" style:list-style-name="L1">
      <style:text-properties officeooo:rsid="00c258d6" officeooo:paragraph-rsid="00c258d6"/>
    </style:style>
    <style:style style:name="P225" style:family="paragraph" style:parent-style-name="Standard" style:list-style-name="L1">
      <style:text-properties officeooo:rsid="00c4242f" officeooo:paragraph-rsid="00c4242f"/>
    </style:style>
    <style:style style:name="P226" style:family="paragraph" style:parent-style-name="Standard">
      <style:text-properties officeooo:paragraph-rsid="00be7898"/>
    </style:style>
    <style:style style:name="P227" style:family="paragraph" style:parent-style-name="Text_20_body" style:list-style-name="L2">
      <style:paragraph-properties fo:padding="0.0193in" fo:border="0.06pt solid #e3e3e3"/>
      <style:text-properties officeooo:paragraph-rsid="005d9911"/>
    </style:style>
    <style:style style:name="P228" style:family="paragraph" style:parent-style-name="Text_20_body" style:list-style-name="L3">
      <style:paragraph-properties fo:padding="0.0193in" fo:border="0.06pt solid #e3e3e3"/>
      <style:text-properties officeooo:paragraph-rsid="0083145e"/>
    </style:style>
    <style:style style:name="P229" style:family="paragraph" style:parent-style-name="Text_20_body" style:list-style-name="L3">
      <style:paragraph-properties fo:padding="0.0193in" fo:border="0.06pt solid #e3e3e3"/>
      <style:text-properties officeooo:paragraph-rsid="00887da7"/>
    </style:style>
    <style:style style:name="T1" style:family="text">
      <style:text-properties loext:padding="0.0193in" loext:border="0.06pt solid #e3e3e3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378bb1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60db4d" style:font-size-asian="15pt" style:font-weight-asian="bold" style:font-size-complex="15pt" style:font-weight-complex="bold" loext:padding="0.0193in" loext:border="0.06pt solid #e3e3e3"/>
    </style:style>
    <style:style style:name="T5" style:family="text">
      <style:text-properties fo:font-size="15pt" fo:font-weight="bold" officeooo:rsid="00617a05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617a05" style:font-size-asian="15pt" style:font-weight-asian="bold" style:font-size-complex="15pt" style:font-weight-complex="bold" loext:padding="0.0193in" loext:border="0.06pt solid #e3e3e3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60b39a" style:font-size-asian="18pt" style:font-weight-asian="bold" style:font-size-complex="18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officeooo:rsid="007895f1" style:font-size-asian="18pt" style:font-weight-asian="bold" style:font-size-complex="18pt" style:font-weight-complex="bold"/>
    </style:style>
    <style:style style:name="T10" style:family="text">
      <style:text-properties fo:font-size="18pt" style:text-underline-style="solid" style:text-underline-width="auto" style:text-underline-color="font-color" fo:font-weight="bold" officeooo:rsid="007a439e" style:font-size-asian="18pt" style:font-weight-asian="bold" style:font-size-complex="18pt" style:font-weight-complex="bold"/>
    </style:style>
    <style:style style:name="T11" style:family="text">
      <style:text-properties fo:font-size="18pt" style:text-underline-style="solid" style:text-underline-width="auto" style:text-underline-color="font-color" fo:font-weight="bold" officeooo:rsid="007e6721" style:font-size-asian="18pt" style:font-weight-asian="bold" style:font-size-complex="18pt" style:font-weight-complex="bold"/>
    </style:style>
    <style:style style:name="T12" style:family="text">
      <style:text-properties fo:font-size="18pt" style:text-underline-style="solid" style:text-underline-width="auto" style:text-underline-color="font-color" fo:font-weight="bold" officeooo:rsid="007e9071" style:font-size-asian="18pt" style:font-weight-asian="bold" style:font-size-complex="18pt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bold" officeooo:rsid="007f183a" style:font-size-asian="18pt" style:font-weight-asian="bold" style:font-size-complex="18pt" style:font-weight-complex="bold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officeooo:rsid="0060db4d"/>
    </style:style>
    <style:style style:name="T16" style:family="text">
      <style:text-properties officeooo:rsid="0060db4d" loext:padding="0.0193in" loext:border="0.06pt solid #e3e3e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60db4d" style:font-weight-asian="bold" style:font-weight-complex="bold" loext:padding="0.0193in" loext:border="0.06pt solid #e3e3e3"/>
    </style:style>
    <style:style style:name="T19" style:family="text">
      <style:text-properties fo:font-weight="bold" officeooo:rsid="00617a05" style:font-weight-asian="bold" style:font-weight-complex="bold" loext:padding="0.0193in" loext:border="0.06pt solid #e3e3e3"/>
    </style:style>
    <style:style style:name="T20" style:family="text">
      <style:text-properties fo:font-weight="bold" officeooo:rsid="0062f083" style:font-weight-asian="bold" style:font-weight-complex="bold" loext:padding="0.0193in" loext:border="0.06pt solid #e3e3e3"/>
    </style:style>
    <style:style style:name="T21" style:family="text">
      <style:text-properties fo:font-weight="bold" officeooo:rsid="00648f7d" style:font-weight-asian="bold" style:font-weight-complex="bold" loext:padding="0.0193in" loext:border="0.06pt solid #e3e3e3"/>
    </style:style>
    <style:style style:name="T22" style:family="text">
      <style:text-properties fo:font-weight="bold" officeooo:rsid="0065459e" style:font-weight-asian="bold" style:font-weight-complex="bold" loext:padding="0.0193in" loext:border="0.06pt solid #e3e3e3"/>
    </style:style>
    <style:style style:name="T23" style:family="text">
      <style:text-properties fo:font-weight="bold" officeooo:rsid="0065e93b" style:font-weight-asian="bold" style:font-weight-complex="bold" loext:padding="0.0193in" loext:border="0.06pt solid #e3e3e3"/>
    </style:style>
    <style:style style:name="T24" style:family="text">
      <style:text-properties fo:font-weight="bold" officeooo:rsid="0068159b" style:font-weight-asian="bold" style:font-weight-complex="bold" loext:padding="0.0193in" loext:border="0.06pt solid #e3e3e3"/>
    </style:style>
    <style:style style:name="T25" style:family="text">
      <style:text-properties fo:font-weight="bold" officeooo:rsid="006992ac" style:font-weight-asian="bold" style:font-weight-complex="bold" loext:padding="0.0193in" loext:border="0.06pt solid #e3e3e3"/>
    </style:style>
    <style:style style:name="T26" style:family="text">
      <style:text-properties fo:font-weight="bold" officeooo:rsid="006a9046" style:font-weight-asian="bold" style:font-weight-complex="bold" loext:padding="0.0193in" loext:border="0.06pt solid #e3e3e3"/>
    </style:style>
    <style:style style:name="T27" style:family="text">
      <style:text-properties fo:font-weight="bold" officeooo:rsid="006c77a2" style:font-weight-asian="bold" style:font-weight-complex="bold" loext:padding="0.0193in" loext:border="0.06pt solid #e3e3e3"/>
    </style:style>
    <style:style style:name="T28" style:family="text">
      <style:text-properties fo:font-weight="bold" officeooo:rsid="006e10d8" style:font-weight-asian="bold" style:font-weight-complex="bold" loext:padding="0.0193in" loext:border="0.06pt solid #e3e3e3"/>
    </style:style>
    <style:style style:name="T29" style:family="text">
      <style:text-properties fo:font-weight="bold" officeooo:rsid="00710c7d" style:font-weight-asian="bold" style:font-weight-complex="bold" loext:padding="0.0193in" loext:border="0.06pt solid #e3e3e3"/>
    </style:style>
    <style:style style:name="T30" style:family="text">
      <style:text-properties fo:font-weight="bold" officeooo:rsid="0076b368" style:font-weight-asian="bold" style:font-weight-complex="bold" loext:padding="0.0193in" loext:border="0.06pt solid #e3e3e3"/>
    </style:style>
    <style:style style:name="T31" style:family="text">
      <style:text-properties fo:font-weight="bold" officeooo:rsid="007a439e" style:font-weight-asian="bold" style:font-weight-complex="bold" loext:padding="0.0193in" loext:border="0.06pt solid #e3e3e3"/>
    </style:style>
    <style:style style:name="T32" style:family="text">
      <style:text-properties fo:font-weight="bold" officeooo:rsid="007cc993" style:font-weight-asian="bold" style:font-weight-complex="bold" loext:padding="0.0193in" loext:border="0.06pt solid #e3e3e3"/>
    </style:style>
    <style:style style:name="T33" style:family="text">
      <style:text-properties fo:font-weight="bold" officeooo:rsid="007e6721" style:font-weight-asian="bold" style:font-weight-complex="bold" loext:padding="0.0193in" loext:border="0.06pt solid #e3e3e3"/>
    </style:style>
    <style:style style:name="T34" style:family="text">
      <style:text-properties fo:font-weight="bold" officeooo:rsid="007e6e16" style:font-weight-asian="bold" style:font-weight-complex="bold" loext:padding="0.0193in" loext:border="0.06pt solid #e3e3e3"/>
    </style:style>
    <style:style style:name="T35" style:family="text">
      <style:text-properties fo:font-weight="bold" officeooo:rsid="007e9071" style:font-weight-asian="bold" style:font-weight-complex="bold" loext:padding="0.0193in" loext:border="0.06pt solid #e3e3e3"/>
    </style:style>
    <style:style style:name="T36" style:family="text">
      <style:text-properties fo:font-weight="bold" officeooo:rsid="007f183a" style:font-weight-asian="bold" style:font-weight-complex="bold" loext:padding="0.0193in" loext:border="0.06pt solid #e3e3e3"/>
    </style:style>
    <style:style style:name="T37" style:family="text">
      <style:text-properties fo:font-weight="bold" officeooo:rsid="0080004f" style:font-weight-asian="bold" style:font-weight-complex="bold" loext:padding="0.0193in" loext:border="0.06pt solid #e3e3e3"/>
    </style:style>
    <style:style style:name="T38" style:family="text">
      <style:text-properties fo:font-weight="bold" officeooo:rsid="00820c10" style:font-weight-asian="bold" style:font-weight-complex="bold" loext:padding="0.0193in" loext:border="0.06pt solid #e3e3e3"/>
    </style:style>
    <style:style style:name="T39" style:family="text">
      <style:text-properties fo:font-weight="bold" officeooo:rsid="0084cc2d" style:font-weight-asian="bold" style:font-weight-complex="bold" loext:padding="0.0193in" loext:border="0.06pt solid #e3e3e3"/>
    </style:style>
    <style:style style:name="T40" style:family="text">
      <style:text-properties fo:font-weight="bold" officeooo:rsid="00864290" style:font-weight-asian="bold" style:font-weight-complex="bold"/>
    </style:style>
    <style:style style:name="T41" style:family="text">
      <style:text-properties fo:font-weight="bold" officeooo:rsid="00887da7" style:font-weight-asian="bold" style:font-weight-complex="bold"/>
    </style:style>
    <style:style style:name="T42" style:family="text">
      <style:text-properties fo:font-weight="bold" officeooo:rsid="0089190f" style:font-weight-asian="bold" style:font-weight-complex="bold"/>
    </style:style>
    <style:style style:name="T43" style:family="text">
      <style:text-properties fo:font-weight="bold" officeooo:rsid="008b2893" style:font-weight-asian="bold" style:font-weight-complex="bold" loext:padding="0.0193in" loext:border="0.06pt solid #e3e3e3"/>
    </style:style>
    <style:style style:name="T44" style:family="text">
      <style:text-properties fo:font-weight="bold" officeooo:rsid="00909474" style:font-weight-asian="bold" style:font-weight-complex="bold" loext:padding="0.0193in" loext:border="0.06pt solid #e3e3e3"/>
    </style:style>
    <style:style style:name="T45" style:family="text">
      <style:text-properties fo:font-weight="bold" officeooo:rsid="0092058c" style:font-weight-asian="bold" style:font-weight-complex="bold" loext:padding="0.0193in" loext:border="0.06pt solid #e3e3e3"/>
    </style:style>
    <style:style style:name="T46" style:family="text">
      <style:text-properties fo:font-weight="bold" officeooo:rsid="009220e9" style:font-weight-asian="bold" style:font-weight-complex="bold" loext:padding="0.0193in" loext:border="0.06pt solid #e3e3e3"/>
    </style:style>
    <style:style style:name="T47" style:family="text">
      <style:text-properties fo:font-weight="bold" officeooo:rsid="0096d4a4" style:font-weight-asian="bold" style:font-weight-complex="bold" loext:padding="0.0193in" loext:border="0.06pt solid #e3e3e3"/>
    </style:style>
    <style:style style:name="T48" style:family="text">
      <style:text-properties fo:font-weight="bold" officeooo:rsid="00984c99" style:font-weight-asian="bold" style:font-weight-complex="bold" loext:padding="0.0193in" loext:border="0.06pt solid #e3e3e3"/>
    </style:style>
    <style:style style:name="T49" style:family="text">
      <style:text-properties fo:font-weight="bold" officeooo:rsid="00990ade" style:font-weight-asian="bold" style:font-weight-complex="bold" loext:padding="0.0193in" loext:border="0.06pt solid #e3e3e3"/>
    </style:style>
    <style:style style:name="T50" style:family="text">
      <style:text-properties fo:font-weight="bold" officeooo:rsid="009c31f7" style:font-weight-asian="bold" style:font-weight-complex="bold" loext:padding="0.0193in" loext:border="0.06pt solid #e3e3e3"/>
    </style:style>
    <style:style style:name="T51" style:family="text">
      <style:text-properties fo:font-weight="bold" officeooo:rsid="009c418b" style:font-weight-asian="bold" style:font-weight-complex="bold" loext:padding="0.0193in" loext:border="0.06pt solid #e3e3e3"/>
    </style:style>
    <style:style style:name="T52" style:family="text">
      <style:text-properties fo:font-weight="bold" officeooo:rsid="009e1afa" style:font-weight-asian="bold" style:font-weight-complex="bold" loext:padding="0.0193in" loext:border="0.06pt solid #e3e3e3"/>
    </style:style>
    <style:style style:name="T53" style:family="text">
      <style:text-properties fo:font-weight="bold" officeooo:rsid="009ff1b1" style:font-weight-asian="bold" style:font-weight-complex="bold" loext:padding="0.0193in" loext:border="0.06pt solid #e3e3e3"/>
    </style:style>
    <style:style style:name="T54" style:family="text">
      <style:text-properties fo:font-weight="bold" officeooo:rsid="00a132bf" style:font-weight-asian="bold" style:font-weight-complex="bold" loext:padding="0.0193in" loext:border="0.06pt solid #e3e3e3"/>
    </style:style>
    <style:style style:name="T55" style:family="text">
      <style:text-properties fo:font-weight="bold" officeooo:rsid="00a360e1" style:font-weight-asian="bold" style:font-weight-complex="bold" loext:padding="0.0193in" loext:border="0.06pt solid #e3e3e3"/>
    </style:style>
    <style:style style:name="T56" style:family="text">
      <style:text-properties fo:font-weight="bold" officeooo:rsid="00a4f4a2" style:font-weight-asian="bold" style:font-weight-complex="bold" loext:padding="0.0193in" loext:border="0.06pt solid #e3e3e3"/>
    </style:style>
    <style:style style:name="T57" style:family="text">
      <style:text-properties fo:font-weight="bold" officeooo:rsid="00aadc7b" style:font-weight-asian="bold" style:font-weight-complex="bold" loext:padding="0.0193in" loext:border="0.06pt solid #e3e3e3"/>
    </style:style>
    <style:style style:name="T58" style:family="text">
      <style:text-properties fo:font-weight="bold" officeooo:rsid="00accd94" style:font-weight-asian="bold" style:font-weight-complex="bold" loext:padding="0.0193in" loext:border="0.06pt solid #e3e3e3"/>
    </style:style>
    <style:style style:name="T59" style:family="text">
      <style:text-properties fo:font-weight="bold" officeooo:rsid="00ad7900" style:font-weight-asian="bold" style:font-weight-complex="bold" loext:padding="0.0193in" loext:border="0.06pt solid #e3e3e3"/>
    </style:style>
    <style:style style:name="T60" style:family="text">
      <style:text-properties fo:font-weight="bold" officeooo:rsid="00b12afc" style:font-weight-asian="bold" style:font-weight-complex="bold" loext:padding="0.0193in" loext:border="0.06pt solid #e3e3e3"/>
    </style:style>
    <style:style style:name="T61" style:family="text">
      <style:text-properties fo:font-weight="bold" officeooo:rsid="00b1916c" style:font-weight-asian="bold" style:font-weight-complex="bold" loext:padding="0.0193in" loext:border="0.06pt solid #e3e3e3"/>
    </style:style>
    <style:style style:name="T62" style:family="text">
      <style:text-properties fo:font-weight="bold" officeooo:rsid="00b2d238" style:font-weight-asian="bold" style:font-weight-complex="bold" loext:padding="0.0193in" loext:border="0.06pt solid #e3e3e3"/>
    </style:style>
    <style:style style:name="T63" style:family="text">
      <style:text-properties fo:font-weight="bold" officeooo:rsid="00b3d369" style:font-weight-asian="bold" style:font-weight-complex="bold" loext:padding="0.0193in" loext:border="0.06pt solid #e3e3e3"/>
    </style:style>
    <style:style style:name="T64" style:family="text">
      <style:text-properties fo:font-weight="bold" officeooo:rsid="00b51661" style:font-weight-asian="bold" style:font-weight-complex="bold" loext:padding="0.0193in" loext:border="0.06pt solid #e3e3e3"/>
    </style:style>
    <style:style style:name="T65" style:family="text">
      <style:text-properties fo:font-weight="bold" officeooo:rsid="00b632aa" style:font-weight-asian="bold" style:font-weight-complex="bold" loext:padding="0.0193in" loext:border="0.06pt solid #e3e3e3"/>
    </style:style>
    <style:style style:name="T66" style:family="text">
      <style:text-properties fo:font-weight="bold" officeooo:rsid="00b7afd8" style:font-weight-asian="bold" style:font-weight-complex="bold" loext:padding="0.0193in" loext:border="0.06pt solid #e3e3e3"/>
    </style:style>
    <style:style style:name="T67" style:family="text">
      <style:text-properties fo:font-weight="bold" officeooo:rsid="00b94f9b" style:font-weight-asian="bold" style:font-weight-complex="bold" loext:padding="0.0193in" loext:border="0.06pt solid #e3e3e3"/>
    </style:style>
    <style:style style:name="T68" style:family="text">
      <style:text-properties fo:font-weight="bold" officeooo:rsid="00be7898" style:font-weight-asian="bold" style:font-weight-complex="bold" loext:padding="0.0193in" loext:border="0.06pt solid #e3e3e3"/>
    </style:style>
    <style:style style:name="T69" style:family="text">
      <style:text-properties fo:font-weight="bold" style:font-weight-asian="bold" style:font-weight-complex="bold" loext:padding="0.0193in" loext:border="0.06pt solid #e3e3e3"/>
    </style:style>
    <style:style style:name="T70" style:family="text">
      <style:text-properties fo:font-weight="bold" officeooo:rsid="00bf83e4" style:font-weight-asian="bold" style:font-weight-complex="bold" loext:padding="0.0193in" loext:border="0.06pt solid #e3e3e3"/>
    </style:style>
    <style:style style:name="T71" style:family="text">
      <style:text-properties fo:font-weight="bold" officeooo:rsid="00c134be" style:font-weight-asian="bold" style:font-weight-complex="bold" loext:padding="0.0193in" loext:border="0.06pt solid #e3e3e3"/>
    </style:style>
    <style:style style:name="T72" style:family="text">
      <style:text-properties fo:font-weight="bold" officeooo:rsid="00c258d6" style:font-weight-asian="bold" style:font-weight-complex="bold" loext:padding="0.0193in" loext:border="0.06pt solid #e3e3e3"/>
    </style:style>
    <style:style style:name="T73" style:family="text">
      <style:text-properties fo:font-weight="bold" officeooo:rsid="00c2a5e9" style:font-weight-asian="bold" style:font-weight-complex="bold" loext:padding="0.0193in" loext:border="0.06pt solid #e3e3e3"/>
    </style:style>
    <style:style style:name="T74" style:family="text">
      <style:text-properties fo:font-weight="bold" officeooo:rsid="00c5b8ad" style:font-weight-asian="bold" style:font-weight-complex="bold" loext:padding="0.0193in" loext:border="0.06pt solid #e3e3e3"/>
    </style:style>
    <style:style style:name="T75" style:family="text">
      <style:text-properties fo:font-weight="bold" officeooo:rsid="00c703f7" style:font-weight-asian="bold" style:font-weight-complex="bold" loext:padding="0.0193in" loext:border="0.06pt solid #e3e3e3"/>
    </style:style>
    <style:style style:name="T76" style:family="text">
      <style:text-properties fo:font-weight="bold" officeooo:rsid="00c70511" style:font-weight-asian="bold" style:font-weight-complex="bold" loext:padding="0.0193in" loext:border="0.06pt solid #e3e3e3"/>
    </style:style>
    <style:style style:name="T77" style:family="text">
      <style:text-properties fo:font-weight="bold" officeooo:rsid="00c80977" style:font-weight-asian="bold" style:font-weight-complex="bold" loext:padding="0.0193in" loext:border="0.06pt solid #e3e3e3"/>
    </style:style>
    <style:style style:name="T78" style:family="text">
      <style:text-properties fo:font-weight="bold" officeooo:rsid="00c8748d" style:font-weight-asian="bold" style:font-weight-complex="bold" loext:padding="0.0193in" loext:border="0.06pt solid #e3e3e3"/>
    </style:style>
    <style:style style:name="T79" style:family="text">
      <style:text-properties officeooo:rsid="00617a05"/>
    </style:style>
    <style:style style:name="T80" style:family="text">
      <style:text-properties officeooo:rsid="00617a05" loext:padding="0.0193in" loext:border="0.06pt solid #e3e3e3"/>
    </style:style>
    <style:style style:name="T81" style:family="text">
      <style:text-properties officeooo:rsid="0062f083"/>
    </style:style>
    <style:style style:name="T82" style:family="text">
      <style:text-properties officeooo:rsid="0062f083" loext:padding="0.0193in" loext:border="0.06pt solid #e3e3e3"/>
    </style:style>
    <style:style style:name="T83" style:family="text">
      <style:text-properties officeooo:rsid="0065459e" loext:padding="0.0193in" loext:border="0.06pt solid #e3e3e3"/>
    </style:style>
    <style:style style:name="T84" style:family="text">
      <style:text-properties officeooo:rsid="0065e93b" loext:padding="0.0193in" loext:border="0.06pt solid #e3e3e3"/>
    </style:style>
    <style:style style:name="T85" style:family="text">
      <style:text-properties officeooo:rsid="006a9046" loext:padding="0.0193in" loext:border="0.06pt solid #e3e3e3"/>
    </style:style>
    <style:style style:name="T86" style:family="text">
      <style:text-properties officeooo:rsid="006c77a2"/>
    </style:style>
    <style:style style:name="T87" style:family="text">
      <style:text-properties officeooo:rsid="006e10d8" loext:padding="0.0193in" loext:border="0.06pt solid #e3e3e3"/>
    </style:style>
    <style:style style:name="T88" style:family="text">
      <style:text-properties officeooo:rsid="006e8896" loext:padding="0.0193in" loext:border="0.06pt solid #e3e3e3"/>
    </style:style>
    <style:style style:name="T89" style:family="text">
      <style:text-properties officeooo:rsid="00726c5d" loext:padding="0.0193in" loext:border="0.06pt solid #e3e3e3"/>
    </style:style>
    <style:style style:name="T90" style:family="text">
      <style:text-properties officeooo:rsid="007e6721" loext:padding="0.0193in" loext:border="0.06pt solid #e3e3e3"/>
    </style:style>
    <style:style style:name="T91" style:family="text">
      <style:text-properties officeooo:rsid="0084cc2d"/>
    </style:style>
    <style:style style:name="T92" style:family="text">
      <style:text-properties officeooo:rsid="00864290"/>
    </style:style>
    <style:style style:name="T93" style:family="text">
      <style:text-properties officeooo:rsid="00887da7"/>
    </style:style>
    <style:style style:name="T94" style:family="text">
      <style:text-properties officeooo:rsid="0089190f"/>
    </style:style>
    <style:style style:name="T95" style:family="text">
      <style:text-properties officeooo:rsid="0089b33a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089190f" style:font-style-asian="italic" style:font-style-complex="italic"/>
    </style:style>
    <style:style style:name="T98" style:family="text">
      <style:text-properties fo:font-style="italic" officeooo:rsid="0089b33a" style:font-style-asian="italic" style:font-style-complex="italic"/>
    </style:style>
    <style:style style:name="T99" style:family="text">
      <style:text-properties fo:font-style="italic" officeooo:rsid="008b2893" style:font-style-asian="italic" style:font-style-complex="italic"/>
    </style:style>
    <style:style style:name="T100" style:family="text">
      <style:text-properties fo:font-style="italic" officeooo:rsid="0060db4d" style:font-style-asian="italic" style:font-style-complex="italic"/>
    </style:style>
    <style:style style:name="T101" style:family="text">
      <style:text-properties fo:font-style="italic" officeooo:rsid="008c9c8d" style:font-style-asian="italic" style:font-style-complex="italic"/>
    </style:style>
    <style:style style:name="T102" style:family="text">
      <style:text-properties fo:font-style="italic" officeooo:rsid="00909474" style:font-style-asian="italic" style:font-style-complex="italic"/>
    </style:style>
    <style:style style:name="T103" style:family="text">
      <style:text-properties fo:font-style="italic" officeooo:rsid="0092058c" style:font-style-asian="italic" style:font-style-complex="italic"/>
    </style:style>
    <style:style style:name="T104" style:family="text">
      <style:text-properties fo:font-style="italic" officeooo:rsid="009220e9" style:font-style-asian="italic" style:font-style-complex="italic"/>
    </style:style>
    <style:style style:name="T105" style:family="text">
      <style:text-properties fo:font-style="italic" officeooo:rsid="009594fd" style:font-style-asian="italic" style:font-style-complex="italic"/>
    </style:style>
    <style:style style:name="T106" style:family="text">
      <style:text-properties fo:font-style="italic" officeooo:rsid="0096d4a4" style:font-style-asian="italic" style:font-style-complex="italic"/>
    </style:style>
    <style:style style:name="T107" style:family="text">
      <style:text-properties fo:font-style="italic" officeooo:rsid="00984c99" style:font-style-asian="italic" style:font-style-complex="italic"/>
    </style:style>
    <style:style style:name="T108" style:family="text">
      <style:text-properties fo:font-style="italic" officeooo:rsid="00990ade" style:font-style-asian="italic" style:font-style-complex="italic"/>
    </style:style>
    <style:style style:name="T109" style:family="text">
      <style:text-properties fo:font-style="italic" officeooo:rsid="009c418b" style:font-style-asian="italic" style:font-style-complex="italic"/>
    </style:style>
    <style:style style:name="T110" style:family="text">
      <style:text-properties fo:font-style="italic" officeooo:rsid="009e1afa" style:font-style-asian="italic" style:font-style-complex="italic"/>
    </style:style>
    <style:style style:name="T111" style:family="text">
      <style:text-properties fo:font-style="italic" officeooo:rsid="009ff1b1" style:font-style-asian="italic" style:font-style-complex="italic"/>
    </style:style>
    <style:style style:name="T112" style:family="text">
      <style:text-properties fo:font-style="italic" officeooo:rsid="00a132bf" style:font-style-asian="italic" style:font-style-complex="italic"/>
    </style:style>
    <style:style style:name="T113" style:family="text">
      <style:text-properties fo:font-style="italic" officeooo:rsid="00a1b9f1" style:font-style-asian="italic" style:font-style-complex="italic"/>
    </style:style>
    <style:style style:name="T114" style:family="text">
      <style:text-properties fo:font-style="italic" officeooo:rsid="00a360e1" style:font-style-asian="italic" style:font-style-complex="italic"/>
    </style:style>
    <style:style style:name="T115" style:family="text">
      <style:text-properties fo:font-style="italic" officeooo:rsid="00a4f4a2" style:font-style-asian="italic" style:font-style-complex="italic"/>
    </style:style>
    <style:style style:name="T116" style:family="text">
      <style:text-properties fo:font-style="italic" officeooo:rsid="00a59a2e" style:font-style-asian="italic" style:font-style-complex="italic"/>
    </style:style>
    <style:style style:name="T117" style:family="text">
      <style:text-properties fo:font-style="italic" officeooo:rsid="00a8fc66" style:font-style-asian="italic" style:font-style-complex="italic"/>
    </style:style>
    <style:style style:name="T118" style:family="text">
      <style:text-properties fo:font-style="italic" officeooo:rsid="00aadc7b" style:font-style-asian="italic" style:font-style-complex="italic"/>
    </style:style>
    <style:style style:name="T119" style:family="text">
      <style:text-properties fo:font-style="italic" officeooo:rsid="00accd94" style:font-style-asian="italic" style:font-style-complex="italic"/>
    </style:style>
    <style:style style:name="T120" style:family="text">
      <style:text-properties fo:font-style="italic" officeooo:rsid="00ad7900" style:font-style-asian="italic" style:font-style-complex="italic"/>
    </style:style>
    <style:style style:name="T121" style:family="text">
      <style:text-properties fo:font-style="italic" officeooo:rsid="0062f083" style:font-style-asian="italic" style:font-style-complex="italic"/>
    </style:style>
    <style:style style:name="T122" style:family="text">
      <style:text-properties fo:font-style="italic" officeooo:rsid="00b12afc" style:font-style-asian="italic" style:font-style-complex="italic"/>
    </style:style>
    <style:style style:name="T123" style:family="text">
      <style:text-properties fo:font-style="italic" officeooo:rsid="00b1916c" style:font-style-asian="italic" style:font-style-complex="italic"/>
    </style:style>
    <style:style style:name="T124" style:family="text">
      <style:text-properties fo:font-style="italic" officeooo:rsid="00b2d238" style:font-style-asian="italic" style:font-style-complex="italic"/>
    </style:style>
    <style:style style:name="T125" style:family="text">
      <style:text-properties fo:font-style="italic" officeooo:rsid="00b3d369" style:font-style-asian="italic" style:font-style-complex="italic"/>
    </style:style>
    <style:style style:name="T126" style:family="text">
      <style:text-properties fo:font-style="italic" officeooo:rsid="00b51661" style:font-style-asian="italic" style:font-style-complex="italic"/>
    </style:style>
    <style:style style:name="T127" style:family="text">
      <style:text-properties fo:font-style="italic" officeooo:rsid="00b632aa" style:font-style-asian="italic" style:font-style-complex="italic"/>
    </style:style>
    <style:style style:name="T128" style:family="text">
      <style:text-properties fo:font-style="italic" officeooo:rsid="00b94f9b" style:font-style-asian="italic" style:font-style-complex="italic"/>
    </style:style>
    <style:style style:name="T129" style:family="text">
      <style:text-properties fo:font-style="italic" officeooo:rsid="00be7898" style:font-style-asian="italic" style:font-style-complex="italic"/>
    </style:style>
    <style:style style:name="T130" style:family="text">
      <style:text-properties fo:font-style="italic" officeooo:rsid="00bf83e4" style:font-style-asian="italic" style:font-style-complex="italic"/>
    </style:style>
    <style:style style:name="T131" style:family="text">
      <style:text-properties fo:font-style="italic" officeooo:rsid="00c134be" style:font-style-asian="italic" style:font-style-complex="italic"/>
    </style:style>
    <style:style style:name="T132" style:family="text">
      <style:text-properties fo:font-style="italic" officeooo:rsid="00926ced" style:font-style-asian="italic" style:font-style-complex="italic"/>
    </style:style>
    <style:style style:name="T133" style:family="text">
      <style:text-properties fo:font-style="italic" officeooo:rsid="00c258d6" style:font-style-asian="italic" style:font-style-complex="italic"/>
    </style:style>
    <style:style style:name="T134" style:family="text">
      <style:text-properties fo:font-style="italic" officeooo:rsid="00c3efde" style:font-style-asian="italic" style:font-style-complex="italic"/>
    </style:style>
    <style:style style:name="T135" style:family="text">
      <style:text-properties fo:font-style="italic" officeooo:rsid="00c5b8ad" style:font-style-asian="italic" style:font-style-complex="italic"/>
    </style:style>
    <style:style style:name="T136" style:family="text">
      <style:text-properties fo:font-style="italic" officeooo:rsid="00c70511" style:font-style-asian="italic" style:font-style-complex="italic"/>
    </style:style>
    <style:style style:name="T137" style:family="text">
      <style:text-properties fo:font-style="italic" fo:font-weight="normal" officeooo:rsid="008c9c8d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89b33a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08b2893" style:font-style-asian="italic" style:font-weight-asian="normal" style:font-style-complex="italic" style:font-weight-complex="normal"/>
    </style:style>
    <style:style style:name="T140" style:family="text">
      <style:text-properties fo:font-style="italic" fo:font-weight="normal" officeooo:rsid="0092058c" style:font-style-asian="italic" style:font-weight-asian="normal" style:font-style-complex="italic" style:font-weight-complex="normal"/>
    </style:style>
    <style:style style:name="T141" style:family="text">
      <style:text-properties officeooo:rsid="008b2893"/>
    </style:style>
    <style:style style:name="T142" style:family="text">
      <style:text-properties officeooo:rsid="008c9c8d"/>
    </style:style>
    <style:style style:name="T143" style:family="text">
      <style:text-properties officeooo:rsid="00909474"/>
    </style:style>
    <style:style style:name="T144" style:family="text">
      <style:text-properties officeooo:rsid="0092058c"/>
    </style:style>
    <style:style style:name="T145" style:family="text">
      <style:text-properties officeooo:rsid="009220e9"/>
    </style:style>
    <style:style style:name="T146" style:family="text">
      <style:text-properties officeooo:rsid="00926ced"/>
    </style:style>
    <style:style style:name="T147" style:family="text">
      <style:text-properties officeooo:rsid="0096d4a4"/>
    </style:style>
    <style:style style:name="T148" style:family="text">
      <style:text-properties officeooo:rsid="00984c99"/>
    </style:style>
    <style:style style:name="T149" style:family="text">
      <style:text-properties officeooo:rsid="0099a7a5"/>
    </style:style>
    <style:style style:name="T150" style:family="text">
      <style:text-properties officeooo:rsid="009c31f7"/>
    </style:style>
    <style:style style:name="T151" style:family="text">
      <style:text-properties officeooo:rsid="009c31f7" loext:padding="0.0193in" loext:border="0.06pt solid #e3e3e3"/>
    </style:style>
    <style:style style:name="T152" style:family="text">
      <style:text-properties fo:font-size="12pt" fo:font-weight="normal" style:font-size-asian="10.5pt" style:font-weight-asian="normal" style:font-size-complex="12pt" style:font-weight-complex="normal"/>
    </style:style>
    <style:style style:name="T153" style:family="text">
      <style:text-properties fo:font-size="12pt" fo:font-weight="normal" officeooo:rsid="008c9c8d" style:font-size-asian="10.5pt" style:font-weight-asian="normal" style:font-size-complex="12pt" style:font-weight-complex="normal"/>
    </style:style>
    <style:style style:name="T154" style:family="text">
      <style:text-properties fo:font-size="12pt" fo:font-weight="normal" officeooo:rsid="0089b33a" style:font-size-asian="10.5pt" style:font-weight-asian="normal" style:font-size-complex="12pt" style:font-weight-complex="normal"/>
    </style:style>
    <style:style style:name="T155" style:family="text">
      <style:text-properties fo:font-size="12pt" fo:font-weight="normal" officeooo:rsid="008b2893" style:font-size-asian="10.5pt" style:font-weight-asian="normal" style:font-size-complex="12pt" style:font-weight-complex="normal"/>
    </style:style>
    <style:style style:name="T156" style:family="text">
      <style:text-properties fo:font-size="12pt" fo:font-weight="normal" officeooo:rsid="009c31f7" style:font-size-asian="10.5pt" style:font-weight-asian="normal" style:font-size-complex="12pt" style:font-weight-complex="normal"/>
    </style:style>
    <style:style style:name="T157" style:family="text">
      <style:text-properties fo:font-size="12pt" fo:font-weight="normal" officeooo:rsid="00909474" style:font-size-asian="10.5pt" style:font-weight-asian="normal" style:font-size-complex="12pt" style:font-weight-complex="normal"/>
    </style:style>
    <style:style style:name="T158" style:family="text">
      <style:text-properties fo:font-size="12pt" fo:font-weight="normal" officeooo:rsid="00e21b9c" style:font-size-asian="10.5pt" style:font-weight-asian="normal" style:font-size-complex="12pt" style:font-weight-complex="normal"/>
    </style:style>
    <style:style style:name="T159" style:family="text">
      <style:text-properties fo:font-size="12pt" fo:font-weight="normal" officeooo:rsid="009cb520" style:font-size-asian="10.5pt" style:font-weight-asian="normal" style:font-size-complex="12pt" style:font-weight-complex="normal"/>
    </style:style>
    <style:style style:name="T160" style:family="text">
      <style:text-properties fo:font-size="12pt" fo:font-weight="normal" officeooo:rsid="0099f60b" style:font-size-asian="10.5pt" style:font-weight-asian="normal" style:font-size-complex="12pt" style:font-weight-complex="normal"/>
    </style:style>
    <style:style style:name="T161" style:family="text">
      <style:text-properties officeooo:rsid="009c418b"/>
    </style:style>
    <style:style style:name="T162" style:family="text">
      <style:text-properties officeooo:rsid="009e1afa"/>
    </style:style>
    <style:style style:name="T163" style:family="text">
      <style:text-properties fo:font-style="normal" officeooo:rsid="009e1afa" style:font-style-asian="normal" style:font-style-complex="normal"/>
    </style:style>
    <style:style style:name="T164" style:family="text">
      <style:text-properties fo:font-style="normal" officeooo:rsid="00b632aa" style:font-style-asian="normal" style:font-style-complex="normal"/>
    </style:style>
    <style:style style:name="T165" style:family="text">
      <style:text-properties officeooo:rsid="009ff1b1"/>
    </style:style>
    <style:style style:name="T166" style:family="text">
      <style:text-properties officeooo:rsid="00a132bf"/>
    </style:style>
    <style:style style:name="T167" style:family="text">
      <style:text-properties officeooo:rsid="00a1b9f1"/>
    </style:style>
    <style:style style:name="T168" style:family="text">
      <style:text-properties officeooo:rsid="00a360e1"/>
    </style:style>
    <style:style style:name="T169" style:family="text">
      <style:text-properties officeooo:rsid="00a59a2e"/>
    </style:style>
    <style:style style:name="T170" style:family="text">
      <style:text-properties officeooo:rsid="00a65fba"/>
    </style:style>
    <style:style style:name="T171" style:family="text">
      <style:text-properties officeooo:rsid="00a7526c"/>
    </style:style>
    <style:style style:name="T172" style:family="text">
      <style:text-properties officeooo:rsid="00a8fc66"/>
    </style:style>
    <style:style style:name="T173" style:family="text">
      <style:text-properties officeooo:rsid="00aadc7b"/>
    </style:style>
    <style:style style:name="T174" style:family="text">
      <style:text-properties officeooo:rsid="00accd94"/>
    </style:style>
    <style:style style:name="T175" style:family="text">
      <style:text-properties officeooo:rsid="00accd94" loext:padding="0.0193in" loext:border="0.06pt solid #e3e3e3"/>
    </style:style>
    <style:style style:name="T176" style:family="text">
      <style:text-properties officeooo:rsid="00ad7900"/>
    </style:style>
    <style:style style:name="T177" style:family="text">
      <style:text-properties officeooo:rsid="00aec9f1"/>
    </style:style>
    <style:style style:name="T178" style:family="text">
      <style:text-properties officeooo:rsid="00b12afc"/>
    </style:style>
    <style:style style:name="T179" style:family="text">
      <style:text-properties officeooo:rsid="00b1916c"/>
    </style:style>
    <style:style style:name="T180" style:family="text">
      <style:text-properties officeooo:rsid="00b2d238"/>
    </style:style>
    <style:style style:name="T181" style:family="text">
      <style:text-properties officeooo:rsid="00b2f483"/>
    </style:style>
    <style:style style:name="T182" style:family="text">
      <style:text-properties officeooo:rsid="00b3d369"/>
    </style:style>
    <style:style style:name="T183" style:family="text">
      <style:text-properties officeooo:rsid="00b3d369" loext:padding="0.0193in" loext:border="0.06pt solid #e3e3e3"/>
    </style:style>
    <style:style style:name="T184" style:family="text">
      <style:text-properties officeooo:rsid="00b51661"/>
    </style:style>
    <style:style style:name="T185" style:family="text">
      <style:text-properties officeooo:rsid="00b51661" loext:padding="0.0193in" loext:border="0.06pt solid #e3e3e3"/>
    </style:style>
    <style:style style:name="T186" style:family="text">
      <style:text-properties officeooo:rsid="00b632aa"/>
    </style:style>
    <style:style style:name="T187" style:family="text">
      <style:text-properties officeooo:rsid="00b7afd8"/>
    </style:style>
    <style:style style:name="T188" style:family="text">
      <style:text-properties officeooo:rsid="00b94f9b"/>
    </style:style>
    <style:style style:name="T189" style:family="text">
      <style:text-properties officeooo:rsid="00be7898"/>
    </style:style>
    <style:style style:name="T190" style:family="text">
      <style:text-properties officeooo:rsid="00bf83e4"/>
    </style:style>
    <style:style style:name="T191" style:family="text">
      <style:text-properties officeooo:rsid="00c134be"/>
    </style:style>
    <style:style style:name="T192" style:family="text">
      <style:text-properties officeooo:rsid="00c258d6"/>
    </style:style>
    <style:style style:name="T193" style:family="text">
      <style:text-properties fo:font-weight="normal" officeooo:rsid="008c9c8d" style:font-weight-asian="normal" style:font-weight-complex="normal"/>
    </style:style>
    <style:style style:name="T194" style:family="text">
      <style:text-properties fo:font-weight="normal" officeooo:rsid="0089b33a" style:font-weight-asian="normal" style:font-weight-complex="normal"/>
    </style:style>
    <style:style style:name="T195" style:family="text">
      <style:text-properties fo:font-weight="normal" officeooo:rsid="008b2893" style:font-weight-asian="normal" style:font-weight-complex="normal"/>
    </style:style>
    <style:style style:name="T196" style:family="text">
      <style:text-properties officeooo:rsid="00c3efde"/>
    </style:style>
    <style:style style:name="T197" style:family="text">
      <style:text-properties officeooo:rsid="00c47f42"/>
    </style:style>
    <style:style style:name="T198" style:family="text">
      <style:text-properties officeooo:rsid="00c5b8ad"/>
    </style:style>
    <style:style style:name="T199" style:family="text">
      <style:text-properties officeooo:rsid="00c703f7"/>
    </style:style>
    <style:style style:name="T200" style:family="text">
      <style:text-properties officeooo:rsid="00c70511"/>
    </style:style>
    <style:style style:name="T201" style:family="text">
      <style:text-properties officeooo:rsid="00a4f4a2"/>
    </style:style>
    <style:style style:name="T202" style:family="text">
      <style:text-properties officeooo:rsid="00c8748d"/>
    </style:style>
    <style:style style:name="T203" style:family="text">
      <style:text-properties officeooo:rsid="00e24a60"/>
    </style:style>
    <style:style style:name="T204" style:family="text">
      <style:text-properties officeooo:rsid="00e35c78"/>
    </style:style>
    <style:style style:name="T205" style:family="text">
      <style:text-properties officeooo:rsid="009cb520"/>
    </style:style>
    <style:style style:name="T206" style:family="text">
      <style:text-properties officeooo:rsid="00cb0b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8">Mage</text:span><text:span text:style-name="T7">:</text:span><text:span text:style-name="T14"> </text:span></text:p>
      <text:p text:style-name="P21"/>
      <text:p text:style-name="P83"><text:span text:style-name="Strong_20_Emphasis"><text:span text:style-name="T1">Description:</text:span></text:span> </text:p>
      <text:p text:style-name="P21"/>
      <text:p text:style-name="P13">Skills:</text:p>
      <text:p text:style-name="P31"><text:span text:style-name="Strong_20_Emphasis"><text:span text:style-name="T4"/></text:span></text:p>
      <text:p text:style-name="P31"><text:span text:style-name="Strong_20_Emphasis"><text:span text:style-name="T45">Arcane</text:span></text:span><text:span text:style-name="Strong_20_Emphasis"><text:span text:style-name="T16"> Shot</text:span></text:span><text:span text:style-name="Strong_20_Emphasis"><text:span text:style-name="T1">:</text:span></text:span> </text:p>
      <text:list xml:id="list1702628884" text:style-name="L1">
        <text:list-item>
          <text:p text:style-name="P88"><text:span text:style-name="T97">Shoot a bolt </text:span><text:span text:style-name="T98">of </text:span><text:span text:style-name="T99">arcane</text:span><text:span text:style-name="T98"> energy </text:span><text:span text:style-name="T97">at a target.</text:span><text:span text:style-name="T94"> </text:span></text:p>
        </text:list-item>
        <text:list-item>
          <text:p text:style-name="P89"><text:span text:style-name="T94">Deal 10-15 Magic Damage </text:span><text:span text:style-name="T95">to the target</text:span><text:span text:style-name="T94">.</text:span></text:p>
        </text:list-item>
        <text:list-item>
          <text:p text:style-name="P126"><text:span text:style-name="T158">Initiative: 1, </text:span><text:span text:style-name="T152">Cooldown: </text:span><text:span text:style-name="T159">1, </text:span><text:span text:style-name="T152">Cost: </text:span><text:span text:style-name="T158">1</text:span><text:span text:style-name="T152">, Range: </text:span><text:span text:style-name="T160">1</text:span><text:span text:style-name="T152">, Accuracy: </text:span><text:span text:style-name="T158">100</text:span><text:span text:style-name="T152">;</text:span></text:p>
        </text:list-item>
      </text:list>
      <text:p text:style-name="P31"/>
      <text:p text:style-name="P32"><text:span text:style-name="Strong_20_Emphasis"><text:span text:style-name="T19">Energy</text:span></text:span><text:span text:style-name="Strong_20_Emphasis"><text:span text:style-name="T16"> Orb</text:span></text:span><text:span text:style-name="Strong_20_Emphasis"><text:span text:style-name="T1">:</text:span></text:span> </text:p>
      <text:list xml:id="list54252232544821" text:continue-numbering="true" text:style-name="L1">
        <text:list-item>
          <text:p text:style-name="P89"><text:span text:style-name="T99">Hurl</text:span><text:span text:style-name="T97"> a</text:span><text:span text:style-name="T99">n</text:span><text:span text:style-name="T97"> </text:span><text:span text:style-name="T99">orb </text:span><text:span text:style-name="T98">of </text:span><text:span text:style-name="T99">arcane</text:span><text:span text:style-name="T98"> energy </text:span><text:span text:style-name="T97">at a target, </text:span><text:span text:style-name="T99">potentially slowing their movement.</text:span><text:span text:style-name="T94"> </text:span></text:p>
        </text:list-item>
        <text:list-item>
          <text:p text:style-name="P89"><text:span text:style-name="T95">D</text:span>eal <text:span text:style-name="T95">20-30 Magic Damage to the target, with</text:span><text:span text:style-name="T15"> a </text:span><text:span text:style-name="T94">3</text:span><text:span text:style-name="T141">5</text:span><text:span text:style-name="T94">%</text:span><text:span text:style-name="T15"> chance to inflict </text:span><text:span text:style-name="T141">1x S</text:span><text:span text:style-name="T79">low</text:span><text:span text:style-name="T15">. </text:span></text:p>
        </text:list-item>
        <text:list-item>
          <text:p text:style-name="P126"><text:span text:style-name="T158">Initiative: 1, </text:span><text:span text:style-name="T152">Cooldown: </text:span><text:span text:style-name="T159">1, </text:span><text:span text:style-name="T152">Cost: </text:span><text:span text:style-name="T158">1</text:span><text:span text:style-name="T152">, Range: </text:span><text:span text:style-name="T160">1</text:span><text:span text:style-name="T152">, Accuracy: </text:span><text:span text:style-name="T158">100</text:span><text:span text:style-name="T152">;</text:span></text:p>
        </text:list-item>
      </text:list>
      <text:p text:style-name="P32"><text:span text:style-name="Strong_20_Emphasis"><text:span text:style-name="T19"/></text:span></text:p>
      <text:p text:style-name="P32"><text:span text:style-name="Strong_20_Emphasis"><text:span text:style-name="T43">Blink</text:span></text:span><text:span text:style-name="Strong_20_Emphasis"><text:span text:style-name="T1">:</text:span></text:span> </text:p>
      <text:list xml:id="list54252583143441" text:continue-numbering="true" text:style-name="L1">
        <text:list-item>
          <text:p text:style-name="P89"><text:span text:style-name="T99">Blink</text:span><text:span text:style-name="T96"> your eyes </text:span><text:span text:style-name="T99">to</text:span><text:span text:style-name="T96"> </text:span><text:span text:style-name="T99">teleport</text:span><text:span text:style-name="T96"> to a nearby location, allowing for quick repositioning.</text:span></text:p>
        </text:list-item>
        <text:list-item>
          <text:p text:style-name="P89">Teleport to an empty tile.</text:p>
        </text:list-item>
        <text:list-item>
          <text:p text:style-name="P126"><text:span text:style-name="T158">Initiative: 1, </text:span><text:span text:style-name="T155">Cooldown: </text:span><text:span text:style-name="T159">1, </text:span><text:span text:style-name="T155">Cost: </text:span><text:span text:style-name="T158">1</text:span><text:span text:style-name="T155">, Range: </text:span><text:span text:style-name="T160">1</text:span><text:span text:style-name="T155">, Accuracy: </text:span><text:span text:style-name="T158">100</text:span><text:span text:style-name="T155">;</text:span></text:p>
        </text:list-item>
      </text:list>
      <text:p text:style-name="P32"/>
      <text:p text:style-name="P32"><text:span text:style-name="Strong_20_Emphasis"><text:span text:style-name="T18">Arcane Barrier</text:span></text:span><text:span text:style-name="Strong_20_Emphasis"><text:span text:style-name="T1">:</text:span></text:span> </text:p>
      <text:list xml:id="list54252112784841" text:continue-numbering="true" text:style-name="L1">
        <text:list-item>
          <text:p text:style-name="P89"><text:span text:style-name="T100">Grant an ally</text:span><text:span text:style-name="T96"> a barrier of arcane energy t</text:span><text:span text:style-name="T100">hat</text:span><text:span text:style-name="T96"> </text:span><text:span text:style-name="T99">mitigates</text:span><text:span text:style-name="T96"> incoming </text:span><text:span text:style-name="T99">magical damage</text:span><text:span text:style-name="T96">.</text:span></text:p>
        </text:list-item>
        <text:list-item>
          <text:p text:style-name="P89"><text:span text:style-name="T141">Grants an ally a barrier that absorbs 30% of any damage received</text:span>. <text:span text:style-name="T142">Lasts for 1 turn.</text:span></text:p>
        </text:list-item>
        <text:list-item>
          <text:p text:style-name="P126"><text:span text:style-name="T158">Initiative: 1, </text:span><text:span text:style-name="T152">Cooldown: </text:span><text:span text:style-name="T159">1, </text:span><text:span text:style-name="T152">Cost: </text:span><text:span text:style-name="T158">1</text:span><text:span text:style-name="T152">, Range: </text:span><text:span text:style-name="T160">1</text:span><text:span text:style-name="T152">, Accuracy: </text:span><text:span text:style-name="T158">100</text:span><text:span text:style-name="T152">;</text:span></text:p>
        </text:list-item>
      </text:list>
      <text:p text:style-name="Standard"/>
      <text:p text:style-name="P35"><text:span text:style-name="Strong_20_Emphasis"><text:span text:style-name="T45">Arcane</text:span></text:span><text:span text:style-name="Strong_20_Emphasis"><text:span text:style-name="T19"> Blast</text:span></text:span><text:span text:style-name="Strong_20_Emphasis"><text:span text:style-name="T1">:</text:span></text:span> </text:p>
      <text:list xml:id="list54251519847541" text:continue-numbering="true" text:style-name="L1">
        <text:list-item>
          <text:p text:style-name="P89"><text:span text:style-name="T96">Detonate a burst of arcane energy at </text:span><text:span text:style-name="T101">a</text:span><text:span text:style-name="T96"> target location, damaging all </text:span><text:span text:style-name="T117">characters</text:span><text:span text:style-name="T96"> </text:span><text:span text:style-name="T101">caught</text:span><text:span text:style-name="T96"> within it.</text:span></text:p>
        </text:list-item>
        <text:list-item>
          <text:p text:style-name="P127"><text:span text:style-name="T142">Deal </text:span><text:span text:style-name="T203">(</text:span><text:span text:style-name="T206">1</text:span><text:span text:style-name="T205">-</text:span><text:span text:style-name="T206">1.5</text:span><text:span text:style-name="T205"> * </text:span><text:span text:style-name="T206">Int</text:span><text:span text:style-name="T203">)</text:span><text:span text:style-name="T142"> </text:span><text:span text:style-name="T172">Magical D</text:span><text:span text:style-name="T142">amage to all </text:span><text:span text:style-name="T172">characters</text:span><text:span text:style-name="T142"> caught within a 3x3 radius</text:span>.</text:p>
        </text:list-item>
        <text:list-item>
          <text:p text:style-name="P126"><text:span text:style-name="T158">Initiative: 1, </text:span><text:span text:style-name="T152">Cooldown: </text:span><text:span text:style-name="T159">1, </text:span><text:span text:style-name="T152">Cost: </text:span><text:span text:style-name="T158">1</text:span><text:span text:style-name="T152">, Range: </text:span><text:span text:style-name="T160">1</text:span><text:span text:style-name="T152">, Accuracy: </text:span><text:span text:style-name="T158">100</text:span><text:span text:style-name="T152">;</text:span></text:p>
        </text:list-item>
      </text:list>
      <text:p text:style-name="P32"/>
      <text:p text:style-name="P33"><text:span text:style-name="Strong_20_Emphasis"><text:span text:style-name="T80">A</text:span></text:span><text:span text:style-name="Strong_20_Emphasis"><text:span text:style-name="T19">mplify</text:span></text:span><text:span text:style-name="Strong_20_Emphasis"><text:span text:style-name="T1">:</text:span></text:span> </text:p>
      <text:list xml:id="list54252743381262" text:continue-numbering="true" text:style-name="L1">
        <text:list-item>
          <text:p text:style-name="P128">Amplify the arcane power within you, increasing the potency of your next spell.</text:p>
        </text:list-item>
        <text:list-item>
          <text:p text:style-name="P152">Increases the damage dealt by your next spell by <text:span text:style-name="T170">4</text:span>0-<text:span text:style-name="T170">80</text:span>%.</text:p>
        </text:list-item>
        <text:list-item>
          <text:p text:style-name="P126"><text:span text:style-name="T158">Initiative: 1, </text:span><text:span text:style-name="T152">Cooldown: </text:span><text:span text:style-name="T159">1, </text:span><text:span text:style-name="T152">Cost: </text:span><text:span text:style-name="T158">1</text:span><text:span text:style-name="T152">, Range: </text:span><text:span text:style-name="T160">1</text:span><text:span text:style-name="T152">, Accuracy: </text:span><text:span text:style-name="T158">100</text:span><text:span text:style-name="T152">;</text:span></text:p>
        </text:list-item>
      </text:list>
      <text:p text:style-name="P32"/>
      <text:p text:style-name="Standard"/>
      <text:p text:style-name="Standard"/>
      <text:p text:style-name="P86"><text:span text:style-name="T8">Wizard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24"/>
      <text:p text:style-name="P37"><text:span text:style-name="T5">Previous </text:span><text:span text:style-name="T2">Skills:</text:span></text:p>
      <text:p text:style-name="P37"><text:span text:style-name="Strong_20_Emphasis"><text:span text:style-name="T6"/></text:span></text:p>
      <text:p text:style-name="P34"><text:span text:style-name="Strong_20_Emphasis"><text:span text:style-name="T43">Blink</text:span></text:span><text:span text:style-name="Strong_20_Emphasis"><text:span text:style-name="T1">:</text:span></text:span> </text:p>
      <text:list xml:id="list54251583002725" text:continue-numbering="true" text:style-name="L1">
        <text:list-item>
          <text:p text:style-name="P90"><text:span text:style-name="T99">Blink</text:span><text:span text:style-name="T96"> your eyes </text:span><text:span text:style-name="T99">to</text:span><text:span text:style-name="T96"> </text:span><text:span text:style-name="T99">teleport</text:span><text:span text:style-name="T96"> to a nearby location, allowing for quick repositioning.</text:span></text:p>
        </text:list-item>
        <text:list-item>
          <text:p text:style-name="P90">Teleport to an empty tile.</text:p>
        </text:list-item>
        <text:list-item>
          <text:p text:style-name="P90"><text:span text:style-name="T142">Cost: 2, </text:span><text:span text:style-name="T95">Cooldown: </text:span><text:span text:style-name="T141">3,</text:span><text:span text:style-name="T95"> Range: </text:span><text:span text:style-name="T141">3,</text:span><text:span text:style-name="T95"> Accuracy: -</text:span><text:span text:style-name="T141">;</text:span></text:p>
        </text:list-item>
      </text:list>
      <text:p text:style-name="P34"/>
      <text:p text:style-name="P34"><text:span text:style-name="Strong_20_Emphasis"><text:span text:style-name="T18">Arcane Barrier</text:span></text:span><text:span text:style-name="Strong_20_Emphasis"><text:span text:style-name="T1">:</text:span></text:span> </text:p>
      <text:list xml:id="list54251440320997" text:continue-numbering="true" text:style-name="L1">
        <text:list-item>
          <text:p text:style-name="P91"><text:span text:style-name="T100">Grant an ally</text:span><text:span text:style-name="T96"> a barrier of arcane energy t</text:span><text:span text:style-name="T100">hat</text:span><text:span text:style-name="T96"> </text:span><text:span text:style-name="T99">mitigates</text:span><text:span text:style-name="T96"> incoming </text:span><text:span text:style-name="T99">magical damage</text:span><text:span text:style-name="T96">.</text:span></text:p>
        </text:list-item>
        <text:list-item>
          <text:p text:style-name="P91"><text:span text:style-name="T141">Grants an ally a barrier that absorbs 30% of any damage received</text:span>. <text:span text:style-name="T142">Lasts for 1 turn.</text:span></text:p>
        </text:list-item>
        <text:list-item>
          <text:p text:style-name="P91"><text:span text:style-name="T101">Cost: 1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34"/>
      <text:p text:style-name="P34"><text:span text:style-name="Strong_20_Emphasis"><text:span text:style-name="T80">A</text:span></text:span><text:span text:style-name="Strong_20_Emphasis"><text:span text:style-name="T19">mplify</text:span></text:span><text:span text:style-name="Strong_20_Emphasis"><text:span text:style-name="T1">:</text:span></text:span> </text:p>
      <text:list xml:id="list54251549546349" text:continue-numbering="true" text:style-name="L1">
        <text:list-item>
          <text:p text:style-name="P129">Amplify the arcane power within you, increasing the potency of your next spell.</text:p>
        </text:list-item>
        <text:list-item>
          <text:p text:style-name="P153">Increases the damage dealt by your next spell by 15-20%.</text:p>
        </text:list-item>
        <text:list-item>
          <text:p text:style-name="P90"><text:span text:style-name="T142">Cost: 1, </text:span><text:span text:style-name="T95">Cooldown: </text:span><text:span text:style-name="T142">2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37"/>
      <text:p text:style-name="P37"/>
      <text:p text:style-name="P37"/>
      <text:p text:style-name="P37"/>
      <text:p text:style-name="P14">Skills:</text:p>
      <text:p text:style-name="P37"/>
      <text:p text:style-name="P35"><text:span text:style-name="Strong_20_Emphasis"><text:span text:style-name="T45">Arcane</text:span></text:span><text:span text:style-name="Strong_20_Emphasis"><text:span text:style-name="T16"> </text:span></text:span><text:span text:style-name="Strong_20_Emphasis"><text:span text:style-name="T20">Lances</text:span></text:span><text:span text:style-name="Strong_20_Emphasis"><text:span text:style-name="T16"> </text:span></text:span><text:span text:style-name="Strong_20_Emphasis"><text:span text:style-name="T82">(Upgrade of </text:span></text:span><text:span text:style-name="Strong_20_Emphasis"><text:span text:style-name="T45">Arcane</text:span></text:span><text:span text:style-name="Strong_20_Emphasis"><text:span text:style-name="T82"> Shot)</text:span></text:span><text:span text:style-name="Strong_20_Emphasis"><text:span text:style-name="T1">:</text:span></text:span> </text:p>
      <text:list xml:id="list54252099366784" text:continue-numbering="true" text:style-name="L1">
        <text:list-item>
          <text:p text:style-name="P90"><text:span text:style-name="T97">Shoot </text:span><text:span text:style-name="T102">3</text:span><text:span text:style-name="T97"> bolt</text:span><text:span text:style-name="T102">s</text:span><text:span text:style-name="T97"> </text:span><text:span text:style-name="T98">of </text:span><text:span text:style-name="T99">arcane</text:span><text:span text:style-name="T98"> energy </text:span><text:span text:style-name="T97">at a target.</text:span><text:span text:style-name="T94"> </text:span></text:p>
        </text:list-item>
        <text:list-item>
          <text:p text:style-name="P90"><text:span text:style-name="T94">Deal 10-15 Magic Damage </text:span><text:span text:style-name="T143">3 times </text:span><text:span text:style-name="T95">to the target</text:span><text:span text:style-name="T94">.</text:span></text:p>
        </text:list-item>
        <text:list-item>
          <text:p text:style-name="P90"><text:span text:style-name="T142">Cost: </text:span><text:span text:style-name="T143">2</text:span><text:span text:style-name="T142">, </text:span><text:span text:style-name="T95">Cooldown: </text:span><text:span text:style-name="T141">1,</text:span><text:span text:style-name="T95"> Range: </text:span><text:span text:style-name="T141">4,</text:span><text:span text:style-name="T95"> Accuracy: </text:span><text:span text:style-name="T141">9</text:span><text:span text:style-name="T142">5</text:span><text:span text:style-name="T141">;</text:span></text:p>
        </text:list-item>
      </text:list>
      <text:p text:style-name="P34"/>
      <text:p text:style-name="P34"><text:span text:style-name="Strong_20_Emphasis"><text:span text:style-name="T19">Energy</text:span></text:span><text:span text:style-name="Strong_20_Emphasis"><text:span text:style-name="T16"> </text:span></text:span><text:span text:style-name="Strong_20_Emphasis"><text:span text:style-name="T44">Sphere</text:span></text:span><text:span text:style-name="Strong_20_Emphasis"><text:span text:style-name="T20"> (Upgrade of Energy Orb)</text:span></text:span><text:span text:style-name="Strong_20_Emphasis"><text:span text:style-name="T1">:</text:span></text:span> </text:p>
      <text:list xml:id="list54251350977810" text:continue-numbering="true" text:style-name="L1">
        <text:list-item>
          <text:p text:style-name="P90"><text:span text:style-name="T99">Hurl a</text:span><text:span text:style-name="T102">n</text:span><text:span text:style-name="T99"> energy projectile </text:span><text:span text:style-name="T102">that</text:span><text:span text:style-name="T99"> pass</text:span><text:span text:style-name="T102">es</text:span><text:span text:style-name="T99"> through enemies to reach the target.</text:span><text:span text:style-name="T94"> </text:span></text:p>
        </text:list-item>
        <text:list-item>
          <text:p text:style-name="P90"><text:span text:style-name="T95">D</text:span>eal <text:span text:style-name="T95">20-30 Magic Damage to the target</text:span><text:span text:style-name="T143">s it passes through,</text:span><text:span text:style-name="T95"> with</text:span><text:span text:style-name="T15"> a </text:span><text:span text:style-name="T143">50</text:span><text:span text:style-name="T94">%</text:span><text:span text:style-name="T15"> chance to inflict </text:span><text:span text:style-name="T141">1x S</text:span><text:span text:style-name="T79">low</text:span><text:span text:style-name="T15">. </text:span></text:p>
        </text:list-item>
        <text:list-item>
          <text:p text:style-name="P90"><text:span text:style-name="T142">Cost: 2, </text:span><text:span text:style-name="T95">Cooldown: </text:span><text:span text:style-name="T143">3</text:span><text:span text:style-name="T141">,</text:span><text:span text:style-name="T95"> Range: </text:span><text:span text:style-name="T141">3,</text:span><text:span text:style-name="T95"> Accuracy: </text:span><text:span text:style-name="T141">80;</text:span></text:p>
        </text:list-item>
      </text:list>
      <text:p text:style-name="P34"/>
      <text:p text:style-name="P35"><text:span text:style-name="Strong_20_Emphasis"><text:span text:style-name="T45">Arcane</text:span></text:span><text:span text:style-name="Strong_20_Emphasis"><text:span text:style-name="T19"> </text:span></text:span><text:span text:style-name="Strong_20_Emphasis"><text:span text:style-name="T20">Explosion (Upgrade of </text:span></text:span><text:span text:style-name="Strong_20_Emphasis"><text:span text:style-name="T45">Arcane</text:span></text:span><text:span text:style-name="Strong_20_Emphasis"><text:span text:style-name="T19"> </text:span></text:span><text:span text:style-name="Strong_20_Emphasis"><text:span text:style-name="T20">Blast)</text:span></text:span><text:span text:style-name="Strong_20_Emphasis"><text:span text:style-name="T1">:</text:span></text:span> </text:p>
      <text:list xml:id="list54252564255185" text:continue-numbering="true" text:style-name="L1">
        <text:list-item>
          <text:p text:style-name="P90"><text:span text:style-name="T96">Deal damage in an area and create a residual magic energy </text:span><text:span text:style-name="T102">that explodes on the next turn.</text:span></text:p>
        </text:list-item>
        <text:list-item>
          <text:p text:style-name="P90"><text:span text:style-name="T142">Deal 1</text:span><text:span text:style-name="T143">5</text:span><text:span text:style-name="T142">-</text:span><text:span text:style-name="T143">20</text:span><text:span text:style-name="T142"> </text:span><text:span text:style-name="T143">Magical D</text:span><text:span text:style-name="T142">amage to all enemies caught within a 3x3 radius</text:span>. <text:span text:style-name="T143">The lingering energy explodes on the next turn, dealing an additional 20-30 damage.</text:span></text:p>
        </text:list-item>
        <text:list-item>
          <text:p text:style-name="P90"><text:span text:style-name="T142">Cost: 3, </text:span><text:span text:style-name="T95">Cooldown: </text:span><text:span text:style-name="T142">5</text:span><text:span text:style-name="T141">,</text:span><text:span text:style-name="T95"> Range: </text:span><text:span text:style-name="T142">4</text:span><text:span text:style-name="T141">,</text:span><text:span text:style-name="T95"> Accuracy: </text:span><text:span text:style-name="T142">75</text:span><text:span text:style-name="T141">;</text:span></text:p>
        </text:list-item>
      </text:list>
      <text:p text:style-name="P34"/>
      <text:p text:style-name="P34"><text:span text:style-name="Strong_20_Emphasis"><text:span text:style-name="T20">Ethereal Grasp (New Skill)</text:span></text:span><text:span text:style-name="Strong_20_Emphasis"><text:span text:style-name="T1">:</text:span></text:span> </text:p>
      <text:list xml:id="list54252845099404" text:continue-numbering="true" text:style-name="L1">
        <text:list-item>
          <text:p text:style-name="P90"><text:span text:style-name="T102">Attack the target using summoned</text:span><text:span text:style-name="T96"> ethereal tentacles </text:span><text:span text:style-name="T102">that</text:span><text:span text:style-name="T96"> grant a chance to inflict root. </text:span></text:p>
        </text:list-item>
        <text:list-item>
          <text:p text:style-name="P162">Deal 15-20 Magical Damage to the target, with a 75% chance to inflict 1x Rooted.</text:p>
        </text:list-item>
        <text:list-item>
          <text:p text:style-name="P90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34"/>
      <text:p text:style-name="P34"><text:soft-page-break/><text:span text:style-name="Strong_20_Emphasis"><text:span text:style-name="T21">Chaos Bolt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0869024700" text:continue-numbering="true" text:style-name="L1">
        <text:list-item>
          <text:p text:style-name="P129">Unleash a bolt of chaotic energy that <text:span text:style-name="T143">deals unpredictable damage to the target.</text:span> </text:p>
        </text:list-item>
        <text:list-item>
          <text:p text:style-name="P162">Deal 1-75 Magical Damage to the target</text:p>
        </text:list-item>
        <text:list-item>
          <text:p text:style-name="P90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34"/>
      <text:p text:style-name="P14"/>
      <text:p text:style-name="P1"/>
      <text:p text:style-name="P24"/>
      <text:p text:style-name="P86"><text:span text:style-name="T8">Sorcerer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34"/>
      <text:p text:style-name="P34"><text:span text:style-name="Strong_20_Emphasis"><text:span text:style-name="T19">Energy</text:span></text:span><text:span text:style-name="Strong_20_Emphasis"><text:span text:style-name="T16"> Orb</text:span></text:span><text:span text:style-name="Strong_20_Emphasis"><text:span text:style-name="T1">:</text:span></text:span> </text:p>
      <text:list xml:id="list54252130883729" text:continue-numbering="true" text:style-name="L1">
        <text:list-item>
          <text:p text:style-name="P90"><text:span text:style-name="T99">Hurl</text:span><text:span text:style-name="T97"> a</text:span><text:span text:style-name="T99">n</text:span><text:span text:style-name="T97"> </text:span><text:span text:style-name="T99">orb </text:span><text:span text:style-name="T98">of </text:span><text:span text:style-name="T99">arcane</text:span><text:span text:style-name="T98"> energy </text:span><text:span text:style-name="T97">at a target, </text:span><text:span text:style-name="T99">potentially slowing their movement.</text:span><text:span text:style-name="T94"> </text:span></text:p>
        </text:list-item>
        <text:list-item>
          <text:p text:style-name="P90"><text:span text:style-name="T95">D</text:span>eal <text:span text:style-name="T95">20-30 Magic Damage to the target, with</text:span><text:span text:style-name="T15"> a </text:span><text:span text:style-name="T94">3</text:span><text:span text:style-name="T141">5</text:span><text:span text:style-name="T94">%</text:span><text:span text:style-name="T15"> chance to inflict </text:span><text:span text:style-name="T141">1x S</text:span><text:span text:style-name="T79">low</text:span><text:span text:style-name="T15">. </text:span></text:p>
        </text:list-item>
        <text:list-item>
          <text:p text:style-name="P90"><text:span text:style-name="T142">Cost: 2, </text:span><text:span text:style-name="T95">Cooldown: </text:span><text:span text:style-name="T141">2,</text:span><text:span text:style-name="T95"> Range: </text:span><text:span text:style-name="T141">3,</text:span><text:span text:style-name="T95"> Accuracy: </text:span><text:span text:style-name="T141">80;</text:span></text:p>
        </text:list-item>
      </text:list>
      <text:p text:style-name="P34"><text:span text:style-name="Strong_20_Emphasis"><text:span text:style-name="T19"/></text:span></text:p>
      <text:p text:style-name="P34"><text:span text:style-name="Strong_20_Emphasis"><text:span text:style-name="T43">Blink</text:span></text:span><text:span text:style-name="Strong_20_Emphasis"><text:span text:style-name="T1">:</text:span></text:span> </text:p>
      <text:list xml:id="list54252453079872" text:continue-numbering="true" text:style-name="L1">
        <text:list-item>
          <text:p text:style-name="P90"><text:span text:style-name="T99">Blink</text:span><text:span text:style-name="T96"> your eyes </text:span><text:span text:style-name="T99">to</text:span><text:span text:style-name="T96"> </text:span><text:span text:style-name="T99">teleport</text:span><text:span text:style-name="T96"> to a nearby location, allowing for quick repositioning.</text:span></text:p>
        </text:list-item>
        <text:list-item>
          <text:p text:style-name="P90">Teleport to an empty tile.</text:p>
        </text:list-item>
        <text:list-item>
          <text:p text:style-name="P90"><text:span text:style-name="T142">Cost: 2, </text:span><text:span text:style-name="T95">Cooldown: </text:span><text:span text:style-name="T141">3,</text:span><text:span text:style-name="T95"> Range: </text:span><text:span text:style-name="T141">3,</text:span><text:span text:style-name="T95"> Accuracy: -</text:span><text:span text:style-name="T141">;</text:span></text:p>
        </text:list-item>
      </text:list>
      <text:p text:style-name="P34"/>
      <text:p text:style-name="P35"><text:span text:style-name="Strong_20_Emphasis"><text:span text:style-name="T45">Arcane</text:span></text:span><text:span text:style-name="Strong_20_Emphasis"><text:span text:style-name="T19"> Blast</text:span></text:span><text:span text:style-name="Strong_20_Emphasis"><text:span text:style-name="T1">:</text:span></text:span> </text:p>
      <text:list xml:id="list54252621784476" text:continue-numbering="true" text:style-name="L1">
        <text:list-item>
          <text:p text:style-name="P90"><text:span text:style-name="T96">Detonate a burst of arcane energy at </text:span><text:span text:style-name="T101">a</text:span><text:span text:style-name="T96"> target location, damaging all enemies </text:span><text:span text:style-name="T101">caught</text:span><text:span text:style-name="T96"> within it.</text:span></text:p>
        </text:list-item>
        <text:list-item>
          <text:p text:style-name="P90"><text:span text:style-name="T142">Deal 10-15 damage to all enemies caught within a 3x3 radius</text:span>.</text:p>
        </text:list-item>
        <text:list-item>
          <text:p text:style-name="P90"><text:span text:style-name="T142">Cost: 3, </text:span><text:span text:style-name="T95">Cooldown: </text:span><text:span text:style-name="T142">5</text:span><text:span text:style-name="T141">,</text:span><text:span text:style-name="T95"> Range: </text:span><text:span text:style-name="T142">4</text:span><text:span text:style-name="T141">,</text:span><text:span text:style-name="T95"> Accuracy: </text:span><text:span text:style-name="T142">75</text:span><text:span text:style-name="T141">;</text:span></text:p>
        </text:list-item>
      </text:list>
      <text:p text:style-name="P34"/>
      <text:p text:style-name="P24"/>
      <text:p text:style-name="P1">Skills:</text:p>
      <text:p text:style-name="P1"/>
      <text:p text:style-name="P35"><text:span text:style-name="Strong_20_Emphasis"><text:span text:style-name="T45">Arcane</text:span></text:span><text:span text:style-name="Strong_20_Emphasis"><text:span text:style-name="T16"> </text:span></text:span><text:span text:style-name="Strong_20_Emphasis"><text:span text:style-name="T47">Spear</text:span></text:span><text:span text:style-name="Strong_20_Emphasis"><text:span text:style-name="T16"> </text:span></text:span><text:span text:style-name="Strong_20_Emphasis"><text:span text:style-name="T83">(Upgrade of </text:span></text:span><text:span text:style-name="Strong_20_Emphasis"><text:span text:style-name="T45">Arcane</text:span></text:span><text:span text:style-name="Strong_20_Emphasis"><text:span text:style-name="T83"> Shot)</text:span></text:span><text:span text:style-name="Strong_20_Emphasis"><text:span text:style-name="T1">:</text:span></text:span> </text:p>
      <text:list xml:id="list54252236865089" text:continue-numbering="true" text:style-name="L1">
        <text:list-item>
          <text:p text:style-name="P91"><text:span text:style-name="T97">Shoot a </text:span><text:span text:style-name="T103">dense </text:span><text:span text:style-name="T97">bolt </text:span><text:span text:style-name="T98">of </text:span><text:span text:style-name="T99">arcane</text:span><text:span text:style-name="T98"> energy </text:span><text:span text:style-name="T97">at a target, </text:span><text:span text:style-name="T103">lowering their magical defenses.</text:span></text:p>
        </text:list-item>
        <text:list-item>
          <text:p text:style-name="P91"><text:span text:style-name="T94">Deal </text:span><text:span text:style-name="T145">20-25</text:span><text:span text:style-name="T94"> Magic Damage </text:span><text:span text:style-name="T95">to the target, </text:span><text:span text:style-name="T145">and lowers their magical defense by 35% for 1 turn.</text:span></text:p>
        </text:list-item>
        <text:list-item>
          <text:p text:style-name="P91"><text:span text:style-name="T101">Cost: 1, </text:span><text:span text:style-name="T98">Cooldown: </text:span><text:span text:style-name="T99">1,</text:span><text:span text:style-name="T98"> Range: </text:span><text:span text:style-name="T99">4,</text:span><text:span text:style-name="T98"> Accuracy: </text:span><text:span text:style-name="T99">9</text:span><text:span text:style-name="T101">5</text:span><text:span text:style-name="T99">;</text:span></text:p>
        </text:list-item>
      </text:list>
      <text:p text:style-name="P35"/>
      <text:p text:style-name="P35"><text:span text:style-name="Strong_20_Emphasis"><text:span text:style-name="T18">Arcane </text:span></text:span><text:span text:style-name="Strong_20_Emphasis"><text:span text:style-name="T21">Shield</text:span></text:span><text:span text:style-name="Strong_20_Emphasis"><text:span text:style-name="T18"> </text:span></text:span><text:span text:style-name="Strong_20_Emphasis"><text:span text:style-name="T21">(Upgrade of Arcane Barrier)</text:span></text:span><text:span text:style-name="Strong_20_Emphasis"><text:span text:style-name="T1">:</text:span></text:span> </text:p>
      <text:list xml:id="list54252347349116" text:continue-numbering="true" text:style-name="L1">
        <text:list-item>
          <text:p text:style-name="P91"><text:span text:style-name="T100">Grant an ally</text:span><text:span text:style-name="T96"> a barrier of arcane energy t</text:span><text:span text:style-name="T100">hat</text:span><text:span text:style-name="T96"> </text:span><text:span text:style-name="T99">mitigates</text:span><text:span text:style-name="T96"> incoming</text:span><text:span text:style-name="T99"> damage, </text:span><text:span text:style-name="T103">before ultimately exploding.</text:span></text:p>
        </text:list-item>
        <text:list-item>
          <text:p text:style-name="P91"><text:span text:style-name="T141">Grants an ally a barrier that absorbs 30% of any damage received</text:span>. <text:span text:style-name="T142">Lasts for 1 turn, </text:span><text:span text:style-name="T144">after which it explodes, dealing the total absorbed damage to adjacent targets.</text:span></text:p>
        </text:list-item>
        <text:list-item>
          <text:p text:style-name="P91"><text:span text:style-name="T101">Cost: </text:span><text:span text:style-name="T103">2</text:span><text:span text:style-name="T101">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35"/>
      <text:p text:style-name="P35"><text:span text:style-name="Strong_20_Emphasis"><text:span text:style-name="T83">Great </text:span></text:span><text:span text:style-name="Strong_20_Emphasis"><text:span text:style-name="T80">A</text:span></text:span><text:span text:style-name="Strong_20_Emphasis"><text:span text:style-name="T19">mplify</text:span></text:span><text:span text:style-name="Strong_20_Emphasis"><text:span text:style-name="T21"> (Upgrade of Amplify)</text:span></text:span><text:span text:style-name="Strong_20_Emphasis"><text:span text:style-name="T1">:</text:span></text:span> </text:p>
      <text:list xml:id="list54252828105658" text:continue-numbering="true" text:style-name="L1">
        <text:list-item>
          <text:p text:style-name="P91"><text:span text:style-name="T105">Massively</text:span><text:span text:style-name="T103"> a</text:span><text:span text:style-name="T96">mplify the arcane power within you,</text:span><text:span text:style-name="T103"> </text:span><text:span text:style-name="T96">increasing the potency </text:span><text:span text:style-name="T103">and range </text:span><text:span text:style-name="T96">of your next spell.</text:span></text:p>
        </text:list-item>
        <text:list-item>
          <text:p text:style-name="P154">Increases the damage dealt by your next spell by <text:span text:style-name="T144">20-30</text:span>% <text:span text:style-name="T144">and grants it and additional 1 tile of range.</text:span></text:p>
        </text:list-item>
        <text:list-item>
          <text:p text:style-name="P91"><text:span text:style-name="T101">Cost: 1, </text:span><text:span text:style-name="T98">Cooldown: </text:span><text:span text:style-name="T101">2</text:span><text:span text:style-name="T99">,</text:span><text:span text:style-name="T98"> Range: -</text:span><text:span text:style-name="T99">,</text:span><text:span text:style-name="T98"> Accuracy: -</text:span><text:span text:style-name="T141">;</text:span></text:p>
        </text:list-item>
      </text:list>
      <text:p text:style-name="P35"><text:span text:style-name="Strong_20_Emphasis"><text:span text:style-name="T43"/></text:span></text:p>
      <text:p text:style-name="P36"><text:span text:style-name="Strong_20_Emphasis"><text:span text:style-name="T21"><text:s/>Energy </text:span></text:span><text:span text:style-name="Strong_20_Emphasis"><text:span text:style-name="T46">Thrust</text:span></text:span><text:span text:style-name="Strong_20_Emphasis"><text:span text:style-name="T43"> </text:span></text:span><text:span text:style-name="Strong_20_Emphasis"><text:span text:style-name="T45">(New Skill)</text:span></text:span><text:span text:style-name="Strong_20_Emphasis"><text:span text:style-name="T1">:</text:span></text:span> </text:p>
      <text:list xml:id="list54250875696473" text:continue-numbering="true" text:style-name="L1">
        <text:list-item>
          <text:p text:style-name="P91"><text:span text:style-name="T99">Project energy in a line in front of the </text:span><text:span text:style-name="T104">user</text:span><text:span text:style-name="T99">, dealing damage to all enemies in its path.</text:span><text:span text:style-name="T96"> </text:span></text:p>
        </text:list-item>
        <text:list-item>
          <text:p text:style-name="P169">Deals 23-33 Magical Damage to all enemies in a 3 tile long line.</text:p>
        </text:list-item>
        <text:list-item>
          <text:p text:style-name="P91"><text:span text:style-name="T142">Cost: </text:span><text:span text:style-name="T145">2</text:span><text:span text:style-name="T142">, </text:span><text:span text:style-name="T95">Cooldown: </text:span><text:span text:style-name="T145">3</text:span><text:span text:style-name="T95"> Range: </text:span><text:span text:style-name="T145">1</text:span><text:span text:style-name="T141">,</text:span><text:span text:style-name="T95"> Accuracy: </text:span><text:span text:style-name="T145">85</text:span><text:span text:style-name="T141">;</text:span></text:p>
        </text:list-item>
      </text:list>
      <text:p text:style-name="P36"><text:span text:style-name="Strong_20_Emphasis"><text:span text:style-name="T21"/></text:span></text:p>
      <text:p text:style-name="P36"><text:span text:style-name="Strong_20_Emphasis"><text:span text:style-name="T21"/></text:span></text:p>
      <text:p text:style-name="P36"><text:soft-page-break/><text:span text:style-name="Strong_20_Emphasis"><text:span text:style-name="T21"><text:s/></text:span></text:span><text:span text:style-name="Strong_20_Emphasis"><text:span text:style-name="T22">Arcane Surge </text:span></text:span><text:span text:style-name="Strong_20_Emphasis"><text:span text:style-name="T21">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54251725430541" text:continue-numbering="true" text:style-name="L1">
        <text:list-item>
          <text:p text:style-name="P92"><text:span text:style-name="T99">Channel a surge of raw arcane power, increasing spell damage</text:span><text:span text:style-name="T96"> </text:span><text:span text:style-name="T104">based on spell cost.</text:span></text:p>
        </text:list-item>
        <text:list-item>
          <text:p text:style-name="P169">For the next 2 turns, <text:span text:style-name="T146">each spell deals an extra (</text:span>3-7 * <text:span text:style-name="T146">Cost) Magical Damage.</text:span></text:p>
        </text:list-item>
        <text:list-item>
          <text:p text:style-name="P92"><text:span text:style-name="T142">Cost: </text:span><text:span text:style-name="T146">1</text:span><text:span text:style-name="T142">, </text:span><text:span text:style-name="T95">Cooldown: </text:span><text:span text:style-name="T146">4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35"/>
      <text:p text:style-name="P21"/>
      <text:p text:style-name="P86"><text:span text:style-name="T8">Cleric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24"/>
      <text:p text:style-name="P7">Previous Skills:</text:p>
      <text:p text:style-name="P49"/>
      <text:p text:style-name="P38"><text:span text:style-name="Strong_20_Emphasis"><text:span text:style-name="T43">Blink</text:span></text:span><text:span text:style-name="Strong_20_Emphasis"><text:span text:style-name="T1">:</text:span></text:span> </text:p>
      <text:list xml:id="list54252731031619" text:continue-numbering="true" text:style-name="L1">
        <text:list-item>
          <text:p text:style-name="P93"><text:span text:style-name="T99">Blink</text:span><text:span text:style-name="T96"> your eyes </text:span><text:span text:style-name="T99">to</text:span><text:span text:style-name="T96"> </text:span><text:span text:style-name="T99">teleport</text:span><text:span text:style-name="T96"> to a nearby location, allowing for quick repositioning.</text:span></text:p>
        </text:list-item>
        <text:list-item>
          <text:p text:style-name="P93">Teleport to an empty tile.</text:p>
        </text:list-item>
        <text:list-item>
          <text:p text:style-name="P93"><text:span text:style-name="T142">Cost: 2, </text:span><text:span text:style-name="T95">Cooldown: </text:span><text:span text:style-name="T141">3,</text:span><text:span text:style-name="T95"> Range: </text:span><text:span text:style-name="T141">3,</text:span><text:span text:style-name="T95"> Accuracy: -</text:span><text:span text:style-name="T141">;</text:span></text:p>
        </text:list-item>
      </text:list>
      <text:p text:style-name="P38"/>
      <text:p text:style-name="P38"><text:span text:style-name="Strong_20_Emphasis"><text:span text:style-name="T18">Arcane Barrier</text:span></text:span><text:span text:style-name="Strong_20_Emphasis"><text:span text:style-name="T1">:</text:span></text:span> </text:p>
      <text:list xml:id="list54252840849758" text:continue-numbering="true" text:style-name="L1">
        <text:list-item>
          <text:p text:style-name="P93"><text:span text:style-name="T100">Grant an ally</text:span><text:span text:style-name="T96"> a barrier of arcane energy t</text:span><text:span text:style-name="T100">hat</text:span><text:span text:style-name="T96"> </text:span><text:span text:style-name="T99">mitigates</text:span><text:span text:style-name="T96"> incoming </text:span><text:span text:style-name="T99">magical damage</text:span><text:span text:style-name="T96">.</text:span></text:p>
        </text:list-item>
        <text:list-item>
          <text:p text:style-name="P93"><text:span text:style-name="T141">Grants an ally a barrier that absorbs 30% of any damage received</text:span>. <text:span text:style-name="T142">Lasts for 1 turn.</text:span></text:p>
        </text:list-item>
        <text:list-item>
          <text:p text:style-name="P93"><text:span text:style-name="T101">Cost: 1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38"/>
      <text:p text:style-name="P38"><text:span text:style-name="Strong_20_Emphasis"><text:span text:style-name="T20">Ethereal Grasp (New Skill)</text:span></text:span><text:span text:style-name="Strong_20_Emphasis"><text:span text:style-name="T1">:</text:span></text:span> </text:p>
      <text:list xml:id="list54251780610925" text:continue-numbering="true" text:style-name="L1">
        <text:list-item>
          <text:p text:style-name="P93"><text:span text:style-name="T102">Attack the target using summoned</text:span><text:span text:style-name="T96"> ethereal tentacles </text:span><text:span text:style-name="T102">that</text:span><text:span text:style-name="T96"> grant a chance to inflict root. </text:span></text:p>
        </text:list-item>
        <text:list-item>
          <text:p text:style-name="P163">Deal 15-20 Magical Damage to the target, with a 75% chance to inflict 1x Rooted.</text:p>
        </text:list-item>
        <text:list-item>
          <text:p text:style-name="P93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38"/>
      <text:p text:style-name="P38"><text:span text:style-name="Strong_20_Emphasis"><text:span text:style-name="T21">Chaos Bolt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396660480" text:continue-numbering="true" text:style-name="L1">
        <text:list-item>
          <text:p text:style-name="P130">Unleash a bolt of chaotic energy that <text:span text:style-name="T143">deals unpredictable damage to the target.</text:span> </text:p>
        </text:list-item>
        <text:list-item>
          <text:p text:style-name="P163">Deal 1-75 Magical Damage to the target</text:p>
        </text:list-item>
        <text:list-item>
          <text:p text:style-name="P93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1"/>
      <text:p text:style-name="P1"/>
      <text:p text:style-name="P1"/>
      <text:p text:style-name="P1">Skills:</text:p>
      <text:p text:style-name="P1"/>
      <text:p text:style-name="P38"><text:span text:style-name="Strong_20_Emphasis"><text:span text:style-name="T20">Divine Boo</text:span></text:span><text:span text:style-name="Strong_20_Emphasis"><text:span text:style-name="T25">n</text:span></text:span><text:span text:style-name="Strong_20_Emphasis"><text:span text:style-name="T20"> (</text:span></text:span><text:span text:style-name="Strong_20_Emphasis"><text:span text:style-name="T47">Upgrade of Amplify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036301087" text:continue-numbering="true" text:style-name="L1">
        <text:list-item>
          <text:p text:style-name="P93"><text:span text:style-name="T106">Infuse yourself with divine energy</text:span><text:span text:style-name="T96">, increasing the potency of your next spe</text:span><text:span text:style-name="T106">ll and healing allies adjacent to the target.</text:span></text:p>
        </text:list-item>
        <text:list-item>
          <text:p text:style-name="P155">Increases the damage dealt by your next spell by 1<text:span text:style-name="T147">7</text:span>-2<text:span text:style-name="T147">3</text:span>%. <text:span text:style-name="T147">Allies adjacent to the target are healed 7-17 HP.</text:span></text:p>
        </text:list-item>
        <text:list-item>
          <text:p text:style-name="P175"><text:span text:style-name="T142">Cost: 1, </text:span><text:span text:style-name="T95">Cooldown: </text:span><text:span text:style-name="T142">2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  <text:p text:style-name="P175"/>
        </text:list-item>
      </text:list>
      <text:p text:style-name="P38"><text:span text:style-name="Strong_20_Emphasis"><text:span text:style-name="T20">D</text:span></text:span><text:span text:style-name="Strong_20_Emphasis"><text:span text:style-name="T85">i</text:span></text:span><text:span text:style-name="Strong_20_Emphasis"><text:span text:style-name="T26">vine Lances</text:span></text:span><text:span text:style-name="Strong_20_Emphasis"><text:span text:style-name="T20"> (</text:span></text:span><text:span text:style-name="Strong_20_Emphasis"><text:span text:style-name="T47">Upgrade of Arcane </text:span></text:span><text:span text:style-name="Strong_20_Emphasis"><text:span text:style-name="T26">Lances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200173250" text:continue-numbering="true" text:style-name="L1">
        <text:list-item>
          <text:p text:style-name="P93"><text:span text:style-name="T97">Shoot </text:span><text:span text:style-name="T106">3</text:span><text:span text:style-name="T97"> bolt</text:span><text:span text:style-name="T102">s</text:span><text:span text:style-name="T97"> </text:span><text:span text:style-name="T98">of </text:span><text:span text:style-name="T99">arcane</text:span><text:span text:style-name="T98"> energy </text:span><text:span text:style-name="T97">at a target, </text:span><text:span text:style-name="T107">with a chance to blind the enemy</text:span><text:span text:style-name="T106">.</text:span></text:p>
        </text:list-item>
        <text:list-item>
          <text:p text:style-name="P93"><text:span text:style-name="T94">Deal 1</text:span><text:span text:style-name="T147">5</text:span><text:span text:style-name="T94">-</text:span><text:span text:style-name="T147">20</text:span><text:span text:style-name="T94"> Magic Damage </text:span><text:span text:style-name="T143">3 times </text:span><text:span text:style-name="T95">to the target, </text:span><text:span text:style-name="T148">with a 25% chance to inflict 1x Blind.</text:span></text:p>
        </text:list-item>
        <text:list-item>
          <text:p text:style-name="P175"><text:span text:style-name="T142">Cost: </text:span><text:span text:style-name="T143">2</text:span><text:span text:style-name="T142">, </text:span><text:span text:style-name="T95">Cooldown: </text:span><text:span text:style-name="T141">1,</text:span><text:span text:style-name="T95"> Range: </text:span><text:span text:style-name="T141">4,</text:span><text:span text:style-name="T95"> Accuracy: </text:span><text:span text:style-name="T141">9</text:span><text:span text:style-name="T142">5</text:span><text:span text:style-name="T141">;</text:span></text:p>
          <text:p text:style-name="P175"/>
        </text:list-item>
      </text:list>
      <text:p text:style-name="P39"><text:span text:style-name="Strong_20_Emphasis"><text:span text:style-name="T20">S</text:span></text:span><text:span text:style-name="Strong_20_Emphasis"><text:span text:style-name="T26">anctified Globe</text:span></text:span><text:span text:style-name="Strong_20_Emphasis"><text:span text:style-name="T20"> (</text:span></text:span><text:span text:style-name="Strong_20_Emphasis"><text:span text:style-name="T47">Upgrade of </text:span></text:span><text:span text:style-name="Strong_20_Emphasis"><text:span text:style-name="T48">Energy Sphere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072625239" text:continue-numbering="true" text:style-name="L1">
        <text:list-item>
          <text:p text:style-name="P176"><text:span text:style-name="T99">Hurl a</text:span><text:span text:style-name="T102"> </text:span><text:span text:style-name="T107">holy </text:span><text:span text:style-name="T99">projectile </text:span><text:span text:style-name="T102">that</text:span><text:span text:style-name="T99"> pass</text:span><text:span text:style-name="T102">es</text:span><text:span text:style-name="T99"> through enemies, </text:span><text:span text:style-name="T107">healing allies on its path to </text:span><text:span text:style-name="T99">the target.</text:span><text:span text:style-name="T94"> </text:span></text:p>
        </text:list-item>
        <text:list-item>
          <text:p text:style-name="P94"><text:span text:style-name="T95">D</text:span>eal <text:span text:style-name="T95">20-30 Magic Damage to the target</text:span><text:span text:style-name="T143">s it passes through,</text:span><text:span text:style-name="T95"> with</text:span><text:span text:style-name="T15"> a </text:span><text:span text:style-name="T143">50</text:span><text:span text:style-name="T94">%</text:span><text:span text:style-name="T15"> chance to inflict </text:span><text:span text:style-name="T141">1x S</text:span><text:span text:style-name="T79">low</text:span><text:span text:style-name="T15">. </text:span><text:span text:style-name="T148">Allies that the orb passes through are healed for 3-13 HP.</text:span></text:p>
        </text:list-item>
        <text:list-item>
          <text:p text:style-name="P175"><text:span text:style-name="T142">Cost: 2, </text:span><text:span text:style-name="T95">Cooldown: </text:span><text:span text:style-name="T143">3</text:span><text:span text:style-name="T141">,</text:span><text:span text:style-name="T95"> Range: </text:span><text:span text:style-name="T141">3,</text:span><text:span text:style-name="T95"> Accuracy: </text:span><text:span text:style-name="T141">80;</text:span></text:p>
        </text:list-item>
      </text:list>
      <text:p text:style-name="P50"/>
      <text:p text:style-name="P40"><text:soft-page-break/><text:span text:style-name="Strong_20_Emphasis"><text:span text:style-name="T26">Consecrated Explosion</text:span></text:span><text:span text:style-name="Strong_20_Emphasis"><text:span text:style-name="T20"> (</text:span></text:span><text:span text:style-name="Strong_20_Emphasis"><text:span text:style-name="T47">Upgrade of </text:span></text:span><text:span text:style-name="Strong_20_Emphasis"><text:span text:style-name="T49">Arcane Explosion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452805783" text:continue-numbering="true" text:style-name="L1">
        <text:list-item>
          <text:p text:style-name="P93"><text:span text:style-name="T108">Create a burst of holy energy that deals damage, leaving a consecrated zone that heals allies and damages enemies on the next turn.</text:span><text:span text:style-name="T96"> </text:span></text:p>
        </text:list-item>
        <text:list-item>
          <text:p text:style-name="P95"><text:span text:style-name="T142">Deal </text:span><text:span text:style-name="T149">18</text:span><text:span text:style-name="T142">-</text:span><text:span text:style-name="T149">23</text:span><text:span text:style-name="T142"> </text:span><text:span text:style-name="T143">Magical D</text:span><text:span text:style-name="T142">amage to all enemies caught within a 3x3 radius</text:span>. <text:span text:style-name="T143">The lingering energy explodes on the next turn, dealing an additional 2</text:span><text:span text:style-name="T149">3</text:span><text:span text:style-name="T143">-3</text:span><text:span text:style-name="T149">5</text:span><text:span text:style-name="T143"> damage </text:span><text:span text:style-name="T149">and healing allies for 5-15 HP</text:span><text:span text:style-name="T143">.</text:span></text:p>
        </text:list-item>
        <text:list-item>
          <text:p text:style-name="P177"><text:span text:style-name="T142">Cost: 3, </text:span><text:span text:style-name="T95">Cooldown: </text:span><text:span text:style-name="T142">5</text:span><text:span text:style-name="T141">,</text:span><text:span text:style-name="T95"> Range: </text:span><text:span text:style-name="T142">4</text:span><text:span text:style-name="T141">,</text:span><text:span text:style-name="T95"> Accuracy: </text:span><text:span text:style-name="T142">75</text:span><text:span text:style-name="T141">;</text:span></text:p>
        </text:list-item>
      </text:list>
      <text:p text:style-name="P50"/>
      <text:p text:style-name="P38"><text:span text:style-name="Strong_20_Emphasis"><text:span text:style-name="T20">Holy Ligh</text:span></text:span><text:span text:style-name="Strong_20_Emphasis"><text:span text:style-name="T25">t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564619347" text:continue-numbering="true" text:style-name="L1">
        <text:list-item>
          <text:p text:style-name="P130"><text:span text:style-name="T81">Channel divine light to heal an ally over time.</text:span> </text:p>
        </text:list-item>
        <text:list-item>
          <text:p text:style-name="P182">Heals an ally 3-15 HP for 3 turns.</text:p>
        </text:list-item>
        <text:list-item>
          <text:p text:style-name="P175">Cost: -, Cooldown: -, Range: -, Accuracy: -;</text:p>
        </text:list-item>
      </text:list>
      <text:p text:style-name="P1"/>
      <text:p text:style-name="P24"/>
      <text:p text:style-name="P23"/>
      <text:p text:style-name="P86"><text:span text:style-name="T8">Seer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24"/>
      <text:p text:style-name="P7">Previous Skills:</text:p>
      <text:p text:style-name="P41"/>
      <text:p text:style-name="P41"><text:span text:style-name="Strong_20_Emphasis"><text:span text:style-name="T18">Arcane Barrier</text:span></text:span><text:span text:style-name="Strong_20_Emphasis"><text:span text:style-name="T1">:</text:span></text:span> </text:p>
      <text:list xml:id="list54250929411224" text:continue-numbering="true" text:style-name="L1">
        <text:list-item>
          <text:p text:style-name="P96"><text:span text:style-name="T100">Grant an ally</text:span><text:span text:style-name="T96"> a barrier of arcane energy t</text:span><text:span text:style-name="T100">hat</text:span><text:span text:style-name="T96"> </text:span><text:span text:style-name="T99">mitigates</text:span><text:span text:style-name="T96"> incoming </text:span><text:span text:style-name="T99">magical damage</text:span><text:span text:style-name="T96">.</text:span></text:p>
        </text:list-item>
        <text:list-item>
          <text:p text:style-name="P96"><text:span text:style-name="T141">Grants an ally a barrier that absorbs 30% of any damage received</text:span>. <text:span text:style-name="T142">Lasts for 1 turn.</text:span></text:p>
        </text:list-item>
        <text:list-item>
          <text:p text:style-name="P96"><text:span text:style-name="T101">Cost: 1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41"/>
      <text:p text:style-name="P41"><text:span text:style-name="Strong_20_Emphasis"><text:span text:style-name="T45">Arcane</text:span></text:span><text:span text:style-name="Strong_20_Emphasis"><text:span text:style-name="T16"> </text:span></text:span><text:span text:style-name="Strong_20_Emphasis"><text:span text:style-name="T20">Lances</text:span></text:span><text:span text:style-name="Strong_20_Emphasis"><text:span text:style-name="T16"> </text:span></text:span><text:span text:style-name="Strong_20_Emphasis"><text:span text:style-name="T82">(Upgrade of </text:span></text:span><text:span text:style-name="Strong_20_Emphasis"><text:span text:style-name="T45">Arcane</text:span></text:span><text:span text:style-name="Strong_20_Emphasis"><text:span text:style-name="T82"> Shot)</text:span></text:span><text:span text:style-name="Strong_20_Emphasis"><text:span text:style-name="T1">:</text:span></text:span> </text:p>
      <text:list xml:id="list54252344973449" text:continue-numbering="true" text:style-name="L1">
        <text:list-item>
          <text:p text:style-name="P96"><text:span text:style-name="T97">Shoot </text:span><text:span text:style-name="T102">3</text:span><text:span text:style-name="T97"> bolt</text:span><text:span text:style-name="T102">s</text:span><text:span text:style-name="T97"> </text:span><text:span text:style-name="T98">of </text:span><text:span text:style-name="T99">arcane</text:span><text:span text:style-name="T98"> energy </text:span><text:span text:style-name="T97">at a target.</text:span><text:span text:style-name="T94"> </text:span></text:p>
        </text:list-item>
        <text:list-item>
          <text:p text:style-name="P96"><text:span text:style-name="T94">Deal 10-15 Magic Damage </text:span><text:span text:style-name="T143">3 times </text:span><text:span text:style-name="T95">to the target</text:span><text:span text:style-name="T94">.</text:span></text:p>
        </text:list-item>
        <text:list-item>
          <text:p text:style-name="P96"><text:span text:style-name="T142">Cost: </text:span><text:span text:style-name="T143">2</text:span><text:span text:style-name="T142">, </text:span><text:span text:style-name="T95">Cooldown: </text:span><text:span text:style-name="T141">1,</text:span><text:span text:style-name="T95"> Range: </text:span><text:span text:style-name="T141">4,</text:span><text:span text:style-name="T95"> Accuracy: </text:span><text:span text:style-name="T141">9</text:span><text:span text:style-name="T142">5</text:span><text:span text:style-name="T141">;</text:span></text:p>
        </text:list-item>
      </text:list>
      <text:p text:style-name="P41"/>
      <text:p text:style-name="P41"><text:span text:style-name="Strong_20_Emphasis"><text:span text:style-name="T19">Energy</text:span></text:span><text:span text:style-name="Strong_20_Emphasis"><text:span text:style-name="T16"> </text:span></text:span><text:span text:style-name="Strong_20_Emphasis"><text:span text:style-name="T44">Sphere</text:span></text:span><text:span text:style-name="Strong_20_Emphasis"><text:span text:style-name="T20"> (Upgrade of Energy Orb)</text:span></text:span><text:span text:style-name="Strong_20_Emphasis"><text:span text:style-name="T1">:</text:span></text:span> </text:p>
      <text:list xml:id="list54251603569725" text:continue-numbering="true" text:style-name="L1">
        <text:list-item>
          <text:p text:style-name="P96"><text:span text:style-name="T99">Hurl a</text:span><text:span text:style-name="T102">n</text:span><text:span text:style-name="T99"> energy projectile </text:span><text:span text:style-name="T102">that</text:span><text:span text:style-name="T99"> pass</text:span><text:span text:style-name="T102">es</text:span><text:span text:style-name="T99"> through enemies to reach the target.</text:span><text:span text:style-name="T94"> </text:span></text:p>
        </text:list-item>
        <text:list-item>
          <text:p text:style-name="P96"><text:span text:style-name="T95">D</text:span>eal <text:span text:style-name="T95">20-30 Magic Damage to the target</text:span><text:span text:style-name="T143">s it passes through,</text:span><text:span text:style-name="T95"> with</text:span><text:span text:style-name="T15"> a </text:span><text:span text:style-name="T143">50</text:span><text:span text:style-name="T94">%</text:span><text:span text:style-name="T15"> chance to inflict </text:span><text:span text:style-name="T141">1x S</text:span><text:span text:style-name="T79">low</text:span><text:span text:style-name="T15">. </text:span></text:p>
        </text:list-item>
        <text:list-item>
          <text:p text:style-name="P96"><text:span text:style-name="T142">Cost: 2, </text:span><text:span text:style-name="T95">Cooldown: </text:span><text:span text:style-name="T143">3</text:span><text:span text:style-name="T141">,</text:span><text:span text:style-name="T95"> Range: </text:span><text:span text:style-name="T141">3,</text:span><text:span text:style-name="T95"> Accuracy: </text:span><text:span text:style-name="T141">80;</text:span></text:p>
        </text:list-item>
      </text:list>
      <text:p text:style-name="P41"/>
      <text:p text:style-name="P41"><text:span text:style-name="Strong_20_Emphasis"><text:span text:style-name="T45">Arcane</text:span></text:span><text:span text:style-name="Strong_20_Emphasis"><text:span text:style-name="T19"> </text:span></text:span><text:span text:style-name="Strong_20_Emphasis"><text:span text:style-name="T20">Explosion (Upgrade of </text:span></text:span><text:span text:style-name="Strong_20_Emphasis"><text:span text:style-name="T45">Arcane</text:span></text:span><text:span text:style-name="Strong_20_Emphasis"><text:span text:style-name="T19"> </text:span></text:span><text:span text:style-name="Strong_20_Emphasis"><text:span text:style-name="T20">Blast)</text:span></text:span><text:span text:style-name="Strong_20_Emphasis"><text:span text:style-name="T1">:</text:span></text:span> </text:p>
      <text:list xml:id="list54252681840631" text:continue-numbering="true" text:style-name="L1">
        <text:list-item>
          <text:p text:style-name="P96"><text:span text:style-name="T96">Deal damage in an area and create a residual magic energy </text:span><text:span text:style-name="T102">that explodes on the next turn.</text:span></text:p>
        </text:list-item>
        <text:list-item>
          <text:p text:style-name="P96"><text:span text:style-name="T142">Deal 1</text:span><text:span text:style-name="T143">5</text:span><text:span text:style-name="T142">-</text:span><text:span text:style-name="T143">20</text:span><text:span text:style-name="T142"> </text:span><text:span text:style-name="T143">Magical D</text:span><text:span text:style-name="T142">amage to all enemies caught within a 3x3 radius</text:span>. <text:span text:style-name="T143">The lingering energy explodes on the next turn, dealing an additional 20-30 damage.</text:span></text:p>
        </text:list-item>
        <text:list-item>
          <text:p text:style-name="P96"><text:span text:style-name="T142">Cost: 3, </text:span><text:span text:style-name="T95">Cooldown: </text:span><text:span text:style-name="T142">5</text:span><text:span text:style-name="T141">,</text:span><text:span text:style-name="T95"> Range: </text:span><text:span text:style-name="T142">4</text:span><text:span text:style-name="T141">,</text:span><text:span text:style-name="T95"> Accuracy: </text:span><text:span text:style-name="T142">75</text:span><text:span text:style-name="T141">;</text:span></text:p>
        </text:list-item>
      </text:list>
      <text:p text:style-name="P41"/>
      <text:p text:style-name="P41"><text:span text:style-name="Strong_20_Emphasis"><text:span text:style-name="T21">Chaos Bolt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719653576" text:continue-numbering="true" text:style-name="L1">
        <text:list-item>
          <text:p text:style-name="P131">Unleash a bolt of chaotic energy that <text:span text:style-name="T143">deals unpredictable damage to the target.</text:span> </text:p>
        </text:list-item>
        <text:list-item>
          <text:p text:style-name="P164">Deal 1-75 Magical Damage to the target</text:p>
        </text:list-item>
        <text:list-item>
          <text:p text:style-name="P96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24"/>
      <text:p text:style-name="P24"/>
      <text:p text:style-name="P24"/>
      <text:p text:style-name="P1">Skills:</text:p>
      <text:p text:style-name="P1"/>
      <text:p text:style-name="P42"><text:span text:style-name="Strong_20_Emphasis"><text:span text:style-name="T23">Warp</text:span></text:span><text:span text:style-name="Strong_20_Emphasis"><text:span text:style-name="T20"> (</text:span></text:span><text:span text:style-name="Strong_20_Emphasis"><text:span text:style-name="T50">Upgrade of Blink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486072436" text:continue-numbering="true" text:style-name="L1">
        <text:list-item>
          <text:p text:style-name="P131">Extends the reach of your blink <text:span text:style-name="T150">and </text:span>allows swapping positions with an ally. </text:p>
        </text:list-item>
        <text:list-item>
          <text:p text:style-name="P97">Teleport to an empty tile. <text:span text:style-name="T150">If an ally is present in the tile, swap positions with them.</text:span></text:p>
        </text:list-item>
        <text:list-item>
          <text:p text:style-name="P97"><text:span text:style-name="T153">Cost: 2, </text:span><text:span text:style-name="T154">Cooldown: </text:span><text:span text:style-name="T155">3,</text:span><text:span text:style-name="T154"> Range: </text:span><text:span text:style-name="T156">5</text:span><text:span text:style-name="T155">,</text:span><text:span text:style-name="T154"> Accuracy: -</text:span><text:span text:style-name="T155">;</text:span></text:p>
        </text:list-item>
      </text:list>
      <text:p text:style-name="P53"/>
      <text:p text:style-name="P43"><text:span text:style-name="Strong_20_Emphasis"><text:span text:style-name="T24">Ethereal Link</text:span></text:span><text:span text:style-name="Strong_20_Emphasis"><text:span text:style-name="T20"> (</text:span></text:span><text:span text:style-name="Strong_20_Emphasis"><text:span text:style-name="T51">Upgrade of Amplify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077699429" text:continue-numbering="true" text:style-name="L1">
        <text:list-item>
          <text:p text:style-name="P98"><text:span text:style-name="T96">Establish a link between yourself and an ally, sharing </text:span><text:span text:style-name="T109">your stats and increasing the damage of both your next attacks.</text:span></text:p>
        </text:list-item>
        <text:list-item>
          <text:p text:style-name="P98"><text:span text:style-name="T161">Create a link to an ally in range for 2 turns. The targets’ stats are equal to the sum of both parties’ stats</text:span><text:span text:style-name="T142">. </text:span><text:span text:style-name="T161">Both your next skills deal an extra 15-20% damage.</text:span></text:p>
        </text:list-item>
        <text:list-item>
          <text:p text:style-name="P186"><text:span text:style-name="T142">Cost: 1, </text:span><text:span text:style-name="T95">Cooldown: </text:span><text:span text:style-name="T142">2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52"><text:soft-page-break/></text:p>
      <text:p text:style-name="P42"><text:span text:style-name="Strong_20_Emphasis"><text:span text:style-name="T20">Ethereal C</text:span></text:span><text:span text:style-name="Strong_20_Emphasis"><text:span text:style-name="T52">lutch</text:span></text:span><text:span text:style-name="Strong_20_Emphasis"><text:span text:style-name="T20"> (</text:span></text:span><text:span text:style-name="Strong_20_Emphasis"><text:span text:style-name="T50">Upgrade of </text:span></text:span><text:span text:style-name="Strong_20_Emphasis"><text:span text:style-name="T52">Ethereal Grasp</text:span></text:span><text:span text:style-name="Strong_20_Emphasis"><text:span text:style-name="T20">)</text:span></text:span><text:span text:style-name="Strong_20_Emphasis"><text:span text:style-name="T1">:</text:span></text:span></text:p>
      <text:list xml:id="list54251407439651" text:continue-numbering="true" text:style-name="L1">
        <text:list-item>
          <text:p text:style-name="P99"><text:span text:style-name="T102">Attack </text:span><text:span text:style-name="T110">all targets surrounding you </text:span><text:span text:style-name="T102">using summoned</text:span><text:span text:style-name="T96"> ethereal tentacles </text:span><text:span text:style-name="T102">that</text:span><text:span text:style-name="T96"> grant a chance to inflict root. </text:span></text:p>
        </text:list-item>
        <text:list-item>
          <text:p text:style-name="P99"><text:span text:style-name="T143">Deal </text:span><text:span text:style-name="T162">20</text:span><text:span text:style-name="T143">-</text:span><text:span text:style-name="T162">30</text:span><text:span text:style-name="T143"> Magical Damage to </text:span><text:span text:style-name="T162">all enemies within a 3 tile range of you</text:span><text:span text:style-name="T143">, with a </text:span><text:span text:style-name="T162">90</text:span><text:span text:style-name="T143">% chance to inflict 1x Rooted.</text:span></text:p>
        </text:list-item>
        <text:list-item>
          <text:p text:style-name="P187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52"/>
      <text:p text:style-name="P43"><text:span text:style-name="Strong_20_Emphasis"><text:span text:style-name="T23">A</text:span></text:span><text:span text:style-name="Strong_20_Emphasis"><text:span text:style-name="T19">rcane Resonance</text:span></text:span><text:span text:style-name="Strong_20_Emphasis"><text:span text:style-name="T20"> (</text:span></text:span><text:span text:style-name="Strong_20_Emphasis"><text:span text:style-name="T5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358417805" text:continue-numbering="true" text:style-name="L1">
        <text:list-item>
          <text:p text:style-name="P97"><text:span text:style-name="T96">Create a field of </text:span><text:span text:style-name="T109">arcane essence</text:span><text:span text:style-name="T96">, weakening enemy magical defenses </text:span><text:span text:style-name="T110">and allowing them to be stunned if they pass a certain magic damage threshold.</text:span></text:p>
        </text:list-item>
        <text:list-item>
          <text:p text:style-name="P208">Create a 3x3 zone that reduces the magical resistance of enemies inside it by 20%. Additionally, if enemies are dealt 50 Magic Damage, they receive 1x Stun. The zone lasts 2 turns.</text:p>
        </text:list-item>
        <text:list-item>
          <text:p text:style-name="P188">Cost: -, Cooldown: -, Range: -, Accuracy: -;</text:p>
        </text:list-item>
      </text:list>
      <text:p text:style-name="P52"/>
      <text:p text:style-name="P43"><text:span text:style-name="Strong_20_Emphasis"><text:span text:style-name="T23">Spellbound Familiar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364339877" text:continue-numbering="true" text:style-name="L1">
        <text:list-item>
          <text:p text:style-name="P132">Summon a magical familiar to aid you in battle, <text:span text:style-name="T162">attacking and lowering enemies’ defenses.</text:span> </text:p>
        </text:list-item>
        <text:list-item>
          <text:p text:style-name="P99"><text:span text:style-name="T162">Summon an controllable crow familiar with 40 HP. It can use </text:span><text:span text:style-name="T110">Peck: Deal 5-10 Magical Damage and 7-15 Magical Damage. </text:span><text:span text:style-name="T163">Reduces the Magical Resistance of enemies adjacent to it by 25%.</text:span></text:p>
        </text:list-item>
        <text:list-item>
          <text:p text:style-name="P188">Cost: -, Cooldown: -, Range: -, Accuracy: -;</text:p>
        </text:list-item>
      </text:list>
      <text:p text:style-name="P24"/>
      <text:p text:style-name="P23"/>
      <text:p text:style-name="P86"><text:span text:style-name="T8">Enhancer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24"/>
      <text:p text:style-name="P8"><text:span text:style-name="T86">Previous </text:span>Skills:</text:p>
      <text:p text:style-name="P24"/>
      <text:p text:style-name="P44"><text:span text:style-name="Strong_20_Emphasis"><text:span text:style-name="T19">Energy</text:span></text:span><text:span text:style-name="Strong_20_Emphasis"><text:span text:style-name="T16"> Orb</text:span></text:span><text:span text:style-name="Strong_20_Emphasis"><text:span text:style-name="T1">:</text:span></text:span> </text:p>
      <text:list xml:id="list54252017137596" text:continue-numbering="true" text:style-name="L1">
        <text:list-item>
          <text:p text:style-name="P100"><text:span text:style-name="T99">Hurl</text:span><text:span text:style-name="T97"> a</text:span><text:span text:style-name="T99">n</text:span><text:span text:style-name="T97"> </text:span><text:span text:style-name="T99">orb </text:span><text:span text:style-name="T98">of </text:span><text:span text:style-name="T99">arcane</text:span><text:span text:style-name="T98"> energy </text:span><text:span text:style-name="T97">at a target, </text:span><text:span text:style-name="T99">potentially slowing their movement.</text:span><text:span text:style-name="T94"> </text:span></text:p>
        </text:list-item>
        <text:list-item>
          <text:p text:style-name="P100"><text:span text:style-name="T95">D</text:span>eal <text:span text:style-name="T95">20-30 Magic Damage to the target, with</text:span><text:span text:style-name="T15"> a </text:span><text:span text:style-name="T94">3</text:span><text:span text:style-name="T141">5</text:span><text:span text:style-name="T94">%</text:span><text:span text:style-name="T15"> chance to inflict </text:span><text:span text:style-name="T141">1x S</text:span><text:span text:style-name="T79">low</text:span><text:span text:style-name="T15">. </text:span></text:p>
        </text:list-item>
        <text:list-item>
          <text:p text:style-name="P100"><text:span text:style-name="T142">Cost: 2, </text:span><text:span text:style-name="T95">Cooldown: </text:span><text:span text:style-name="T141">2,</text:span><text:span text:style-name="T95"> Range: </text:span><text:span text:style-name="T141">3,</text:span><text:span text:style-name="T95"> Accuracy: </text:span><text:span text:style-name="T141">80;</text:span></text:p>
        </text:list-item>
      </text:list>
      <text:p text:style-name="P44"/>
      <text:p text:style-name="P44"><text:span text:style-name="Strong_20_Emphasis"><text:span text:style-name="T45">Arcane</text:span></text:span><text:span text:style-name="Strong_20_Emphasis"><text:span text:style-name="T19"> Blast</text:span></text:span><text:span text:style-name="Strong_20_Emphasis"><text:span text:style-name="T1">:</text:span></text:span> </text:p>
      <text:list xml:id="list54251891513051" text:continue-numbering="true" text:style-name="L1">
        <text:list-item>
          <text:p text:style-name="P100"><text:span text:style-name="T96">Detonate a burst of arcane energy at </text:span><text:span text:style-name="T101">a</text:span><text:span text:style-name="T96"> target location, damaging all enemies </text:span><text:span text:style-name="T101">caught</text:span><text:span text:style-name="T96"> within it.</text:span></text:p>
        </text:list-item>
        <text:list-item>
          <text:p text:style-name="P100"><text:span text:style-name="T142">Deal 10-15 damage to all enemies caught within a 3x3 radius</text:span>.</text:p>
        </text:list-item>
        <text:list-item>
          <text:p text:style-name="P100"><text:span text:style-name="T142">Cost: 3, </text:span><text:span text:style-name="T95">Cooldown: </text:span><text:span text:style-name="T142">5</text:span><text:span text:style-name="T141">,</text:span><text:span text:style-name="T95"> Range: </text:span><text:span text:style-name="T142">4</text:span><text:span text:style-name="T141">,</text:span><text:span text:style-name="T95"> Accuracy: </text:span><text:span text:style-name="T142">75</text:span><text:span text:style-name="T141">;</text:span></text:p>
        </text:list-item>
      </text:list>
      <text:p text:style-name="P15"/>
      <text:p text:style-name="P44"><text:span text:style-name="Strong_20_Emphasis"><text:span text:style-name="T45">Arcane</text:span></text:span><text:span text:style-name="Strong_20_Emphasis"><text:span text:style-name="T16"> </text:span></text:span><text:span text:style-name="Strong_20_Emphasis"><text:span text:style-name="T47">Spear</text:span></text:span><text:span text:style-name="Strong_20_Emphasis"><text:span text:style-name="T16"> </text:span></text:span><text:span text:style-name="Strong_20_Emphasis"><text:span text:style-name="T83">(Upgrade of </text:span></text:span><text:span text:style-name="Strong_20_Emphasis"><text:span text:style-name="T45">Arcane</text:span></text:span><text:span text:style-name="Strong_20_Emphasis"><text:span text:style-name="T83"> Shot)</text:span></text:span><text:span text:style-name="Strong_20_Emphasis"><text:span text:style-name="T1">:</text:span></text:span> </text:p>
      <text:list xml:id="list54251923938975" text:continue-numbering="true" text:style-name="L1">
        <text:list-item>
          <text:p text:style-name="P100"><text:span text:style-name="T97">Shoot a </text:span><text:span text:style-name="T103">dense </text:span><text:span text:style-name="T97">bolt </text:span><text:span text:style-name="T98">of </text:span><text:span text:style-name="T99">arcane</text:span><text:span text:style-name="T98"> energy </text:span><text:span text:style-name="T97">at a target, </text:span><text:span text:style-name="T103">lowering their magical defenses.</text:span></text:p>
        </text:list-item>
        <text:list-item>
          <text:p text:style-name="P100"><text:span text:style-name="T94">Deal </text:span><text:span text:style-name="T145">20-25</text:span><text:span text:style-name="T94"> Magic Damage </text:span><text:span text:style-name="T95">to the target, </text:span><text:span text:style-name="T145">and lowers their magical defense by 35% for 1 turn.</text:span></text:p>
        </text:list-item>
        <text:list-item>
          <text:p text:style-name="P100"><text:span text:style-name="T101">Cost: 1, </text:span><text:span text:style-name="T98">Cooldown: </text:span><text:span text:style-name="T99">1,</text:span><text:span text:style-name="T98"> Range: </text:span><text:span text:style-name="T99">4,</text:span><text:span text:style-name="T98"> Accuracy: </text:span><text:span text:style-name="T99">9</text:span><text:span text:style-name="T101">5</text:span><text:span text:style-name="T99">;</text:span></text:p>
        </text:list-item>
      </text:list>
      <text:p text:style-name="P44"/>
      <text:p text:style-name="P44"><text:span text:style-name="Strong_20_Emphasis"><text:span text:style-name="T18">Arcane </text:span></text:span><text:span text:style-name="Strong_20_Emphasis"><text:span text:style-name="T21">Shield</text:span></text:span><text:span text:style-name="Strong_20_Emphasis"><text:span text:style-name="T18"> </text:span></text:span><text:span text:style-name="Strong_20_Emphasis"><text:span text:style-name="T21">(Upgrade of Arcane Barrier)</text:span></text:span><text:span text:style-name="Strong_20_Emphasis"><text:span text:style-name="T1">:</text:span></text:span> </text:p>
      <text:list xml:id="list54252278401704" text:continue-numbering="true" text:style-name="L1">
        <text:list-item>
          <text:p text:style-name="P100"><text:span text:style-name="T100">Grant an ally</text:span><text:span text:style-name="T96"> a barrier of arcane energy t</text:span><text:span text:style-name="T100">hat</text:span><text:span text:style-name="T96"> </text:span><text:span text:style-name="T99">mitigates</text:span><text:span text:style-name="T96"> incoming</text:span><text:span text:style-name="T99"> damage, </text:span><text:span text:style-name="T103">before ultimately exploding.</text:span></text:p>
        </text:list-item>
        <text:list-item>
          <text:p text:style-name="P100"><text:span text:style-name="T141">Grants an ally a barrier that absorbs 30% of any damage received</text:span>. <text:span text:style-name="T142">Lasts for 1 turn, </text:span><text:span text:style-name="T144">after which it explodes, dealing the total absorbed damage to adjacent targets.</text:span></text:p>
        </text:list-item>
        <text:list-item>
          <text:p text:style-name="P100"><text:span text:style-name="T101">Cost: </text:span><text:span text:style-name="T103">2</text:span><text:span text:style-name="T101">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44"/>
      <text:p text:style-name="P44"><text:span text:style-name="Strong_20_Emphasis"><text:span text:style-name="T83">Great </text:span></text:span><text:span text:style-name="Strong_20_Emphasis"><text:span text:style-name="T80">A</text:span></text:span><text:span text:style-name="Strong_20_Emphasis"><text:span text:style-name="T19">mplify</text:span></text:span><text:span text:style-name="Strong_20_Emphasis"><text:span text:style-name="T21"> (Upgrade of Amplify)</text:span></text:span><text:span text:style-name="Strong_20_Emphasis"><text:span text:style-name="T1">:</text:span></text:span> </text:p>
      <text:list xml:id="list54251328531518" text:continue-numbering="true" text:style-name="L1">
        <text:list-item>
          <text:p text:style-name="P100"><text:span text:style-name="T105">Massively</text:span><text:span text:style-name="T103"> a</text:span><text:span text:style-name="T96">mplify the arcane power within you,</text:span><text:span text:style-name="T103"> </text:span><text:span text:style-name="T96">increasing the potency </text:span><text:span text:style-name="T103">and range </text:span><text:span text:style-name="T96">of your next spell.</text:span></text:p>
        </text:list-item>
        <text:list-item>
          <text:p text:style-name="P156">Increases the damage dealt by your next spell by <text:span text:style-name="T144">20-30</text:span>% <text:span text:style-name="T144">and grants it and additional 1 tile of range.</text:span></text:p>
        </text:list-item>
        <text:list-item>
          <text:p text:style-name="P100"><text:span text:style-name="T101">Cost: 1, </text:span><text:span text:style-name="T98">Cooldown: </text:span><text:span text:style-name="T101">2</text:span><text:span text:style-name="T99">,</text:span><text:span text:style-name="T98"> Range: -</text:span><text:span text:style-name="T99">,</text:span><text:span text:style-name="T98"> Accuracy: -</text:span><text:span text:style-name="T141">;</text:span></text:p>
        </text:list-item>
      </text:list>
      <text:p text:style-name="P26"/>
      <text:p text:style-name="P24"/>
      <text:p text:style-name="P24"/>
      <text:p text:style-name="P24"/>
      <text:p text:style-name="P1">Skills:</text:p>
      <text:p text:style-name="P24"/>
      <text:p text:style-name="P44"><text:span text:style-name="Strong_20_Emphasis"><text:span text:style-name="T27">Phase Step </text:span></text:span><text:span text:style-name="Strong_20_Emphasis"><text:span text:style-name="T21">(</text:span></text:span><text:span text:style-name="Strong_20_Emphasis"><text:span text:style-name="T27">Upgrade of </text:span></text:span><text:span text:style-name="Strong_20_Emphasis"><text:span text:style-name="T53">Blink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908833523" text:continue-numbering="true" text:style-name="L1">
        <text:list-item>
          <text:p text:style-name="P100"><text:span text:style-name="T96">Perform a quick, magical dash that allows you to phase through enemies, dealing damage </text:span><text:span text:style-name="T111">and gaining evasion.</text:span></text:p>
        </text:list-item>
        <text:list-item>
          <text:p text:style-name="P210">Dash to an empty tile in range. Enemies you pass through are dealt 15-30 Damage and you gain 10% evasion for each.</text:p>
        </text:list-item>
        <text:list-item>
          <text:p text:style-name="P100"><text:span text:style-name="T101">Cost: 2, </text:span><text:span text:style-name="T98">Cooldown: </text:span><text:span text:style-name="T99">3,</text:span><text:span text:style-name="T98"> Range: </text:span><text:span text:style-name="T111">4</text:span><text:span text:style-name="T99">,</text:span><text:span text:style-name="T98"> Accuracy: -</text:span><text:span text:style-name="T99">;</text:span></text:p>
        </text:list-item>
      </text:list>
      <text:p text:style-name="P44"/>
      <text:p text:style-name="P44"><text:soft-page-break/><text:span text:style-name="Strong_20_Emphasis"><text:span text:style-name="T1">Arcane Charge (Upgrade of Energy </text:span></text:span><text:span text:style-name="Strong_20_Emphasis"><text:span text:style-name="T53">Thrust</text:span></text:span><text:span text:style-name="Strong_20_Emphasis"><text:span text:style-name="T87">)</text:span></text:span><text:span text:style-name="Strong_20_Emphasis"><text:span text:style-name="T1">:</text:span></text:span> </text:p>
      <text:list xml:id="list54252542341783" text:continue-numbering="true" text:style-name="L1">
        <text:list-item>
          <text:p text:style-name="P100"><text:span text:style-name="T99">Project energy in a line in front of the </text:span><text:span text:style-name="T104">user</text:span><text:span text:style-name="T99">, dealing damage to all enemies in its path.</text:span><text:span text:style-name="T96"> </text:span></text:p>
        </text:list-item>
        <text:list-item>
          <text:p text:style-name="P100"><text:span text:style-name="T145">D</text:span><text:span text:style-name="T165">ash to an empty tile and d</text:span><text:span text:style-name="T145">eal </text:span><text:span text:style-name="T165">35</text:span><text:span text:style-name="T145">-</text:span><text:span text:style-name="T165">45</text:span><text:span text:style-name="T145"> Magical Damage to all enemies in a 3 tile long line. </text:span><text:span text:style-name="T165">This skill has a 45% chance of inflicting 1x Blindness.</text:span></text:p>
        </text:list-item>
        <text:list-item>
          <text:p text:style-name="P100"><text:span text:style-name="T101">Cost: </text:span><text:span text:style-name="T104">2</text:span><text:span text:style-name="T101">, </text:span><text:span text:style-name="T98">Cooldown: </text:span><text:span text:style-name="T104">3</text:span><text:span text:style-name="T98"> Range: </text:span><text:span text:style-name="T104">1</text:span><text:span text:style-name="T99">,</text:span><text:span text:style-name="T98"> Accuracy: </text:span><text:span text:style-name="T104">85</text:span><text:span text:style-name="T99">;</text:span></text:p>
        </text:list-item>
      </text:list>
      <text:p text:style-name="P44"/>
      <text:p text:style-name="P44"><text:span text:style-name="Strong_20_Emphasis"><text:span text:style-name="T83">Surge of Power </text:span></text:span><text:span text:style-name="Strong_20_Emphasis"><text:span text:style-name="T21">(</text:span></text:span><text:span text:style-name="Strong_20_Emphasis"><text:span text:style-name="T27">Upgrade of </text:span></text:span><text:span text:style-name="Strong_20_Emphasis"><text:span text:style-name="T54">Arcane Surge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402547439" text:continue-numbering="true" text:style-name="L1">
        <text:list-item>
          <text:p text:style-name="P101"><text:span text:style-name="T99">Channel a surge of raw arcane power, </text:span><text:span text:style-name="T112">granting speed and </text:span><text:span text:style-name="T99">increasing spell damage</text:span><text:span text:style-name="T96"> </text:span><text:span text:style-name="T104">based on spell cost </text:span><text:span text:style-name="T112">and remaining speed.</text:span></text:p>
        </text:list-item>
        <text:list-item>
          <text:p text:style-name="P170">For the next 2 turns, <text:span text:style-name="T166">gain 2 Speed and </text:span><text:span text:style-name="T146">each spell deals an extra (</text:span>3-7 * <text:span text:style-name="T146">Cost)</text:span><text:span text:style-name="T166"> + (1-3 RemainingSpeed)</text:span><text:span text:style-name="T146"> Magical Damage.</text:span></text:p>
        </text:list-item>
        <text:list-item>
          <text:p text:style-name="P100"><text:span text:style-name="T101">Cost: </text:span><text:span text:style-name="T112">3</text:span><text:span text:style-name="T101">, </text:span><text:span text:style-name="T98">Cooldown: </text:span><text:span text:style-name="T112">6</text:span><text:span text:style-name="T98"> Range: -</text:span><text:span text:style-name="T99">,</text:span><text:span text:style-name="T98"> Accuracy: -</text:span><text:span text:style-name="T99">;</text:span></text:p>
        </text:list-item>
      </text:list>
      <text:p text:style-name="P44"/>
      <text:p text:style-name="P44"><text:span text:style-name="Strong_20_Emphasis"><text:span text:style-name="T21"><text:s/></text:span></text:span><text:span text:style-name="Strong_20_Emphasis"><text:span text:style-name="T54">Zap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54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493891292" text:continue-numbering="true" text:style-name="L1">
        <text:list-item>
          <text:p text:style-name="P101"><text:span text:style-name="T104">S</text:span><text:span text:style-name="T112">hoot a bolt of enchanted energy that jumps from enemy to enemy, dealing damage and having a chance to </text:span><text:span text:style-name="T113">grant you shielding</text:span><text:span text:style-name="T112">.</text:span></text:p>
        </text:list-item>
        <text:list-item>
          <text:p text:style-name="P213">Deals 13-25 Magical Damage to the target with a 25% chance to <text:span text:style-name="T167">grant you 5-10 Shield</text:span>. The first hit has 100% chance, then it jumps to an enemy within range, repeating the effect but lowering the chance of repeating by 20%.</text:p>
        </text:list-item>
        <text:list-item>
          <text:p text:style-name="P100"><text:span text:style-name="T142">Cost: </text:span><text:span text:style-name="T146">1</text:span><text:span text:style-name="T142">, </text:span><text:span text:style-name="T95">Cooldown: </text:span><text:span text:style-name="T146">4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44"/>
      <text:p text:style-name="P45"><text:span text:style-name="Strong_20_Emphasis"><text:span text:style-name="T21"><text:s/></text:span></text:span><text:span text:style-name="Strong_20_Emphasis"><text:span text:style-name="T28">Spectral Strike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54251740699963" text:continue-numbering="true" text:style-name="L1">
        <text:list-item>
          <text:p text:style-name="P100"><text:span text:style-name="T104">Teleport to </text:span><text:span text:style-name="T113">the</text:span><text:span text:style-name="T104"> target and deliver a powerful, arcane-charged strike disorients the target.</text:span></text:p>
        </text:list-item>
        <text:list-item>
          <text:p text:style-name="P215">Teleport to the closest tile adjacent to the target and deal 20-40 Magical Damage, with a 70% chance to reduce accuracy and evasion by 20% for 3 turns.</text:p>
        </text:list-item>
        <text:list-item>
          <text:p text:style-name="P100"><text:span text:style-name="T142">Cost: </text:span><text:span text:style-name="T146">1</text:span><text:span text:style-name="T142">, </text:span><text:span text:style-name="T95">Cooldown: </text:span><text:span text:style-name="T146">4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86"><text:span text:style-name="T8">Psychic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27"/>
      <text:p text:style-name="P28"><text:span text:style-name="T5">Previous </text:span><text:span text:style-name="T2">Skills:</text:span></text:p>
      <text:p text:style-name="P44"><text:span text:style-name="Strong_20_Emphasis"><text:span text:style-name="T19"/></text:span></text:p>
      <text:p text:style-name="P44"><text:span text:style-name="Strong_20_Emphasis"><text:span text:style-name="T43">Blink</text:span></text:span><text:span text:style-name="Strong_20_Emphasis"><text:span text:style-name="T1">:</text:span></text:span> </text:p>
      <text:list xml:id="list54252838332188" text:continue-numbering="true" text:style-name="L1">
        <text:list-item>
          <text:p text:style-name="P100"><text:span text:style-name="T99">Blink</text:span><text:span text:style-name="T96"> your eyes </text:span><text:span text:style-name="T99">to</text:span><text:span text:style-name="T96"> </text:span><text:span text:style-name="T99">teleport</text:span><text:span text:style-name="T96"> to a nearby location, allowing for quick repositioning.</text:span></text:p>
        </text:list-item>
        <text:list-item>
          <text:p text:style-name="P100">Teleport to an empty tile.</text:p>
        </text:list-item>
        <text:list-item>
          <text:p text:style-name="P100"><text:span text:style-name="T142">Cost: 2, </text:span><text:span text:style-name="T95">Cooldown: </text:span><text:span text:style-name="T141">3,</text:span><text:span text:style-name="T95"> Range: </text:span><text:span text:style-name="T141">3,</text:span><text:span text:style-name="T95"> Accuracy: -</text:span><text:span text:style-name="T141">;</text:span></text:p>
        </text:list-item>
      </text:list>
      <text:p text:style-name="P15"/>
      <text:p text:style-name="P44"><text:span text:style-name="Strong_20_Emphasis"><text:span text:style-name="T45">Arcane</text:span></text:span><text:span text:style-name="Strong_20_Emphasis"><text:span text:style-name="T16"> </text:span></text:span><text:span text:style-name="Strong_20_Emphasis"><text:span text:style-name="T47">Spear</text:span></text:span><text:span text:style-name="Strong_20_Emphasis"><text:span text:style-name="T16"> </text:span></text:span><text:span text:style-name="Strong_20_Emphasis"><text:span text:style-name="T83">(Upgrade of </text:span></text:span><text:span text:style-name="Strong_20_Emphasis"><text:span text:style-name="T45">Arcane</text:span></text:span><text:span text:style-name="Strong_20_Emphasis"><text:span text:style-name="T83"> Shot)</text:span></text:span><text:span text:style-name="Strong_20_Emphasis"><text:span text:style-name="T1">:</text:span></text:span> </text:p>
      <text:list xml:id="list54252561738662" text:continue-numbering="true" text:style-name="L1">
        <text:list-item>
          <text:p text:style-name="P100"><text:span text:style-name="T97">Shoot a </text:span><text:span text:style-name="T103">dense </text:span><text:span text:style-name="T97">bolt </text:span><text:span text:style-name="T98">of </text:span><text:span text:style-name="T99">arcane</text:span><text:span text:style-name="T98"> energy </text:span><text:span text:style-name="T97">at a target, </text:span><text:span text:style-name="T103">lowering their magical defenses.</text:span></text:p>
        </text:list-item>
        <text:list-item>
          <text:p text:style-name="P100"><text:span text:style-name="T94">Deal </text:span><text:span text:style-name="T145">20-25</text:span><text:span text:style-name="T94"> Magic Damage </text:span><text:span text:style-name="T95">to the target, </text:span><text:span text:style-name="T145">and lowers their magical defense by 35% for 1 turn.</text:span></text:p>
        </text:list-item>
        <text:list-item>
          <text:p text:style-name="P100"><text:span text:style-name="T101">Cost: 1, </text:span><text:span text:style-name="T98">Cooldown: </text:span><text:span text:style-name="T99">1,</text:span><text:span text:style-name="T98"> Range: </text:span><text:span text:style-name="T99">4,</text:span><text:span text:style-name="T98"> Accuracy: </text:span><text:span text:style-name="T99">9</text:span><text:span text:style-name="T101">5</text:span><text:span text:style-name="T99">;</text:span></text:p>
        </text:list-item>
      </text:list>
      <text:p text:style-name="P44"/>
      <text:p text:style-name="P44"><text:span text:style-name="Strong_20_Emphasis"><text:span text:style-name="T83">Great </text:span></text:span><text:span text:style-name="Strong_20_Emphasis"><text:span text:style-name="T80">A</text:span></text:span><text:span text:style-name="Strong_20_Emphasis"><text:span text:style-name="T19">mplify</text:span></text:span><text:span text:style-name="Strong_20_Emphasis"><text:span text:style-name="T21"> (Upgrade of Amplify)</text:span></text:span><text:span text:style-name="Strong_20_Emphasis"><text:span text:style-name="T1">:</text:span></text:span> </text:p>
      <text:list xml:id="list54252112848445" text:continue-numbering="true" text:style-name="L1">
        <text:list-item>
          <text:p text:style-name="P100"><text:span text:style-name="T105">Massively</text:span><text:span text:style-name="T103"> a</text:span><text:span text:style-name="T96">mplify the arcane power within you,</text:span><text:span text:style-name="T103"> </text:span><text:span text:style-name="T96">increasing the potency </text:span><text:span text:style-name="T103">and range </text:span><text:span text:style-name="T96">of your next spell.</text:span></text:p>
        </text:list-item>
        <text:list-item>
          <text:p text:style-name="P156">Increases the damage dealt by your next spell by <text:span text:style-name="T144">20-30</text:span>% <text:span text:style-name="T144">and grants it and additional 1 tile of range.</text:span></text:p>
        </text:list-item>
        <text:list-item>
          <text:p text:style-name="P100"><text:span text:style-name="T101">Cost: 1, </text:span><text:span text:style-name="T98">Cooldown: </text:span><text:span text:style-name="T101">2</text:span><text:span text:style-name="T99">,</text:span><text:span text:style-name="T98"> Range: -</text:span><text:span text:style-name="T99">,</text:span><text:span text:style-name="T98"> Accuracy: -</text:span><text:span text:style-name="T141">;</text:span></text:p>
        </text:list-item>
      </text:list>
      <text:p text:style-name="P44"><text:span text:style-name="Strong_20_Emphasis"><text:span text:style-name="T43"/></text:span></text:p>
      <text:p text:style-name="P44"><text:span text:style-name="Strong_20_Emphasis"><text:span text:style-name="T21"><text:s/>Energy </text:span></text:span><text:span text:style-name="Strong_20_Emphasis"><text:span text:style-name="T46">Thrust</text:span></text:span><text:span text:style-name="Strong_20_Emphasis"><text:span text:style-name="T43"> </text:span></text:span><text:span text:style-name="Strong_20_Emphasis"><text:span text:style-name="T45">(New Skill)</text:span></text:span><text:span text:style-name="Strong_20_Emphasis"><text:span text:style-name="T1">:</text:span></text:span> </text:p>
      <text:list xml:id="list54252769121044" text:continue-numbering="true" text:style-name="L1">
        <text:list-item>
          <text:p text:style-name="P100"><text:span text:style-name="T99">Project energy in a line in front of the </text:span><text:span text:style-name="T104">user</text:span><text:span text:style-name="T99">, dealing damage to all enemies in its path.</text:span><text:span text:style-name="T96"> </text:span></text:p>
        </text:list-item>
        <text:list-item>
          <text:p text:style-name="P171">Deals 23-33 Magical Damage to all enemies in a 3 tile long line.</text:p>
        </text:list-item>
        <text:list-item>
          <text:p text:style-name="P100"><text:span text:style-name="T142">Cost: </text:span><text:span text:style-name="T145">2</text:span><text:span text:style-name="T142">, </text:span><text:span text:style-name="T95">Cooldown: </text:span><text:span text:style-name="T145">3</text:span><text:span text:style-name="T95"> Range: </text:span><text:span text:style-name="T145">1</text:span><text:span text:style-name="T141">,</text:span><text:span text:style-name="T95"> Accuracy: </text:span><text:span text:style-name="T145">85</text:span><text:span text:style-name="T141">;</text:span></text:p>
        </text:list-item>
      </text:list>
      <text:p text:style-name="P44"><text:span text:style-name="Strong_20_Emphasis"><text:span text:style-name="T21"/></text:span></text:p>
      <text:p text:style-name="P44"><text:span text:style-name="Strong_20_Emphasis"><text:span text:style-name="T21"><text:s/></text:span></text:span><text:span text:style-name="Strong_20_Emphasis"><text:span text:style-name="T22">Arcane Surge </text:span></text:span><text:span text:style-name="Strong_20_Emphasis"><text:span text:style-name="T21">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54251427175107" text:continue-numbering="true" text:style-name="L1">
        <text:list-item>
          <text:p text:style-name="P100"><text:span text:style-name="T99">Channel a surge of raw arcane power, increasing spell damage</text:span><text:span text:style-name="T96"> </text:span><text:span text:style-name="T104">based on spell cost.</text:span></text:p>
        </text:list-item>
        <text:list-item>
          <text:p text:style-name="P171">For the next 2 turns, <text:span text:style-name="T146">each spell deals an extra (</text:span>3-7 * <text:span text:style-name="T146">Cost) Magical Damage.</text:span></text:p>
        </text:list-item>
        <text:list-item>
          <text:p text:style-name="P100"><text:span text:style-name="T142">Cost: </text:span><text:span text:style-name="T146">1</text:span><text:span text:style-name="T142">, </text:span><text:span text:style-name="T95">Cooldown: </text:span><text:span text:style-name="T146">4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24"/>
      <text:p text:style-name="P24"/>
      <text:p text:style-name="P24"/>
      <text:p text:style-name="P1">Skills:</text:p>
      <text:p text:style-name="P24"/>
      <text:p text:style-name="P47"><text:span text:style-name="Strong_20_Emphasis"><text:span text:style-name="T88">Mind Blast</text:span></text:span><text:span text:style-name="Strong_20_Emphasis"><text:span text:style-name="T16"> </text:span></text:span><text:span text:style-name="Strong_20_Emphasis"><text:span text:style-name="T83">(Upgrade of </text:span></text:span><text:span text:style-name="Strong_20_Emphasis"><text:span text:style-name="T45">Arcane</text:span></text:span><text:span text:style-name="Strong_20_Emphasis"><text:span text:style-name="T19"> Blast</text:span></text:span><text:span text:style-name="Strong_20_Emphasis"><text:span text:style-name="T83">)</text:span></text:span><text:span text:style-name="Strong_20_Emphasis"><text:span text:style-name="T1">:</text:span></text:span> </text:p>
      <text:list xml:id="list54252073170019" text:continue-numbering="true" text:style-name="L1">
        <text:list-item>
          <text:p text:style-name="P102"><text:span text:style-name="T96">Detonate a burst of </text:span><text:span text:style-name="T114">mental</text:span><text:span text:style-name="T96"> energy at </text:span><text:span text:style-name="T101">a</text:span><text:span text:style-name="T96"> target location, damaging all enemies </text:span><text:span text:style-name="T101">caught</text:span><text:span text:style-name="T96"> within </text:span><text:span text:style-name="T114">it and lowering their debuff resistance.</text:span></text:p>
        </text:list-item>
        <text:list-item>
          <text:p text:style-name="P102"><text:span text:style-name="T142">Deal 1</text:span><text:span text:style-name="T168">5-25</text:span><text:span text:style-name="T142"> damage to all enemies caught within a 3x3 radius </text:span><text:span text:style-name="T168">and lower their resistance to debuffs by 30%.</text:span></text:p>
        </text:list-item>
        <text:list-item>
          <text:p text:style-name="P102"><text:span text:style-name="T101">Cost: 3, </text:span><text:span text:style-name="T98">Cooldown: </text:span><text:span text:style-name="T101">5</text:span><text:span text:style-name="T99">,</text:span><text:span text:style-name="T98"> Range: </text:span><text:span text:style-name="T101">4</text:span><text:span text:style-name="T99">,</text:span><text:span text:style-name="T98"> Accuracy: </text:span><text:span text:style-name="T101">75</text:span><text:span text:style-name="T99">;</text:span></text:p>
        </text:list-item>
      </text:list>
      <text:p text:style-name="P69"/>
      <text:p text:style-name="P47"><text:span text:style-name="Strong_20_Emphasis"><text:span text:style-name="T1">Psychic Orb (Upgrade of Energy Orb):</text:span></text:span> </text:p>
      <text:list xml:id="list54252278135050" text:continue-numbering="true" text:style-name="L1">
        <text:list-item>
          <text:p text:style-name="P102"><text:span text:style-name="T99">Hurl</text:span><text:span text:style-name="T97"> a</text:span><text:span text:style-name="T99">n</text:span><text:span text:style-name="T97"> </text:span><text:span text:style-name="T99">orb </text:span><text:span text:style-name="T98">of </text:span><text:span text:style-name="T99">arcane</text:span><text:span text:style-name="T98"> energy </text:span><text:span text:style-name="T97">at a target,</text:span><text:span text:style-name="T114"> potentially confusing </text:span><text:span text:style-name="T116">it</text:span><text:span text:style-name="T114">.</text:span></text:p>
        </text:list-item>
        <text:list-item>
          <text:p text:style-name="P102"><text:span text:style-name="T95">D</text:span>eal <text:span text:style-name="T95">2</text:span><text:span text:style-name="T168">5</text:span><text:span text:style-name="T95">-</text:span><text:span text:style-name="T168">4</text:span><text:span text:style-name="T169">5</text:span><text:span text:style-name="T95"> Magic Damage to the target</text:span><text:span text:style-name="T168">, </text:span><text:span text:style-name="T95">with</text:span><text:span text:style-name="T15"> a </text:span><text:span text:style-name="T168">40</text:span><text:span text:style-name="T94">%</text:span><text:span text:style-name="T15"> chance to inflict </text:span><text:span text:style-name="T141">1x </text:span><text:span text:style-name="T168">Confusion</text:span><text:span text:style-name="T15">. </text:span></text:p>
        </text:list-item>
        <text:list-item>
          <text:p text:style-name="P102"><text:span text:style-name="T101">Cost: 2, </text:span><text:span text:style-name="T98">Cooldown: </text:span><text:span text:style-name="T99">2,</text:span><text:span text:style-name="T98"> Range: </text:span><text:span text:style-name="T99">3,</text:span><text:span text:style-name="T98"> Accuracy: </text:span><text:span text:style-name="T99">80;</text:span></text:p>
        </text:list-item>
      </text:list>
      <text:p text:style-name="P69"><text:soft-page-break/></text:p>
      <text:p text:style-name="P46"><text:span text:style-name="Strong_20_Emphasis"><text:span text:style-name="T55">Mental Barrier</text:span></text:span><text:span text:style-name="Strong_20_Emphasis"><text:span text:style-name="T16"> </text:span></text:span><text:span text:style-name="Strong_20_Emphasis"><text:span text:style-name="T83">(Upgrade of </text:span></text:span><text:span text:style-name="Strong_20_Emphasis"><text:span text:style-name="T55">Arcane Shield</text:span></text:span><text:span text:style-name="Strong_20_Emphasis"><text:span text:style-name="T83">)</text:span></text:span><text:span text:style-name="Strong_20_Emphasis"><text:span text:style-name="T1">:</text:span></text:span> </text:p>
      <text:list xml:id="list54252607100305" text:continue-numbering="true" text:style-name="L1">
        <text:list-item>
          <text:p text:style-name="P138">Give an ally a barrier that reduces incoming damage and debuffs. When it expires, it explodes, dealing the absorbed damage and debuffs to nearby enemies.</text:p>
        </text:list-item>
        <text:list-item>
          <text:p text:style-name="P102"><text:span text:style-name="T141">Grants an ally a barrier that absorbs 30% of any damage received </text:span><text:span text:style-name="T168">and increases debuff resistance by 30%</text:span>. <text:span text:style-name="T142">Lasts for 1 turn, </text:span><text:span text:style-name="T144">after which it explodes, dealing the total absorbed damage </text:span><text:span text:style-name="T168">and resisted debuffs</text:span><text:span text:style-name="T144"> to adjacent targets.</text:span></text:p>
        </text:list-item>
        <text:list-item>
          <text:p text:style-name="P102"><text:span text:style-name="T101">Cost: </text:span><text:span text:style-name="T103">2</text:span><text:span text:style-name="T101">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69"/>
      <text:p text:style-name="P46"><text:span text:style-name="Strong_20_Emphasis"><text:span text:style-name="T56">Telekinetic Thrust</text:span></text:span><text:span text:style-name="Strong_20_Emphasis"><text:span text:style-name="T16"> </text:span></text:span><text:span text:style-name="Strong_20_Emphasis"><text:span text:style-name="T83">(</text:span></text:span><text:span text:style-name="Strong_20_Emphasis"><text:span text:style-name="T56">New Skill</text:span></text:span><text:span text:style-name="Strong_20_Emphasis"><text:span text:style-name="T83">)</text:span></text:span><text:span text:style-name="Strong_20_Emphasis"><text:span text:style-name="T1">:</text:span></text:span> </text:p>
      <text:list xml:id="list54251967657997" text:continue-numbering="true" text:style-name="L1">
        <text:list-item>
          <text:p text:style-name="P103"><text:span text:style-name="T97">Use telekinesis to </text:span><text:span text:style-name="T115">either </text:span><text:span text:style-name="T97">push enemies away from you </text:span><text:span text:style-name="T115">or </text:span><text:span text:style-name="T97">pull allies towards you.</text:span></text:p>
        </text:list-item>
        <text:list-item>
          <text:p text:style-name="P217">If used on an ally, pulls them to the closest tile. If used on an enemy, deals 20-30 Magical Damage and knocks them back 3 tiles.</text:p>
        </text:list-item>
        <text:list-item>
          <text:p text:style-name="P103"><text:span text:style-name="T101">Cost: -, </text:span><text:span text:style-name="T98">Cooldown: -</text:span><text:span text:style-name="T99">,</text:span><text:span text:style-name="T98"> Range: -</text:span><text:span text:style-name="T99">,</text:span><text:span text:style-name="T98"> Accuracy: </text:span><text:span text:style-name="T101">-</text:span><text:span text:style-name="T99">;</text:span></text:p>
        </text:list-item>
      </text:list>
      <text:p text:style-name="P69"/>
      <text:p text:style-name="P48"><text:span text:style-name="Strong_20_Emphasis"><text:span text:style-name="T56">Transfer Ailments</text:span></text:span><text:span text:style-name="Strong_20_Emphasis"><text:span text:style-name="T16"> </text:span></text:span><text:span text:style-name="Strong_20_Emphasis"><text:span text:style-name="T83">(</text:span></text:span><text:span text:style-name="Strong_20_Emphasis"><text:span text:style-name="T56">New Skill</text:span></text:span><text:span text:style-name="Strong_20_Emphasis"><text:span text:style-name="T83">)</text:span></text:span><text:span text:style-name="Strong_20_Emphasis"><text:span text:style-name="T1">:</text:span></text:span> </text:p>
      <text:list xml:id="list54252128731599" text:continue-numbering="true" text:style-name="L1">
        <text:list-item>
          <text:p text:style-name="P141"><text:span text:style-name="T94">T</text:span>ransfer a number of debuffs from one target to another.</text:p>
        </text:list-item>
        <text:list-item>
          <text:p text:style-name="P217">Transfer 1-3 debuffs from one target to another.</text:p>
        </text:list-item>
        <text:list-item>
          <text:p text:style-name="P103"><text:span text:style-name="T101">Cost: -, </text:span><text:span text:style-name="T98">Cooldown: -</text:span><text:span text:style-name="T99">,</text:span><text:span text:style-name="T98"> Range: -</text:span><text:span text:style-name="T99">,</text:span><text:span text:style-name="T98"> Accuracy: </text:span><text:span text:style-name="T101">-</text:span><text:span text:style-name="T99">;</text:span></text:p>
        </text:list-item>
      </text:list>
      <text:p text:style-name="P24"/>
      <text:p text:style-name="P24"/>
      <text:p text:style-name="P23"/>
      <text:p text:style-name="P86"><text:span text:style-name="T8">Inqu</text:span><text:span text:style-name="T10">i</text:span><text:span text:style-name="T8">sitor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9"><text:span text:style-name="T79">Previous </text:span>Skills:</text:p>
      <text:p text:style-name="P28"/>
      <text:p text:style-name="P60"><text:span text:style-name="Strong_20_Emphasis"><text:span text:style-name="T43">Blink</text:span></text:span><text:span text:style-name="Strong_20_Emphasis"><text:span text:style-name="T1">:</text:span></text:span> </text:p>
      <text:list xml:id="list54252777537569" text:continue-numbering="true" text:style-name="L1">
        <text:list-item>
          <text:p text:style-name="P104"><text:span text:style-name="T99">Blink</text:span><text:span text:style-name="T96"> your eyes </text:span><text:span text:style-name="T99">to</text:span><text:span text:style-name="T96"> </text:span><text:span text:style-name="T99">teleport</text:span><text:span text:style-name="T96"> to a nearby location, allowing for quick repositioning.</text:span></text:p>
        </text:list-item>
        <text:list-item>
          <text:p text:style-name="P104">Teleport to an empty tile.</text:p>
        </text:list-item>
        <text:list-item>
          <text:p text:style-name="P104"><text:span text:style-name="T142">Cost: 2, </text:span><text:span text:style-name="T95">Cooldown: </text:span><text:span text:style-name="T141">3,</text:span><text:span text:style-name="T95"> Range: </text:span><text:span text:style-name="T141">3,</text:span><text:span text:style-name="T95"> Accuracy: -</text:span><text:span text:style-name="T141">;</text:span></text:p>
        </text:list-item>
      </text:list>
      <text:p text:style-name="P60"/>
      <text:p text:style-name="P60"><text:span text:style-name="Strong_20_Emphasis"><text:span text:style-name="T18">Arcane Barrier</text:span></text:span><text:span text:style-name="Strong_20_Emphasis"><text:span text:style-name="T1">:</text:span></text:span> </text:p>
      <text:list xml:id="list54252197081338" text:continue-numbering="true" text:style-name="L1">
        <text:list-item>
          <text:p text:style-name="P104"><text:span text:style-name="T100">Grant an ally</text:span><text:span text:style-name="T96"> a barrier of arcane energy t</text:span><text:span text:style-name="T100">hat</text:span><text:span text:style-name="T96"> </text:span><text:span text:style-name="T99">mitigates</text:span><text:span text:style-name="T96"> incoming </text:span><text:span text:style-name="T99">magical damage</text:span><text:span text:style-name="T96">.</text:span></text:p>
        </text:list-item>
        <text:list-item>
          <text:p text:style-name="P104"><text:span text:style-name="T141">Grants an ally a barrier that absorbs 30% of any damage received</text:span>. <text:span text:style-name="T142">Lasts for 1 turn.</text:span></text:p>
        </text:list-item>
        <text:list-item>
          <text:p text:style-name="P104"><text:span text:style-name="T101">Cost: 1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60"/>
      <text:p text:style-name="P60"><text:span text:style-name="Strong_20_Emphasis"><text:span text:style-name="T21">Chaos Bolt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285489730" text:continue-numbering="true" text:style-name="L1">
        <text:list-item>
          <text:p text:style-name="P133">Unleash a bolt of chaotic energy that <text:span text:style-name="T143">deals unpredictable damage to the target.</text:span> </text:p>
        </text:list-item>
        <text:list-item>
          <text:p text:style-name="P165">Deal 1-75 Magical Damage to the target</text:p>
        </text:list-item>
        <text:list-item>
          <text:p text:style-name="P104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16"/>
      <text:p text:style-name="P60"><text:span text:style-name="Strong_20_Emphasis"><text:span text:style-name="T20">Divine Boo</text:span></text:span><text:span text:style-name="Strong_20_Emphasis"><text:span text:style-name="T25">n</text:span></text:span><text:span text:style-name="Strong_20_Emphasis"><text:span text:style-name="T20"> (</text:span></text:span><text:span text:style-name="Strong_20_Emphasis"><text:span text:style-name="T47">Upgrade of Amplify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568848432" text:continue-numbering="true" text:style-name="L1">
        <text:list-item>
          <text:p text:style-name="P104"><text:span text:style-name="T106">Infuse yourself with divine energy</text:span><text:span text:style-name="T96">, increasing the potency of your next spe</text:span><text:span text:style-name="T106">ll and healing allies adjacent to the target.</text:span></text:p>
        </text:list-item>
        <text:list-item>
          <text:p text:style-name="P157">Increases the damage dealt by your next spell by 1<text:span text:style-name="T147">7</text:span>-2<text:span text:style-name="T147">3</text:span>%. <text:span text:style-name="T147">Allies adjacent to the target are healed 7-17 HP.</text:span></text:p>
        </text:list-item>
        <text:list-item>
          <text:p text:style-name="P178"><text:span text:style-name="T142">Cost: 1, </text:span><text:span text:style-name="T95">Cooldown: </text:span><text:span text:style-name="T142">2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  <text:p text:style-name="P178"/>
        </text:list-item>
      </text:list>
      <text:p text:style-name="P60"><text:span text:style-name="Strong_20_Emphasis"><text:span text:style-name="T20">S</text:span></text:span><text:span text:style-name="Strong_20_Emphasis"><text:span text:style-name="T26">anctified Globe</text:span></text:span><text:span text:style-name="Strong_20_Emphasis"><text:span text:style-name="T20"> (</text:span></text:span><text:span text:style-name="Strong_20_Emphasis"><text:span text:style-name="T47">Upgrade of </text:span></text:span><text:span text:style-name="Strong_20_Emphasis"><text:span text:style-name="T48">Energy Sphere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034861310" text:continue-numbering="true" text:style-name="L1">
        <text:list-item>
          <text:p text:style-name="P178"><text:span text:style-name="T99">Hurl a</text:span><text:span text:style-name="T102"> </text:span><text:span text:style-name="T107">holy </text:span><text:span text:style-name="T99">projectile </text:span><text:span text:style-name="T102">that</text:span><text:span text:style-name="T99"> pass</text:span><text:span text:style-name="T102">es</text:span><text:span text:style-name="T99"> through enemies, </text:span><text:span text:style-name="T107">healing allies on its path to </text:span><text:span text:style-name="T99">the target.</text:span><text:span text:style-name="T94"> </text:span></text:p>
        </text:list-item>
        <text:list-item>
          <text:p text:style-name="P104"><text:span text:style-name="T95">D</text:span>eal <text:span text:style-name="T95">20-30 Magic Damage to the target</text:span><text:span text:style-name="T143">s it passes through,</text:span><text:span text:style-name="T95"> with</text:span><text:span text:style-name="T15"> a </text:span><text:span text:style-name="T143">50</text:span><text:span text:style-name="T94">%</text:span><text:span text:style-name="T15"> chance to inflict </text:span><text:span text:style-name="T141">1x S</text:span><text:span text:style-name="T79">low</text:span><text:span text:style-name="T15">. </text:span><text:span text:style-name="T148">Allies that the orb passes through are healed for 3-13 HP.</text:span></text:p>
        </text:list-item>
        <text:list-item>
          <text:p text:style-name="P178"><text:span text:style-name="T142">Cost: 2, </text:span><text:span text:style-name="T95">Cooldown: </text:span><text:span text:style-name="T143">3</text:span><text:span text:style-name="T141">,</text:span><text:span text:style-name="T95"> Range: </text:span><text:span text:style-name="T141">3,</text:span><text:span text:style-name="T95"> Accuracy: </text:span><text:span text:style-name="T141">80;</text:span></text:p>
        </text:list-item>
      </text:list>
      <text:p text:style-name="P51"/>
      <text:p text:style-name="P60"><text:span text:style-name="Strong_20_Emphasis"><text:span text:style-name="T20">Holy Ligh</text:span></text:span><text:span text:style-name="Strong_20_Emphasis"><text:span text:style-name="T25">t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818889798" text:continue-numbering="true" text:style-name="L1">
        <text:list-item>
          <text:p text:style-name="P133"><text:span text:style-name="T81">Channel divine light to heal an ally over time.</text:span> </text:p>
        </text:list-item>
        <text:list-item>
          <text:p text:style-name="P183">Heals an ally 3-15 HP for 3 turns.</text:p>
        </text:list-item>
        <text:list-item>
          <text:p text:style-name="P178">Cost: -, Cooldown: -, Range: -, Accuracy: -;</text:p>
        </text:list-item>
      </text:list>
      <text:p text:style-name="P60"/>
      <text:p text:style-name="P60"/>
      <text:p text:style-name="P60"/>
      <text:p text:style-name="P29"/>
      <text:p text:style-name="P10"/>
      <text:p text:style-name="P1">Skills:</text:p>
      <text:p text:style-name="P24"/>
      <text:p text:style-name="P60"><text:span text:style-name="Strong_20_Emphasis"><text:span text:style-name="T29">Purging</text:span></text:span><text:span text:style-name="Strong_20_Emphasis"><text:span text:style-name="T26"> Lances</text:span></text:span><text:span text:style-name="Strong_20_Emphasis"><text:span text:style-name="T20"> (</text:span></text:span><text:span text:style-name="Strong_20_Emphasis"><text:span text:style-name="T57">Upgrade of Divine Lances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058626621" text:continue-numbering="true" text:style-name="L1">
        <text:list-item>
          <text:p text:style-name="P104"><text:span text:style-name="T97">Shoot </text:span><text:span text:style-name="T106">3</text:span><text:span text:style-name="T97"> bolt</text:span><text:span text:style-name="T102">s</text:span><text:span text:style-name="T97"> </text:span><text:span text:style-name="T98">of </text:span><text:span text:style-name="T118">holy</text:span><text:span text:style-name="T98"> energy </text:span><text:span text:style-name="T97">at a target, </text:span><text:span text:style-name="T107">with a chance to blind </text:span><text:span text:style-name="T119">and purge </text:span><text:span text:style-name="T107">the enemy</text:span><text:span text:style-name="T106">.</text:span></text:p>
        </text:list-item>
        <text:list-item>
          <text:p text:style-name="P104"><text:span text:style-name="T94">Deal </text:span><text:span text:style-name="T173">20-25</text:span><text:span text:style-name="T94"> Magic Damage </text:span><text:span text:style-name="T143">3 times </text:span><text:span text:style-name="T95">to the target, </text:span><text:span text:style-name="T148">with a </text:span><text:span text:style-name="T174">5</text:span><text:span text:style-name="T173">0</text:span><text:span text:style-name="T148">% chance to inflict 1x Blind </text:span><text:span text:style-name="T173">and remove 1 Buff</text:span><text:span text:style-name="T148">.</text:span></text:p>
        </text:list-item>
        <text:list-item>
          <text:p text:style-name="P178"><text:soft-page-break/><text:span text:style-name="T142">Cost: </text:span><text:span text:style-name="T143">2</text:span><text:span text:style-name="T142">, </text:span><text:span text:style-name="T95">Cooldown: </text:span><text:span text:style-name="T141">1,</text:span><text:span text:style-name="T95"> Range: </text:span><text:span text:style-name="T141">4,</text:span><text:span text:style-name="T95"> Accuracy: </text:span><text:span text:style-name="T141">9</text:span><text:span text:style-name="T142">5</text:span><text:span text:style-name="T141">;</text:span></text:p>
        </text:list-item>
      </text:list>
      <text:p text:style-name="P51"/>
      <text:p text:style-name="P60"><text:span text:style-name="Strong_20_Emphasis"><text:span text:style-name="T57">Pillar of Light</text:span></text:span><text:span text:style-name="Strong_20_Emphasis"><text:span text:style-name="T20"> (</text:span></text:span><text:span text:style-name="Strong_20_Emphasis"><text:span text:style-name="T57">Upgrade of Consecrated Explosion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382266740" text:continue-numbering="true" text:style-name="L1">
        <text:list-item>
          <text:p text:style-name="P104"><text:span text:style-name="T118">Summon a beacon of </text:span><text:span text:style-name="T108">holy </text:span><text:span text:style-name="T118">light </text:span><text:span text:style-name="T108">that deals damage, </text:span><text:span text:style-name="T119">eventually creating a shining </text:span><text:span text:style-name="T108">zone that heals allies </text:span><text:span text:style-name="T119">while</text:span><text:span text:style-name="T108"> damag</text:span><text:span text:style-name="T119">ing and blinding</text:span><text:span text:style-name="T108"> enemies on the next turn</text:span><text:span text:style-name="T119">s</text:span><text:span text:style-name="T108">.</text:span><text:span text:style-name="T96"> </text:span></text:p>
        </text:list-item>
        <text:list-item>
          <text:p text:style-name="P104"><text:span text:style-name="T142">Deal </text:span><text:span text:style-name="T173">20-28</text:span><text:span text:style-name="T142"> </text:span><text:span text:style-name="T143">Magical D</text:span><text:span text:style-name="T142">amage to all enemies caught within a 3x3 radius</text:span>. <text:span text:style-name="T173">A beam of light</text:span><text:span text:style-name="T143"> </text:span><text:span text:style-name="T173">hits the zone</text:span><text:span text:style-name="T143"> on the next turn, dealing an additional </text:span><text:span text:style-name="T173">25</text:span><text:span text:style-name="T143">-</text:span><text:span text:style-name="T173">40</text:span><text:span text:style-name="T143"> damage </text:span><text:span text:style-name="T173">per turn</text:span><text:span text:style-name="T143"> </text:span><text:span text:style-name="T149">and healing allies for </text:span><text:span text:style-name="T173">8</text:span><text:span text:style-name="T149">-</text:span><text:span text:style-name="T173">20</text:span><text:span text:style-name="T149"> HP</text:span><text:span text:style-name="T143">. </text:span><text:span text:style-name="T173">Enemies have a 25% Chance to gain 1x Blind per turn. The beam lasts for 3 turns.</text:span></text:p>
        </text:list-item>
        <text:list-item>
          <text:p text:style-name="P178"><text:span text:style-name="T142">Cost: 3, </text:span><text:span text:style-name="T95">Cooldown: </text:span><text:span text:style-name="T142">5</text:span><text:span text:style-name="T141">,</text:span><text:span text:style-name="T95"> Range: </text:span><text:span text:style-name="T142">4</text:span><text:span text:style-name="T141">,</text:span><text:span text:style-name="T95"> Accuracy: </text:span><text:span text:style-name="T142">75</text:span><text:span text:style-name="T141">;</text:span></text:p>
        </text:list-item>
      </text:list>
      <text:p text:style-name="P51"/>
      <text:p text:style-name="P60"><text:span text:style-name="Strong_20_Emphasis"><text:span text:style-name="T58">Smite</text:span></text:span><text:span text:style-name="Strong_20_Emphasis"><text:span text:style-name="T20"> (</text:span></text:span><text:span text:style-name="Strong_20_Emphasis"><text:span text:style-name="T58">Upgrade of Ethereal Grasp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806149424" text:continue-numbering="true" text:style-name="L1">
        <text:list-item>
          <text:p text:style-name="P134">Unleash a powerful strike imbued with divine energy, dealing great damage to a nearby enemy and healing nearby allies.</text:p>
        </text:list-item>
        <text:list-item>
          <text:p text:style-name="P105">Deal <text:span text:style-name="T174">20</text:span>-<text:span text:style-name="T174">45</text:span> Magical Damage to the target, with a <text:span text:style-name="T174">90</text:span>% chance to inflict 1x <text:span text:style-name="T181">Stunned</text:span>. <text:span text:style-name="T174">Allies adjacent to the target are healed for 50% of the damage dealt.</text:span></text:p>
        </text:list-item>
        <text:list-item>
          <text:p text:style-name="P179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51"/>
      <text:p text:style-name="P61"><text:span text:style-name="Strong_20_Emphasis"><text:span text:style-name="T82">Zealot's </text:span></text:span><text:span text:style-name="Strong_20_Emphasis"><text:span text:style-name="T58">Presence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888517052" text:continue-numbering="true" text:style-name="L1">
        <text:list-item>
          <text:p text:style-name="P133">Manifest a swirling aura of divine energy around you, damaging enemies nearby while providing a constant stream of healing to yourself and allies.</text:p>
        </text:list-item>
        <text:list-item>
          <text:p text:style-name="P184"><text:span text:style-name="T174">At the start of your turn, enemies within range are dealt 10-20 Magical Damage. At the end of your turn, h</text:span>eal <text:span text:style-name="T174">yourself and allies within range for 3-10 HP. Lasts for 3 turns.</text:span></text:p>
        </text:list-item>
        <text:list-item>
          <text:p text:style-name="P178">Cost: -, Cooldown: -, Range: -, Accuracy: -;</text:p>
        </text:list-item>
      </text:list>
      <text:p text:style-name="P51"/>
      <text:p text:style-name="P61"><text:span text:style-name="Strong_20_Emphasis"><text:span text:style-name="T82">Righteous </text:span></text:span><text:span text:style-name="Strong_20_Emphasis"><text:span text:style-name="T175">Blow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737855368" text:continue-numbering="true" text:style-name="L1">
        <text:list-item>
          <text:p text:style-name="P104"><text:span text:style-name="T96">Channel your righteous fury into a devastating blow. The damage dealt increases based on the </text:span><text:span text:style-name="T119">amount of HP restored on the previous turn.</text:span></text:p>
        </text:list-item>
        <text:list-item>
          <text:p text:style-name="P220">Deal 10 - (10 + HpHealedLastTurn) Magical Damage to the target. If over 30 Damage is dealt, stun the target.</text:p>
        </text:list-item>
        <text:list-item>
          <text:p text:style-name="P178">Cost: -, Cooldown: -, Range: -, Accuracy: -;</text:p>
        </text:list-item>
      </text:list>
      <text:p text:style-name="P24"/>
      <text:p text:style-name="P24"/>
      <text:p text:style-name="P23"/>
      <text:p text:style-name="P86"><text:span text:style-name="T8">Priest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24"/>
      <text:p text:style-name="P72"/>
      <text:p text:style-name="P24"/>
      <text:p text:style-name="P28"><text:span text:style-name="T5">Previous </text:span><text:span text:style-name="T2">Skills:</text:span></text:p>
      <text:p text:style-name="P62"><text:span text:style-name="Strong_20_Emphasis"><text:span text:style-name="T43"/></text:span></text:p>
      <text:p text:style-name="P62"><text:span text:style-name="Strong_20_Emphasis"><text:span text:style-name="T43">Blink</text:span></text:span><text:span text:style-name="Strong_20_Emphasis"><text:span text:style-name="T1">:</text:span></text:span> </text:p>
      <text:list xml:id="list54251056403652" text:continue-numbering="true" text:style-name="L1">
        <text:list-item>
          <text:p text:style-name="P106"><text:span text:style-name="T99">Blink</text:span><text:span text:style-name="T96"> your eyes </text:span><text:span text:style-name="T99">to</text:span><text:span text:style-name="T96"> </text:span><text:span text:style-name="T99">teleport</text:span><text:span text:style-name="T96"> to a nearby location, allowing for quick repositioning.</text:span></text:p>
        </text:list-item>
        <text:list-item>
          <text:p text:style-name="P106">Teleport to an empty tile.</text:p>
        </text:list-item>
        <text:list-item>
          <text:p text:style-name="P106"><text:span text:style-name="T142">Cost: 2, </text:span><text:span text:style-name="T95">Cooldown: </text:span><text:span text:style-name="T141">3,</text:span><text:span text:style-name="T95"> Range: </text:span><text:span text:style-name="T141">3,</text:span><text:span text:style-name="T95"> Accuracy: -</text:span><text:span text:style-name="T141">;</text:span></text:p>
        </text:list-item>
      </text:list>
      <text:p text:style-name="P62"/>
      <text:p text:style-name="P62"><text:span text:style-name="Strong_20_Emphasis"><text:span text:style-name="T20">Ethereal Grasp (New Skill)</text:span></text:span><text:span text:style-name="Strong_20_Emphasis"><text:span text:style-name="T1">:</text:span></text:span> </text:p>
      <text:list xml:id="list54252495970433" text:continue-numbering="true" text:style-name="L1">
        <text:list-item>
          <text:p text:style-name="P106"><text:span text:style-name="T102">Attack the target using summoned</text:span><text:span text:style-name="T96"> ethereal tentacles </text:span><text:span text:style-name="T102">that</text:span><text:span text:style-name="T96"> grant a chance to inflict root. </text:span></text:p>
        </text:list-item>
        <text:list-item>
          <text:p text:style-name="P166">Deal 15-20 Magical Damage to the target, with a 75% chance to inflict 1x Rooted.</text:p>
        </text:list-item>
        <text:list-item>
          <text:p text:style-name="P106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17"/>
      <text:p text:style-name="P62"><text:span text:style-name="Strong_20_Emphasis"><text:span text:style-name="T20">Divine Boo</text:span></text:span><text:span text:style-name="Strong_20_Emphasis"><text:span text:style-name="T25">n</text:span></text:span><text:span text:style-name="Strong_20_Emphasis"><text:span text:style-name="T20"> (</text:span></text:span><text:span text:style-name="Strong_20_Emphasis"><text:span text:style-name="T47">Upgrade of Amplify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003176633" text:continue-numbering="true" text:style-name="L1">
        <text:list-item>
          <text:p text:style-name="P106"><text:span text:style-name="T106">Infuse yourself with divine energy</text:span><text:span text:style-name="T96">, increasing the potency of your next spe</text:span><text:span text:style-name="T106">ll and healing allies adjacent to the target.</text:span></text:p>
        </text:list-item>
        <text:list-item>
          <text:p text:style-name="P158">Increases the damage dealt by your next spell by 1<text:span text:style-name="T147">7</text:span>-2<text:span text:style-name="T147">3</text:span>%. <text:span text:style-name="T147">Allies adjacent to the target are healed 7-17 HP.</text:span></text:p>
        </text:list-item>
        <text:list-item>
          <text:p text:style-name="P180"><text:span text:style-name="T142">Cost: 1, </text:span><text:span text:style-name="T95">Cooldown: </text:span><text:span text:style-name="T142">2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  <text:p text:style-name="P180"/>
        </text:list-item>
      </text:list>
      <text:p text:style-name="P62"><text:span text:style-name="Strong_20_Emphasis"><text:span text:style-name="T20">D</text:span></text:span><text:span text:style-name="Strong_20_Emphasis"><text:span text:style-name="T85">i</text:span></text:span><text:span text:style-name="Strong_20_Emphasis"><text:span text:style-name="T26">vine Lances</text:span></text:span><text:span text:style-name="Strong_20_Emphasis"><text:span text:style-name="T20"> (</text:span></text:span><text:span text:style-name="Strong_20_Emphasis"><text:span text:style-name="T47">Upgrade of Arcane </text:span></text:span><text:span text:style-name="Strong_20_Emphasis"><text:span text:style-name="T26">Lances</text:span></text:span><text:span text:style-name="Strong_20_Emphasis"><text:span text:style-name="T20">)</text:span></text:span><text:span text:style-name="Strong_20_Emphasis"><text:span text:style-name="T1">:</text:span></text:span> </text:p>
      <text:list xml:id="list54250838691503" text:continue-numbering="true" text:style-name="L1">
        <text:list-item>
          <text:p text:style-name="P106"><text:span text:style-name="T97">Shoot </text:span><text:span text:style-name="T106">3</text:span><text:span text:style-name="T97"> bolt</text:span><text:span text:style-name="T102">s</text:span><text:span text:style-name="T97"> </text:span><text:span text:style-name="T98">of </text:span><text:span text:style-name="T99">arcane</text:span><text:span text:style-name="T98"> energy </text:span><text:span text:style-name="T97">at a target, </text:span><text:span text:style-name="T107">with a chance to blind the enemy</text:span><text:span text:style-name="T106">.</text:span></text:p>
        </text:list-item>
        <text:list-item>
          <text:p text:style-name="P106"><text:span text:style-name="T94">Deal 1</text:span><text:span text:style-name="T147">5</text:span><text:span text:style-name="T94">-</text:span><text:span text:style-name="T147">20</text:span><text:span text:style-name="T94"> Magic Damage </text:span><text:span text:style-name="T143">3 times </text:span><text:span text:style-name="T95">to the target, </text:span><text:span text:style-name="T148">with a 25% chance to inflict 1x Blind.</text:span></text:p>
        </text:list-item>
        <text:list-item>
          <text:p text:style-name="P180"><text:span text:style-name="T142">Cost: </text:span><text:span text:style-name="T143">2</text:span><text:span text:style-name="T142">, </text:span><text:span text:style-name="T95">Cooldown: </text:span><text:span text:style-name="T141">1,</text:span><text:span text:style-name="T95"> Range: </text:span><text:span text:style-name="T141">4,</text:span><text:span text:style-name="T95"> Accuracy: </text:span><text:span text:style-name="T141">9</text:span><text:span text:style-name="T142">5</text:span><text:span text:style-name="T141">;</text:span></text:p>
          <text:p text:style-name="P180"/>
        </text:list-item>
      </text:list>
      <text:p text:style-name="P62"><text:span text:style-name="Strong_20_Emphasis"><text:span text:style-name="T20">S</text:span></text:span><text:span text:style-name="Strong_20_Emphasis"><text:span text:style-name="T26">anctified Globe</text:span></text:span><text:span text:style-name="Strong_20_Emphasis"><text:span text:style-name="T20"> (</text:span></text:span><text:span text:style-name="Strong_20_Emphasis"><text:span text:style-name="T47">Upgrade of </text:span></text:span><text:span text:style-name="Strong_20_Emphasis"><text:span text:style-name="T48">Energy Sphere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963295126" text:continue-numbering="true" text:style-name="L1">
        <text:list-item>
          <text:p text:style-name="P180"><text:span text:style-name="T99">Hurl a</text:span><text:span text:style-name="T102"> </text:span><text:span text:style-name="T107">holy </text:span><text:span text:style-name="T99">projectile </text:span><text:span text:style-name="T102">that</text:span><text:span text:style-name="T99"> pass</text:span><text:span text:style-name="T102">es</text:span><text:span text:style-name="T99"> through enemies, </text:span><text:span text:style-name="T107">healing allies on its path to </text:span><text:span text:style-name="T99">the target.</text:span><text:span text:style-name="T94"> </text:span></text:p>
        </text:list-item>
        <text:list-item>
          <text:p text:style-name="P106"><text:span text:style-name="T95">D</text:span>eal <text:span text:style-name="T95">20-30 Magic Damage to the target</text:span><text:span text:style-name="T143">s it passes through,</text:span><text:span text:style-name="T95"> with</text:span><text:span text:style-name="T15"> a </text:span><text:span text:style-name="T143">50</text:span><text:span text:style-name="T94">%</text:span><text:span text:style-name="T15"> chance to inflict </text:span><text:span text:style-name="T141">1x S</text:span><text:span text:style-name="T79">low</text:span><text:span text:style-name="T15">. </text:span><text:span text:style-name="T148">Allies that the orb passes through are healed for 3-13 HP.</text:span></text:p>
        </text:list-item>
        <text:list-item>
          <text:p text:style-name="P180"><text:span text:style-name="T142">Cost: 2, </text:span><text:span text:style-name="T95">Cooldown: </text:span><text:span text:style-name="T143">3</text:span><text:span text:style-name="T141">,</text:span><text:span text:style-name="T95"> Range: </text:span><text:span text:style-name="T141">3,</text:span><text:span text:style-name="T95"> Accuracy: </text:span><text:span text:style-name="T141">80;</text:span></text:p>
        </text:list-item>
      </text:list>
      <text:p text:style-name="P30"/>
      <text:p text:style-name="P10"/>
      <text:p text:style-name="P10"/>
      <text:p text:style-name="P10"/>
      <text:p text:style-name="P9">Skills:</text:p>
      <text:p text:style-name="P57"/>
      <text:p text:style-name="P62"><text:span text:style-name="Strong_20_Emphasis"><text:span text:style-name="T20">Divine Intervention (</text:span></text:span><text:span text:style-name="Strong_20_Emphasis"><text:span text:style-name="T59">Upgrade of </text:span></text:span><text:span text:style-name="Strong_20_Emphasis"><text:span text:style-name="T89">Arcane Barrier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554939655" text:continue-numbering="true" text:style-name="L1">
        <text:list-item>
          <text:p text:style-name="P106"><text:span text:style-name="T100">Call upon divine protection to shield an ally from harm, </text:span><text:span text:style-name="T120">slightly healing and removing debuffs.</text:span></text:p>
        </text:list-item>
        <text:list-item>
          <text:p text:style-name="P106"><text:span text:style-name="T141">Grants an ally a barrier that absorbs </text:span><text:span text:style-name="T179">40</text:span><text:span text:style-name="T141">% of any damage received</text:span><text:span text:style-name="T142"> for </text:span><text:span text:style-name="T179">2</text:span><text:span text:style-name="T142"> turn</text:span><text:span text:style-name="T179">s</text:span><text:span text:style-name="T142">. </text:span><text:span text:style-name="T176">Additionally, heals 5-</text:span><text:span text:style-name="T179">20</text:span><text:span text:style-name="T176"> HP and cleanses 1-5 Debuffs.</text:span></text:p>
        </text:list-item>
        <text:list-item>
          <text:p text:style-name="P189"><text:span text:style-name="T101">Cost: 1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54"/>
      <text:p text:style-name="P62"><text:soft-page-break/><text:span text:style-name="Strong_20_Emphasis"><text:span text:style-name="T20">Glorious Bol</text:span></text:span><text:span text:style-name="Strong_20_Emphasis"><text:span text:style-name="T59">t</text:span></text:span><text:span text:style-name="Strong_20_Emphasis"><text:span text:style-name="T20"> (</text:span></text:span><text:span text:style-name="Strong_20_Emphasis"><text:span text:style-name="T59">Upgrade of Chaos Bolt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872936914" text:continue-numbering="true" text:style-name="L1">
        <text:list-item>
          <text:p text:style-name="P106"><text:span text:style-name="T96">Unleash a bolt of </text:span><text:span text:style-name="T120">divine</text:span><text:span text:style-name="T96"> energy that </text:span><text:span text:style-name="T102">deals unpredictable damage to the </text:span><text:span text:style-name="T120">either deals damage to a target then heals the nearest ally, or vice-versa.</text:span></text:p>
        </text:list-item>
        <text:list-item>
          <text:p text:style-name="P106"><text:span text:style-name="T176">If used on an enemy, d</text:span><text:span text:style-name="T143">eal 1-75 Magical Damage </text:span><text:span text:style-name="T176">then heal the nearest ally for 1-50 HP. If used on an ally, heals 1-75 HP then deal 1-50 Magical Damage to the nearest Enemy.</text:span></text:p>
        </text:list-item>
        <text:list-item>
          <text:p text:style-name="P189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54"/>
      <text:p text:style-name="P62"><text:span text:style-name="Strong_20_Emphasis"><text:span text:style-name="T20">Purifying Flames (</text:span></text:span><text:span text:style-name="Strong_20_Emphasis"><text:span text:style-name="T59">Upgrade of Consecrated Explosion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090175063" text:continue-numbering="true" text:style-name="L1">
        <text:list-item>
          <text:p text:style-name="P106"><text:span text:style-name="T108">Create a </text:span><text:span text:style-name="T120">pillar</text:span><text:span text:style-name="T108"> of holy </text:span><text:span text:style-name="T120">flames</text:span><text:span text:style-name="T108"> that deals damage, cleans</text:span><text:span text:style-name="T120">ing</text:span><text:span text:style-name="T108"> an area of negative effects </text:span><text:span text:style-name="T120">while</text:span><text:span text:style-name="T108"> healing allies and damaging enemies.</text:span></text:p>
        </text:list-item>
        <text:list-item>
          <text:p text:style-name="P107"><text:span text:style-name="T142">Deal </text:span><text:span text:style-name="T173">20-2</text:span><text:span text:style-name="T177">5</text:span><text:span text:style-name="T142"> </text:span><text:span text:style-name="T143">Magical D</text:span><text:span text:style-name="T142">amage to all enemies caught within a 3x3 radius</text:span>. <text:span text:style-name="T173">A </text:span><text:span text:style-name="T177">pillar of fire engulfs</text:span><text:span text:style-name="T173"> the zone</text:span><text:span text:style-name="T143"> on the next turn, dealing an additional </text:span><text:span text:style-name="T173">25</text:span><text:span text:style-name="T143">-</text:span><text:span text:style-name="T177">35</text:span><text:span text:style-name="T143"> damage </text:span><text:span text:style-name="T173">per turn</text:span><text:span text:style-name="T143"> </text:span><text:span text:style-name="T149">and healing allies for </text:span><text:span text:style-name="T177">5</text:span><text:span text:style-name="T149">-</text:span><text:span text:style-name="T177">18</text:span><text:span text:style-name="T149"> HP</text:span><text:span text:style-name="T143">. </text:span><text:span text:style-name="T177">Has a 40% chance of cleansing 1 Debuff per turn</text:span><text:span text:style-name="T173">. The </text:span><text:span text:style-name="T177">fire</text:span><text:span text:style-name="T173"> lasts for 3 turns.</text:span></text:p>
        </text:list-item>
        <text:list-item>
          <text:p text:style-name="P190"><text:span text:style-name="T142">Cost: 3, </text:span><text:span text:style-name="T95">Cooldown: </text:span><text:span text:style-name="T142">5</text:span><text:span text:style-name="T141">,</text:span><text:span text:style-name="T95"> Range: </text:span><text:span text:style-name="T142">4</text:span><text:span text:style-name="T141">,</text:span><text:span text:style-name="T95"> Accuracy: </text:span><text:span text:style-name="T142">75</text:span><text:span text:style-name="T141">;</text:span></text:p>
        </text:list-item>
      </text:list>
      <text:p text:style-name="P54"/>
      <text:p text:style-name="P63"><text:span text:style-name="Strong_20_Emphasis"><text:span text:style-name="T82">Divine Radiance</text:span></text:span><text:span text:style-name="Strong_20_Emphasis"><text:span text:style-name="T20"> (</text:span></text:span><text:span text:style-name="Strong_20_Emphasis"><text:span text:style-name="T59">Upgrade of </text:span></text:span><text:span text:style-name="Strong_20_Emphasis"><text:span text:style-name="T60">Holy Light</text:span></text:span><text:span text:style-name="Strong_20_Emphasis"><text:span text:style-name="T20">)</text:span></text:span><text:span text:style-name="Strong_20_Emphasis"><text:span text:style-name="T1">:</text:span></text:span> </text:p>
      <text:list xml:id="list54250991998975" text:continue-numbering="true" text:style-name="L1">
        <text:list-item>
          <text:p text:style-name="P108"><text:span text:style-name="T121">Channel </text:span><text:span text:style-name="T122">holy</text:span><text:span text:style-name="T121"> light to </text:span><text:span text:style-name="T122">grant</text:span><text:span text:style-name="T121"> an ally </text:span><text:span text:style-name="T122">divine protection, restoring HP per turn and dealing damage to enemies while cleansing debuffs.</text:span><text:span text:style-name="T96"> </text:span></text:p>
        </text:list-item>
        <text:list-item>
          <text:p text:style-name="P185">Heals an ally <text:span text:style-name="T178">7</text:span>-<text:span text:style-name="T178">20</text:span> HP for 3 turns. <text:span text:style-name="T178">Attack a random enemy in range every time you move, with a 30% chance to remove a debuff on hit.</text:span></text:p>
        </text:list-item>
        <text:list-item>
          <text:p text:style-name="P191">Cost: -, Cooldown: -, Range: -, Accuracy: -;</text:p>
        </text:list-item>
      </text:list>
      <text:p text:style-name="P54"/>
      <text:p text:style-name="P62"><text:span text:style-name="Strong_20_Emphasis"><text:span text:style-name="T20">Hea</text:span></text:span><text:span text:style-name="Strong_20_Emphasis"><text:span text:style-name="T62">l</text:span></text:span><text:span text:style-name="Strong_20_Emphasis"><text:span text:style-name="T20">i</text:span></text:span><text:span text:style-name="Strong_20_Emphasis"><text:span text:style-name="T62">ng Sacrifice </text:span></text:span><text:span text:style-name="Strong_20_Emphasis"><text:span text:style-name="T20">(</text:span></text:span><text:span text:style-name="Strong_20_Emphasis"><text:span text:style-name="T6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183422905" text:continue-numbering="true" text:style-name="L1">
        <text:list-item>
          <text:p text:style-name="P109"><text:span text:style-name="T124">Sacrifice some of your vitality to </text:span><text:span text:style-name="T123">continuously improv</text:span><text:span text:style-name="T124">e</text:span><text:span text:style-name="T123"> your healing prowess.</text:span></text:p>
        </text:list-item>
        <text:list-item>
          <text:p text:style-name="P106"><text:span text:style-name="T180">Deal 3-7 True Damage to yourself. </text:span><text:span text:style-name="T179">Increases your healing powers by 2-5 incrementally if used once per turn. </text:span><text:span text:style-name="T180">Healing allies to full HP grants you 2-5 Shield.</text:span><text:span text:style-name="T179"> Skipping a turn resets the effect</text:span><text:span text:style-name="T180">s.</text:span></text:p>
        </text:list-item>
        <text:list-item>
          <text:p text:style-name="P189">Cost: -, Cooldown: -, Range: -, Accuracy: -;</text:p>
        </text:list-item>
      </text:list>
      <text:p text:style-name="P28"/>
      <text:p text:style-name="P86"><text:span text:style-name="T8">Elementalist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24"/>
      <text:p text:style-name="P9"><text:span text:style-name="T79">Previous </text:span>Skills:</text:p>
      <text:p text:style-name="P64"/>
      <text:p text:style-name="P64"><text:span text:style-name="Strong_20_Emphasis"><text:span text:style-name="T18">Arcane Barrier</text:span></text:span><text:span text:style-name="Strong_20_Emphasis"><text:span text:style-name="T1">:</text:span></text:span> </text:p>
      <text:list xml:id="list54251239172461" text:continue-numbering="true" text:style-name="L1">
        <text:list-item>
          <text:p text:style-name="P110"><text:span text:style-name="T100">Grant an ally</text:span><text:span text:style-name="T96"> a barrier of arcane energy t</text:span><text:span text:style-name="T100">hat</text:span><text:span text:style-name="T96"> </text:span><text:span text:style-name="T99">mitigates</text:span><text:span text:style-name="T96"> incoming </text:span><text:span text:style-name="T99">magical damage</text:span><text:span text:style-name="T96">.</text:span></text:p>
        </text:list-item>
        <text:list-item>
          <text:p text:style-name="P110"><text:span text:style-name="T141">Grants an ally a barrier that absorbs 30% of any damage received</text:span>. <text:span text:style-name="T142">Lasts for 1 turn.</text:span></text:p>
        </text:list-item>
        <text:list-item>
          <text:p text:style-name="P110"><text:span text:style-name="T101">Cost: 1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64"/>
      <text:p text:style-name="P64"><text:span text:style-name="Strong_20_Emphasis"><text:span text:style-name="T45">Arcane</text:span></text:span><text:span text:style-name="Strong_20_Emphasis"><text:span text:style-name="T16"> </text:span></text:span><text:span text:style-name="Strong_20_Emphasis"><text:span text:style-name="T20">Lances</text:span></text:span><text:span text:style-name="Strong_20_Emphasis"><text:span text:style-name="T16"> </text:span></text:span><text:span text:style-name="Strong_20_Emphasis"><text:span text:style-name="T82">(Upgrade of </text:span></text:span><text:span text:style-name="Strong_20_Emphasis"><text:span text:style-name="T45">Arcane</text:span></text:span><text:span text:style-name="Strong_20_Emphasis"><text:span text:style-name="T82"> Shot)</text:span></text:span><text:span text:style-name="Strong_20_Emphasis"><text:span text:style-name="T1">:</text:span></text:span> </text:p>
      <text:list xml:id="list54252082427124" text:continue-numbering="true" text:style-name="L1">
        <text:list-item>
          <text:p text:style-name="P110"><text:span text:style-name="T97">Shoot </text:span><text:span text:style-name="T102">3</text:span><text:span text:style-name="T97"> bolt</text:span><text:span text:style-name="T102">s</text:span><text:span text:style-name="T97"> </text:span><text:span text:style-name="T98">of </text:span><text:span text:style-name="T99">arcane</text:span><text:span text:style-name="T98"> energy </text:span><text:span text:style-name="T97">at a target.</text:span><text:span text:style-name="T94"> </text:span></text:p>
        </text:list-item>
        <text:list-item>
          <text:p text:style-name="P110"><text:span text:style-name="T94">Deal 10-15 Magic Damage </text:span><text:span text:style-name="T143">3 times </text:span><text:span text:style-name="T95">to the target</text:span><text:span text:style-name="T94">.</text:span></text:p>
        </text:list-item>
        <text:list-item>
          <text:p text:style-name="P110"><text:span text:style-name="T142">Cost: </text:span><text:span text:style-name="T143">2</text:span><text:span text:style-name="T142">, </text:span><text:span text:style-name="T95">Cooldown: </text:span><text:span text:style-name="T141">1,</text:span><text:span text:style-name="T95"> Range: </text:span><text:span text:style-name="T141">4,</text:span><text:span text:style-name="T95"> Accuracy: </text:span><text:span text:style-name="T141">9</text:span><text:span text:style-name="T142">5</text:span><text:span text:style-name="T141">;</text:span></text:p>
        </text:list-item>
      </text:list>
      <text:p text:style-name="P64"/>
      <text:p text:style-name="P64"><text:span text:style-name="Strong_20_Emphasis"><text:span text:style-name="T21">Chaos Bolt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350121425" text:continue-numbering="true" text:style-name="L1">
        <text:list-item>
          <text:p text:style-name="P135">Unleash a bolt of chaotic energy that <text:span text:style-name="T143">deals unpredictable damage to the target.</text:span> </text:p>
        </text:list-item>
        <text:list-item>
          <text:p text:style-name="P167">Deal 1-75 Magical Damage to the target</text:p>
        </text:list-item>
        <text:list-item>
          <text:p text:style-name="P110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55"/>
      <text:p text:style-name="P64"><text:span text:style-name="Strong_20_Emphasis"><text:span text:style-name="T24">Ethereal Link</text:span></text:span><text:span text:style-name="Strong_20_Emphasis"><text:span text:style-name="T20"> (</text:span></text:span><text:span text:style-name="Strong_20_Emphasis"><text:span text:style-name="T51">Upgrade of Amplify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567808177" text:continue-numbering="true" text:style-name="L1">
        <text:list-item>
          <text:p text:style-name="P110"><text:span text:style-name="T96">Establish a link between yourself and an ally, sharing </text:span><text:span text:style-name="T109">your stats and increasing the damage of both your next attacks.</text:span></text:p>
        </text:list-item>
        <text:list-item>
          <text:p text:style-name="P110"><text:span text:style-name="T161">Create a link to an ally in range for 2 turns. The targets’ stats are equal to the sum of both parties’ stats</text:span><text:span text:style-name="T142">. </text:span><text:span text:style-name="T161">Both your next skills deal an extra 15-20% damage.</text:span></text:p>
        </text:list-item>
        <text:list-item>
          <text:p text:style-name="P192"><text:span text:style-name="T142">Cost: 1, </text:span><text:span text:style-name="T95">Cooldown: </text:span><text:span text:style-name="T142">2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55"/>
      <text:p text:style-name="P64"><text:span text:style-name="Strong_20_Emphasis"><text:span text:style-name="T23">Spellbound Familiar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272685963" text:continue-numbering="true" text:style-name="L1">
        <text:list-item>
          <text:p text:style-name="P135">Summon a magical familiar to aid you in battle, <text:span text:style-name="T162">attacking and lowering enemies’ defenses.</text:span> </text:p>
        </text:list-item>
        <text:list-item>
          <text:p text:style-name="P110"><text:span text:style-name="T162">Summon an controllable crow familiar with 40 HP. It can use </text:span><text:span text:style-name="T110">Peck: Deal 5-10 Magical Damage and 7-15 Magical Damage. </text:span><text:span text:style-name="T163">Reduces the Magical Resistance of enemies adjacent to it by 25%.</text:span></text:p>
        </text:list-item>
        <text:list-item>
          <text:p text:style-name="P192">Cost: -, Cooldown: -, Range: -, Accuracy: -;</text:p>
        </text:list-item>
      </text:list>
      <text:p text:style-name="P10"/>
      <text:p text:style-name="P10"/>
      <text:p text:style-name="P10"/>
      <text:p text:style-name="P9">Skills:</text:p>
      <text:p text:style-name="P9"/>
      <text:p text:style-name="P65"><text:span text:style-name="Strong_20_Emphasis"><text:span text:style-name="T30">Thunder</text:span></text:span><text:span text:style-name="Strong_20_Emphasis"><text:span text:style-name="T84"> Warp</text:span></text:span><text:span text:style-name="Strong_20_Emphasis"><text:span text:style-name="T20"> (</text:span></text:span><text:span text:style-name="Strong_20_Emphasis"><text:span text:style-name="T50">Upgrade of </text:span></text:span><text:span text:style-name="Strong_20_Emphasis"><text:span text:style-name="T63">Warp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981230989" text:continue-numbering="true" text:style-name="L1">
        <text:list-item>
          <text:p text:style-name="P136">Teleport to a distant location in a burst of thunder, damaging and blinding enemies around both the departure and arrival points. Swapping positions with an ally now imbues them with speed.</text:p>
        </text:list-item>
        <text:list-item>
          <text:p text:style-name="P111">Teleport to an empty tile. <text:span text:style-name="T150">If an ally is present in the tile, swap positions with them </text:span><text:span text:style-name="T182">and grant them 2 Speed Points. Deal 5-20 Magical Damage around the departure/arrival tiles, with a 40% chance to inflict 1x Blind.</text:span></text:p>
        </text:list-item>
        <text:list-item>
          <text:p text:style-name="P111"><text:span text:style-name="T153">Cost: 2, </text:span><text:span text:style-name="T154">Cooldown: </text:span><text:span text:style-name="T155">3,</text:span><text:span text:style-name="T154"> Range: </text:span><text:span text:style-name="T156">5</text:span><text:span text:style-name="T155">,</text:span><text:span text:style-name="T154"> Accuracy: -</text:span><text:span text:style-name="T155">;</text:span></text:p>
        </text:list-item>
      </text:list>
      <text:p text:style-name="P58"/>
      <text:p text:style-name="P65"><text:soft-page-break/><text:span text:style-name="Strong_20_Emphasis"><text:span text:style-name="T84">Thunder Globe</text:span></text:span><text:span text:style-name="Strong_20_Emphasis"><text:span text:style-name="T20"> (</text:span></text:span><text:span text:style-name="Strong_20_Emphasis"><text:span text:style-name="T151">Upgrade of Energy </text:span></text:span><text:span text:style-name="Strong_20_Emphasis"><text:span text:style-name="T63">Sphere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926978598" text:continue-numbering="true" text:style-name="L1">
        <text:list-item>
          <text:p text:style-name="P111"><text:span text:style-name="T99">Hurl a</text:span><text:span text:style-name="T102">n</text:span><text:span text:style-name="T99"> energy projectile </text:span><text:span text:style-name="T102">that</text:span><text:span text:style-name="T99"> pass</text:span><text:span text:style-name="T102">es</text:span><text:span text:style-name="T99"> through </text:span><text:span text:style-name="T125">characters</text:span><text:span text:style-name="T99"> to reach the target, </text:span><text:span text:style-name="T125">stunning targets and boosting allies’ speed.</text:span></text:p>
        </text:list-item>
        <text:list-item>
          <text:p text:style-name="P111"><text:span text:style-name="T95">D</text:span>eal <text:span text:style-name="T95">2</text:span><text:span text:style-name="T182">5</text:span><text:span text:style-name="T95">-</text:span><text:span text:style-name="T182">45</text:span><text:span text:style-name="T95"> Magic Damage to the target</text:span><text:span text:style-name="T143">s it passes through,</text:span><text:span text:style-name="T95"> with</text:span><text:span text:style-name="T15"> a </text:span><text:span text:style-name="T182">75</text:span><text:span text:style-name="T94">%</text:span><text:span text:style-name="T15"> chance to inflict </text:span><text:span text:style-name="T141">1x </text:span><text:span text:style-name="T182">Stun</text:span><text:span text:style-name="T15">. </text:span><text:span text:style-name="T182">Grans 1 Speed to allies it passes through.</text:span></text:p>
        </text:list-item>
        <text:list-item>
          <text:p text:style-name="P111"><text:span text:style-name="T153">Cost: 2, </text:span><text:span text:style-name="T154">Cooldown: </text:span><text:span text:style-name="T157">3</text:span><text:span text:style-name="T155">,</text:span><text:span text:style-name="T154"> Range: </text:span><text:span text:style-name="T155">3,</text:span><text:span text:style-name="T154"> Accuracy: </text:span><text:span text:style-name="T155">80;</text:span></text:p>
        </text:list-item>
      </text:list>
      <text:p text:style-name="P65"/>
      <text:p text:style-name="P65"><text:span text:style-name="Strong_20_Emphasis"><text:span text:style-name="T1">Glacial Explosion (Upgrade of Arcane Explosion):</text:span></text:span> </text:p>
      <text:list xml:id="list54251333790175" text:continue-numbering="true" text:style-name="L1">
        <text:list-item>
          <text:p text:style-name="P111"><text:span text:style-name="T96">Create a delayed explosion of glacial energy. The </text:span><text:span text:style-name="T125">burst</text:span><text:span text:style-name="T96"> leaves behind a zone that freezes enemies </text:span><text:span text:style-name="T125">and shields allies.</text:span></text:p>
        </text:list-item>
        <text:list-item>
          <text:p text:style-name="P111"><text:span text:style-name="T142">Deal </text:span><text:span text:style-name="T182">20</text:span><text:span text:style-name="T142">-</text:span><text:span text:style-name="T182">35</text:span><text:span text:style-name="T142"> </text:span><text:span text:style-name="T143">Magical D</text:span><text:span text:style-name="T142">amage to all enemies caught within a 3x3 radius</text:span>. <text:span text:style-name="T143">The lingering energy explodes on the next turn, dealing an additional 2</text:span><text:span text:style-name="T182">5</text:span><text:span text:style-name="T143">-</text:span><text:span text:style-name="T182">40</text:span><text:span text:style-name="T143"> </text:span><text:span text:style-name="T182">magical </text:span><text:span text:style-name="T143">damage </text:span><text:span text:style-name="T187">with a 70% chance of</text:span><text:span text:style-name="T182"> inflicting 1x Frozen. Allies gain 5-15 Shield.</text:span></text:p>
        </text:list-item>
        <text:list-item>
          <text:p text:style-name="P111"><text:span text:style-name="T153">Cost: 3, </text:span><text:span text:style-name="T154">Cooldown: </text:span><text:span text:style-name="T153">5</text:span><text:span text:style-name="T155">,</text:span><text:span text:style-name="T154"> Range: </text:span><text:span text:style-name="T153">4</text:span><text:span text:style-name="T155">,</text:span><text:span text:style-name="T154"> Accuracy: </text:span><text:span text:style-name="T153">75</text:span><text:span text:style-name="T155">;</text:span></text:p>
        </text:list-item>
      </text:list>
      <text:p text:style-name="P58"/>
      <text:p text:style-name="P65"><text:span text:style-name="Strong_20_Emphasis"><text:span text:style-name="T30">Blazing </text:span></text:span><text:span text:style-name="Strong_20_Emphasis"><text:span text:style-name="T63">Clutch</text:span></text:span><text:span text:style-name="Strong_20_Emphasis"><text:span text:style-name="T1"> (Upgrade of Ethereal </text:span></text:span><text:span text:style-name="Strong_20_Emphasis"><text:span text:style-name="T63">Clutch</text:span></text:span><text:span text:style-name="Strong_20_Emphasis"><text:span text:style-name="T1">):</text:span></text:span> </text:p>
      <text:list xml:id="list54252393172500" text:continue-numbering="true" text:style-name="L1">
        <text:list-item>
          <text:p text:style-name="P111"><text:span text:style-name="T102">Attack </text:span><text:span text:style-name="T110">all targets surrounding you </text:span><text:span text:style-name="T102">using</text:span><text:span text:style-name="T96"> </text:span><text:span text:style-name="T125">flaming hands</text:span><text:span text:style-name="T96"> </text:span><text:span text:style-name="T102">that</text:span><text:span text:style-name="T96"> grant a chance to inflict root </text:span><text:span text:style-name="T125">and ignite enemies.</text:span></text:p>
        </text:list-item>
        <text:list-item>
          <text:p text:style-name="P111"><text:span text:style-name="T143">Deal </text:span><text:span text:style-name="T162">2</text:span><text:span text:style-name="T182">5</text:span><text:span text:style-name="T143">-</text:span><text:span text:style-name="T182">55</text:span><text:span text:style-name="T143"> Magical Damage to </text:span><text:span text:style-name="T162">all enemies within a 3 tile range of you</text:span><text:span text:style-name="T143">, with a </text:span><text:span text:style-name="T162">90</text:span><text:span text:style-name="T143">% chance to inflict </text:span><text:span text:style-name="T184">1</text:span><text:span text:style-name="T143">x Rooted </text:span><text:span text:style-name="T182">and 2x Burning</text:span><text:span text:style-name="T143">.</text:span></text:p>
        </text:list-item>
        <text:list-item>
          <text:p text:style-name="P193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58"/>
      <text:p text:style-name="P66"><text:span text:style-name="Strong_20_Emphasis"><text:span text:style-name="T64">Chilling Mist</text:span></text:span><text:span text:style-name="Strong_20_Emphasis"><text:span text:style-name="T20"> (</text:span></text:span><text:span text:style-name="Strong_20_Emphasis"><text:span text:style-name="T183">Upgrade of </text:span></text:span><text:span text:style-name="Strong_20_Emphasis"><text:span text:style-name="T185">Arcane Resonance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792593868" text:continue-numbering="true" text:style-name="L1">
        <text:list-item>
          <text:p text:style-name="P112"><text:span text:style-name="T96">Create a field of </text:span><text:span text:style-name="T126">freezing mist,</text:span><text:span text:style-name="T96"> weakening enemy magical defenses </text:span><text:span text:style-name="T110">and allowing them to be </text:span><text:span text:style-name="T126">frozen</text:span><text:span text:style-name="T110"> if they pass a certain magic damage threshold.</text:span></text:p>
        </text:list-item>
        <text:list-item>
          <text:p text:style-name="P112"><text:span text:style-name="T162">Create a 3x3 zone that reduces the magical resistance of enemies inside it by </text:span><text:span text:style-name="T184">45</text:span><text:span text:style-name="T162">%. Additionally, if enemies are dealt 50 Magic Damage, they receive 1x </text:span><text:span text:style-name="T184">Frozen</text:span><text:span text:style-name="T162">. The zone lasts </text:span><text:span text:style-name="T184">4</text:span><text:span text:style-name="T162"> turns.</text:span></text:p>
        </text:list-item>
        <text:list-item>
          <text:p text:style-name="P200">Cost: -, Cooldown: -, Range: -, Accuracy: -;</text:p>
        </text:list-item>
      </text:list>
      <text:p text:style-name="P58"/>
      <text:p text:style-name="P65"><text:span text:style-name="Strong_20_Emphasis"><text:span text:style-name="T63">Flame Whi</text:span></text:span><text:span text:style-name="Strong_20_Emphasis"><text:span text:style-name="T64">p</text:span></text:span><text:span text:style-name="Strong_20_Emphasis"><text:span text:style-name="T63"> </text:span></text:span><text:span text:style-name="Strong_20_Emphasis"><text:span text:style-name="T20"><text:s/>(</text:span></text:span><text:span text:style-name="Strong_20_Emphasis"><text:span text:style-name="T64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029859854" text:continue-numbering="true" text:style-name="L1">
        <text:list-item>
          <text:p text:style-name="P143">Strike an enemy with a conjured flame whip, critically striking and lowering the defenses of burning enemies.</text:p>
        </text:list-item>
        <text:list-item>
          <text:p text:style-name="P221">Deal 20-45 Magical Damage to a target. If the target was already burning, the skill is a Critical Hit and has a 70% chance of stunning.</text:p>
        </text:list-item>
        <text:list-item>
          <text:p text:style-name="P111"><text:span text:style-name="T153">Cost: -, </text:span><text:span text:style-name="T154">Cooldown: -</text:span><text:span text:style-name="T155">,</text:span><text:span text:style-name="T154"> Range: </text:span><text:span text:style-name="T156">-</text:span><text:span text:style-name="T155">,</text:span><text:span text:style-name="T154"> Accuracy: -</text:span><text:span text:style-name="T155">;</text:span></text:p>
        </text:list-item>
      </text:list>
      <text:p text:style-name="P65"/>
      <text:p text:style-name="P86"><text:span text:style-name="T9">Astronomer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9"/>
      <text:p text:style-name="P9"><text:span text:style-name="T79">Previous </text:span>Skills:</text:p>
      <text:p text:style-name="P28"/>
      <text:p text:style-name="P66"><text:span text:style-name="Strong_20_Emphasis"><text:span text:style-name="T45">Arcane</text:span></text:span><text:span text:style-name="Strong_20_Emphasis"><text:span text:style-name="T16"> </text:span></text:span><text:span text:style-name="Strong_20_Emphasis"><text:span text:style-name="T20">Lances</text:span></text:span><text:span text:style-name="Strong_20_Emphasis"><text:span text:style-name="T16"> </text:span></text:span><text:span text:style-name="Strong_20_Emphasis"><text:span text:style-name="T82">(Upgrade of </text:span></text:span><text:span text:style-name="Strong_20_Emphasis"><text:span text:style-name="T45">Arcane</text:span></text:span><text:span text:style-name="Strong_20_Emphasis"><text:span text:style-name="T82"> Shot)</text:span></text:span><text:span text:style-name="Strong_20_Emphasis"><text:span text:style-name="T1">:</text:span></text:span> </text:p>
      <text:list xml:id="list54250924822985" text:continue-numbering="true" text:style-name="L1">
        <text:list-item>
          <text:p text:style-name="P112"><text:span text:style-name="T97">Shoot </text:span><text:span text:style-name="T102">3</text:span><text:span text:style-name="T97"> bolt</text:span><text:span text:style-name="T102">s</text:span><text:span text:style-name="T97"> </text:span><text:span text:style-name="T98">of </text:span><text:span text:style-name="T99">arcane</text:span><text:span text:style-name="T98"> energy </text:span><text:span text:style-name="T97">at a target.</text:span><text:span text:style-name="T94"> </text:span></text:p>
        </text:list-item>
        <text:list-item>
          <text:p text:style-name="P112"><text:span text:style-name="T94">Deal 10-15 Magic Damage </text:span><text:span text:style-name="T143">3 times </text:span><text:span text:style-name="T95">to the target</text:span><text:span text:style-name="T94">.</text:span></text:p>
        </text:list-item>
        <text:list-item>
          <text:p text:style-name="P112"><text:span text:style-name="T142">Cost: </text:span><text:span text:style-name="T143">2</text:span><text:span text:style-name="T142">, </text:span><text:span text:style-name="T95">Cooldown: </text:span><text:span text:style-name="T141">1,</text:span><text:span text:style-name="T95"> Range: </text:span><text:span text:style-name="T141">4,</text:span><text:span text:style-name="T95"> Accuracy: </text:span><text:span text:style-name="T141">9</text:span><text:span text:style-name="T142">5</text:span><text:span text:style-name="T141">;</text:span></text:p>
        </text:list-item>
      </text:list>
      <text:p text:style-name="P66"/>
      <text:p text:style-name="P66"><text:span text:style-name="Strong_20_Emphasis"><text:span text:style-name="T19">Energy</text:span></text:span><text:span text:style-name="Strong_20_Emphasis"><text:span text:style-name="T16"> </text:span></text:span><text:span text:style-name="Strong_20_Emphasis"><text:span text:style-name="T44">Sphere</text:span></text:span><text:span text:style-name="Strong_20_Emphasis"><text:span text:style-name="T20"> (Upgrade of Energy Orb)</text:span></text:span><text:span text:style-name="Strong_20_Emphasis"><text:span text:style-name="T1">:</text:span></text:span> </text:p>
      <text:list xml:id="list54251530237360" text:continue-numbering="true" text:style-name="L1">
        <text:list-item>
          <text:p text:style-name="P112"><text:span text:style-name="T99">Hurl a</text:span><text:span text:style-name="T102">n</text:span><text:span text:style-name="T99"> energy projectile </text:span><text:span text:style-name="T102">that</text:span><text:span text:style-name="T99"> pass</text:span><text:span text:style-name="T102">es</text:span><text:span text:style-name="T99"> through enemies to reach the target.</text:span><text:span text:style-name="T94"> </text:span></text:p>
        </text:list-item>
        <text:list-item>
          <text:p text:style-name="P112"><text:span text:style-name="T95">D</text:span>eal <text:span text:style-name="T95">20-30 Magic Damage to the target</text:span><text:span text:style-name="T143">s it passes through,</text:span><text:span text:style-name="T95"> with</text:span><text:span text:style-name="T15"> a </text:span><text:span text:style-name="T143">50</text:span><text:span text:style-name="T94">%</text:span><text:span text:style-name="T15"> chance to inflict </text:span><text:span text:style-name="T141">1x S</text:span><text:span text:style-name="T79">low</text:span><text:span text:style-name="T15">. </text:span></text:p>
        </text:list-item>
        <text:list-item>
          <text:p text:style-name="P112"><text:span text:style-name="T142">Cost: 2, </text:span><text:span text:style-name="T95">Cooldown: </text:span><text:span text:style-name="T143">3</text:span><text:span text:style-name="T141">,</text:span><text:span text:style-name="T95"> Range: </text:span><text:span text:style-name="T141">3,</text:span><text:span text:style-name="T95"> Accuracy: </text:span><text:span text:style-name="T141">80;</text:span></text:p>
        </text:list-item>
      </text:list>
      <text:p text:style-name="P66"/>
      <text:p text:style-name="P66"><text:span text:style-name="Strong_20_Emphasis"><text:span text:style-name="T21">Chaos Bolt</text:span></text:span><text:span text:style-name="Strong_20_Emphasis"><text:span text:style-name="T20"> (</text:span></text:span><text:span text:style-name="Strong_20_Emphasis"><text:span text:style-name="T2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731301431" text:continue-numbering="true" text:style-name="L1">
        <text:list-item>
          <text:p text:style-name="P137">Unleash a bolt of chaotic energy that <text:span text:style-name="T143">deals unpredictable damage to the target.</text:span> </text:p>
        </text:list-item>
        <text:list-item>
          <text:p text:style-name="P168">Deal 1-75 Magical Damage to the target</text:p>
        </text:list-item>
        <text:list-item>
          <text:p text:style-name="P112"><text:span text:style-name="T142">Cost: -, </text:span><text:span text:style-name="T95">Cooldown: -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56"/>
      <text:p text:style-name="P66"><text:span text:style-name="Strong_20_Emphasis"><text:span text:style-name="T24">Ethereal Link</text:span></text:span><text:span text:style-name="Strong_20_Emphasis"><text:span text:style-name="T20"> (</text:span></text:span><text:span text:style-name="Strong_20_Emphasis"><text:span text:style-name="T51">Upgrade of Amplify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143995405" text:continue-numbering="true" text:style-name="L1">
        <text:list-item>
          <text:p text:style-name="P112"><text:span text:style-name="T96">Establish a link between yourself and an ally, sharing </text:span><text:span text:style-name="T109">your stats and increasing the damage of both your next attacks.</text:span></text:p>
        </text:list-item>
        <text:list-item>
          <text:p text:style-name="P112"><text:span text:style-name="T161">Create a link to an ally in range for 2 turns. The targets’ stats are equal to the sum of both parties’ stats</text:span><text:span text:style-name="T142">. </text:span><text:span text:style-name="T161">Both your next skills deal an extra 15-20% damage.</text:span></text:p>
        </text:list-item>
        <text:list-item>
          <text:p text:style-name="P194"><text:span text:style-name="T142">Cost: 1, </text:span><text:span text:style-name="T95">Cooldown: </text:span><text:span text:style-name="T142">2</text:span><text:span text:style-name="T141">,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56"/>
      <text:p text:style-name="P66"><text:span text:style-name="Strong_20_Emphasis"><text:span text:style-name="T23">A</text:span></text:span><text:span text:style-name="Strong_20_Emphasis"><text:span text:style-name="T19">rcane Resonance</text:span></text:span><text:span text:style-name="Strong_20_Emphasis"><text:span text:style-name="T20"> (</text:span></text:span><text:span text:style-name="Strong_20_Emphasis"><text:span text:style-name="T51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598953849" text:continue-numbering="true" text:style-name="L1">
        <text:list-item>
          <text:p text:style-name="P112"><text:span text:style-name="T96">Create a field of </text:span><text:span text:style-name="T109">arcane essence</text:span><text:span text:style-name="T96">, weakening enemy magical defenses </text:span><text:span text:style-name="T110">and allowing them to be stunned if they pass a certain magic damage threshold.</text:span></text:p>
        </text:list-item>
        <text:list-item>
          <text:p text:style-name="P209">Create a 3x3 zone that reduces the magical resistance of enemies inside it by 20%. Additionally, if enemies are dealt 50 Magic Damage, they receive 1x Stun. The zone lasts 2 turns.</text:p>
        </text:list-item>
        <text:list-item>
          <text:p text:style-name="P194">Cost: -, Cooldown: -, Range: -, Accuracy: -;</text:p>
        </text:list-item>
      </text:list>
      <text:p text:style-name="P12"/>
      <text:p text:style-name="P12"/>
      <text:p text:style-name="P12"/>
      <text:p text:style-name="P12"/>
      <text:p text:style-name="P12"/>
      <text:p text:style-name="P1">Skills:</text:p>
      <text:p text:style-name="P1"/>
      <text:p text:style-name="P67"><text:span text:style-name="Strong_20_Emphasis"><text:span text:style-name="T84">Stellar Warp</text:span></text:span><text:span text:style-name="Strong_20_Emphasis"><text:span text:style-name="T20"> (</text:span></text:span><text:span text:style-name="Strong_20_Emphasis"><text:span text:style-name="T50">Upgrade of </text:span></text:span><text:span text:style-name="Strong_20_Emphasis"><text:span text:style-name="T65">Warp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712557986" text:continue-numbering="true" text:style-name="L1">
        <text:list-item>
          <text:p text:style-name="P113"><text:span text:style-name="T96">Teleport to a distant location in a flash of starlight, damaging and </text:span><text:span text:style-name="T127">lowering</text:span><text:span text:style-name="T96"> enemies’ </text:span><text:span text:style-name="T127">magical resistance</text:span><text:span text:style-name="T96"> at both the departure and arrival points. Swapping positions with an ally now imbues them with shield.</text:span></text:p>
        </text:list-item>
        <text:list-item>
          <text:p text:style-name="P113"><text:soft-page-break/>Teleport to an empty tile. <text:span text:style-name="T150">If an ally is present in the tile, swap positions with them </text:span><text:span text:style-name="T182">and grant them </text:span><text:span text:style-name="T186">20-30</text:span><text:span text:style-name="T182"> </text:span><text:span text:style-name="T186">Shield</text:span><text:span text:style-name="T182">. Deal </text:span><text:span text:style-name="T186">8</text:span><text:span text:style-name="T182">-2</text:span><text:span text:style-name="T186">5</text:span><text:span text:style-name="T182"> Magical Damage around the departure/arrival tiles, with a 40% chance to </text:span><text:span text:style-name="T186">lower magical resistance by 30%.</text:span></text:p>
        </text:list-item>
        <text:list-item>
          <text:p text:style-name="P113"><text:span text:style-name="T153">Cost: 2, </text:span><text:span text:style-name="T154">Cooldown: </text:span><text:span text:style-name="T155">3,</text:span><text:span text:style-name="T154"> Range: </text:span><text:span text:style-name="T156">5</text:span><text:span text:style-name="T155">,</text:span><text:span text:style-name="T154"> Accuracy: -</text:span></text:p>
        </text:list-item>
      </text:list>
      <text:p text:style-name="P66"/>
      <text:p text:style-name="P67"><text:span text:style-name="Strong_20_Emphasis"><text:span text:style-name="T1"><text:s/>Celestial Familiar (Upgrade of Spellbound Familiar):</text:span></text:span> </text:p>
      <text:list xml:id="list54252614563703" text:continue-numbering="true" text:style-name="L1">
        <text:list-item>
          <text:p text:style-name="P113"><text:span text:style-name="T96">Summon a </text:span><text:span text:style-name="T127">celestial</text:span><text:span text:style-name="T96"> familiar to aid you in battle, </text:span><text:span text:style-name="T110">attacking and lowering enemies’ defenses.</text:span><text:span text:style-name="T96"> </text:span></text:p>
        </text:list-item>
        <text:list-item>
          <text:p text:style-name="P113"><text:span text:style-name="T162">Summon an controllable familiar with </text:span><text:span text:style-name="T186">75</text:span><text:span text:style-name="T162"> HP. It can use </text:span><text:span text:style-name="T127">Attack</text:span><text:span text:style-name="T110">: Deal </text:span><text:span text:style-name="T127">10</text:span><text:span text:style-name="T110">-</text:span><text:span text:style-name="T127">2</text:span><text:span text:style-name="T110">0 </text:span><text:span text:style-name="T127">Physical</text:span><text:span text:style-name="T110"> Damage and </text:span><text:span text:style-name="T127">15</text:span><text:span text:style-name="T110">-</text:span><text:span text:style-name="T127">30</text:span><text:span text:style-name="T110"> Magical Damage. </text:span><text:span text:style-name="T163">Reduces the Magical Resistance </text:span><text:span text:style-name="T164">and Accuracy </text:span><text:span text:style-name="T163">of enemies adjacent to it by </text:span><text:span text:style-name="T164">50</text:span><text:span text:style-name="T163">% </text:span><text:span text:style-name="T164">and increases the magic resistance of adjacent allies by 30%.</text:span></text:p>
        </text:list-item>
        <text:list-item>
          <text:p text:style-name="P201">Cost: -, Cooldown: -, Range: -, Accuracy: -;</text:p>
        </text:list-item>
      </text:list>
      <text:p text:style-name="P66"/>
      <text:p text:style-name="P68"><text:span text:style-name="Strong_20_Emphasis"><text:span text:style-name="T19"><text:s/></text:span></text:span><text:span text:style-name="Strong_20_Emphasis"><text:span text:style-name="T31">Starfall</text:span></text:span><text:span text:style-name="Strong_20_Emphasis"><text:span text:style-name="T20"> (Upgrade of </text:span></text:span><text:span text:style-name="Strong_20_Emphasis"><text:span text:style-name="T19">Arcane </text:span></text:span><text:span text:style-name="Strong_20_Emphasis"><text:span text:style-name="T31">Explosion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243521164" text:continue-numbering="true" text:style-name="L1">
        <text:list-item>
          <text:p text:style-name="P114"><text:span text:style-name="T96">Deal damage in an area and create a residual magic energy </text:span><text:span text:style-name="T102">that explodes on the next turn.</text:span></text:p>
        </text:list-item>
        <text:list-item>
          <text:p text:style-name="P114"><text:span text:style-name="T142">Deal </text:span><text:span text:style-name="T187">30</text:span><text:span text:style-name="T142">-</text:span><text:span text:style-name="T187">40</text:span><text:span text:style-name="T142"> </text:span><text:span text:style-name="T143">Magical D</text:span><text:span text:style-name="T142">amage to all enemies caught within a 3x3 radius </text:span><text:span text:style-name="T187">for 3 turns</text:span>. <text:span text:style-name="T187">Enemies have a 20% chance of receiving 1x Stunned each turn.</text:span></text:p>
        </text:list-item>
        <text:list-item>
          <text:p text:style-name="P114"><text:span text:style-name="T153">Cost: 3, </text:span><text:span text:style-name="T154">Cooldown: </text:span><text:span text:style-name="T153">5</text:span><text:span text:style-name="T155">,</text:span><text:span text:style-name="T154"> Range: </text:span><text:span text:style-name="T153">4</text:span><text:span text:style-name="T155">,</text:span><text:span text:style-name="T154"> Accuracy: </text:span><text:span text:style-name="T153">75</text:span><text:span text:style-name="T155">;</text:span></text:p>
        </text:list-item>
      </text:list>
      <text:p text:style-name="P59"/>
      <text:p text:style-name="P68"><text:span text:style-name="Strong_20_Emphasis"><text:span text:style-name="T31">Black Hole</text:span></text:span><text:span text:style-name="Strong_20_Emphasis"><text:span text:style-name="T20"> (</text:span></text:span><text:span text:style-name="Strong_20_Emphasis"><text:span text:style-name="T50">Upgrade of</text:span></text:span><text:span text:style-name="Strong_20_Emphasis"><text:span text:style-name="T66"> </text:span></text:span><text:span text:style-name="Strong_20_Emphasis"><text:span text:style-name="T67">Ethereal Clutch</text:span></text:span><text:span text:style-name="Strong_20_Emphasis"><text:span text:style-name="T20">)</text:span></text:span><text:span text:style-name="Strong_20_Emphasis"><text:span text:style-name="T1">:</text:span></text:span> </text:p>
      <text:list xml:id="list54251002707146" text:continue-numbering="true" text:style-name="L1">
        <text:list-item>
          <text:p text:style-name="P115"><text:span text:style-name="T96">Create a black hole </text:span><text:span text:style-name="T128">around you</text:span><text:span text:style-name="T96">, rooting enemies in place and dealing massive damage the closer they are to the center.</text:span></text:p>
        </text:list-item>
        <text:list-item>
          <text:p text:style-name="P115"><text:span text:style-name="T143">Deal </text:span><text:span text:style-name="T188">60</text:span><text:span text:style-name="T143">-</text:span><text:span text:style-name="T188">8</text:span><text:span text:style-name="T162">0 – </text:span><text:span text:style-name="T188">(10-10 * Distance to center)</text:span><text:span text:style-name="T143"> Magical Damage to </text:span><text:span text:style-name="T162">all enemies within a </text:span><text:span text:style-name="T188">5</text:span><text:span text:style-name="T162"> tile range of you</text:span><text:span text:style-name="T143">, with a </text:span><text:span text:style-name="T188">100</text:span><text:span text:style-name="T143">% chance to inflict 1x Rooted.</text:span></text:p>
        </text:list-item>
        <text:list-item>
          <text:p text:style-name="P195"><text:span text:style-name="T101">Cost: -, </text:span><text:span text:style-name="T98">Cooldown: -</text:span><text:span text:style-name="T99">,</text:span><text:span text:style-name="T98"> Range: -</text:span><text:span text:style-name="T99">,</text:span><text:span text:style-name="T98"> Accuracy: -</text:span><text:span text:style-name="T99">;</text:span></text:p>
        </text:list-item>
      </text:list>
      <text:p text:style-name="P66"/>
      <text:p text:style-name="P66"><text:span text:style-name="Strong_20_Emphasis"><text:span text:style-name="T67">Planar Shift</text:span></text:span><text:span text:style-name="Strong_20_Emphasis"><text:span text:style-name="T20"> (</text:span></text:span><text:span text:style-name="Strong_20_Emphasis"><text:span text:style-name="T67">New Skill</text:span></text:span><text:span text:style-name="Strong_20_Emphasis"><text:span text:style-name="T20">)</text:span></text:span><text:span text:style-name="Strong_20_Emphasis"><text:span text:style-name="T1">:</text:span></text:span> </text:p>
      <text:list xml:id="list54252309845373" text:continue-numbering="true" text:style-name="L1">
        <text:list-item>
          <text:p text:style-name="P112"><text:span text:style-name="T128">T</text:span><text:span text:style-name="T96">emporarily render yourself invulnerable to harm. Upon reappearing, you unleash a burst of energy </text:span><text:span text:style-name="T128">towards a random enemy in range.</text:span></text:p>
        </text:list-item>
        <text:list-item>
          <text:p text:style-name="P222">End your turn and become invulnerable. On the next turn, reappear and deal 20-40 Magical Damage to a random enemy in range.</text:p>
        </text:list-item>
      </text:list>
      <text:p text:style-name="P66"/>
      <text:p text:style-name="P2"/>
      <text:p text:style-name="P86"><text:span text:style-name="T13">Blaster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9"><text:span text:style-name="T79">Previous </text:span>Skills:</text:p>
      <text:p text:style-name="P28"/>
      <text:p text:style-name="P73"><text:span text:style-name="Strong_20_Emphasis"><text:span text:style-name="T19">Energy</text:span></text:span><text:span text:style-name="Strong_20_Emphasis"><text:span text:style-name="T16"> Orb</text:span></text:span><text:span text:style-name="Strong_20_Emphasis"><text:span text:style-name="T1">:</text:span></text:span> </text:p>
      <text:list xml:id="list54250986752634" text:continue-numbering="true" text:style-name="L1">
        <text:list-item>
          <text:p text:style-name="P116"><text:span text:style-name="T99">Hurl</text:span><text:span text:style-name="T97"> a</text:span><text:span text:style-name="T99">n</text:span><text:span text:style-name="T97"> </text:span><text:span text:style-name="T99">orb </text:span><text:span text:style-name="T98">of </text:span><text:span text:style-name="T99">arcane</text:span><text:span text:style-name="T98"> energy </text:span><text:span text:style-name="T97">at a target, </text:span><text:span text:style-name="T99">potentially slowing their movement.</text:span><text:span text:style-name="T94"> </text:span></text:p>
        </text:list-item>
        <text:list-item>
          <text:p text:style-name="P116"><text:span text:style-name="T95">D</text:span>eal <text:span text:style-name="T95">20-30 Magic Damage to the target, with</text:span><text:span text:style-name="T15"> a </text:span><text:span text:style-name="T94">3</text:span><text:span text:style-name="T141">5</text:span><text:span text:style-name="T94">%</text:span><text:span text:style-name="T15"> chance to inflict </text:span><text:span text:style-name="T141">1x S</text:span><text:span text:style-name="T79">low</text:span><text:span text:style-name="T15">. </text:span></text:p>
        </text:list-item>
        <text:list-item>
          <text:p text:style-name="P116"><text:span text:style-name="T142">Cost: 2, </text:span><text:span text:style-name="T95">Cooldown: </text:span><text:span text:style-name="T141">2,</text:span><text:span text:style-name="T95"> Range: </text:span><text:span text:style-name="T141">3,</text:span><text:span text:style-name="T95"> Accuracy: </text:span><text:span text:style-name="T141">80;</text:span></text:p>
        </text:list-item>
      </text:list>
      <text:p text:style-name="P73"/>
      <text:p text:style-name="P73"><text:span text:style-name="Strong_20_Emphasis"><text:span text:style-name="T18">Arcane </text:span></text:span><text:span text:style-name="Strong_20_Emphasis"><text:span text:style-name="T21">Shield</text:span></text:span><text:span text:style-name="Strong_20_Emphasis"><text:span text:style-name="T18"> </text:span></text:span><text:span text:style-name="Strong_20_Emphasis"><text:span text:style-name="T21">(Upgrade of Arcane Barrier)</text:span></text:span><text:span text:style-name="Strong_20_Emphasis"><text:span text:style-name="T1">:</text:span></text:span> </text:p>
      <text:list xml:id="list54250949535929" text:continue-numbering="true" text:style-name="L1">
        <text:list-item>
          <text:p text:style-name="P116"><text:span text:style-name="T100">Grant an ally</text:span><text:span text:style-name="T96"> a barrier of arcane energy t</text:span><text:span text:style-name="T100">hat</text:span><text:span text:style-name="T96"> </text:span><text:span text:style-name="T99">mitigates</text:span><text:span text:style-name="T96"> incoming</text:span><text:span text:style-name="T99"> damage, </text:span><text:span text:style-name="T103">before ultimately exploding.</text:span></text:p>
        </text:list-item>
        <text:list-item>
          <text:p text:style-name="P116"><text:span text:style-name="T141">Grants an ally a barrier that absorbs 30% of any damage received</text:span>. <text:span text:style-name="T142">Lasts for 1 turn, </text:span><text:span text:style-name="T144">after which it explodes, dealing the total absorbed damage to adjacent targets.</text:span></text:p>
        </text:list-item>
        <text:list-item>
          <text:p text:style-name="P116"><text:span text:style-name="T101">Cost: </text:span><text:span text:style-name="T103">2</text:span><text:span text:style-name="T101">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73"/>
      <text:p text:style-name="P73"><text:span text:style-name="Strong_20_Emphasis"><text:span text:style-name="T83">Great </text:span></text:span><text:span text:style-name="Strong_20_Emphasis"><text:span text:style-name="T80">A</text:span></text:span><text:span text:style-name="Strong_20_Emphasis"><text:span text:style-name="T19">mplify</text:span></text:span><text:span text:style-name="Strong_20_Emphasis"><text:span text:style-name="T21"> (Upgrade of Amplify)</text:span></text:span><text:span text:style-name="Strong_20_Emphasis"><text:span text:style-name="T1">:</text:span></text:span> </text:p>
      <text:list xml:id="list54252669819418" text:continue-numbering="true" text:style-name="L1">
        <text:list-item>
          <text:p text:style-name="P116"><text:span text:style-name="T105">Massively</text:span><text:span text:style-name="T103"> a</text:span><text:span text:style-name="T96">mplify the arcane power within you,</text:span><text:span text:style-name="T103"> </text:span><text:span text:style-name="T96">increasing the potency </text:span><text:span text:style-name="T103">and range </text:span><text:span text:style-name="T96">of your next spell.</text:span></text:p>
        </text:list-item>
        <text:list-item>
          <text:p text:style-name="P159">Increases the damage dealt by your next spell by <text:span text:style-name="T144">20-30</text:span>% <text:span text:style-name="T144">and grants it and additional 1 tile of range.</text:span></text:p>
        </text:list-item>
        <text:list-item>
          <text:p text:style-name="P116"><text:span text:style-name="T101">Cost: 1, </text:span><text:span text:style-name="T98">Cooldown: </text:span><text:span text:style-name="T101">2</text:span><text:span text:style-name="T99">,</text:span><text:span text:style-name="T98"> Range: -</text:span><text:span text:style-name="T99">,</text:span><text:span text:style-name="T98"> Accuracy: -</text:span><text:span text:style-name="T141">;</text:span></text:p>
        </text:list-item>
      </text:list>
      <text:p text:style-name="P73"/>
      <text:p text:style-name="P73"><text:span text:style-name="Strong_20_Emphasis"><text:span text:style-name="T27">Phase Step </text:span></text:span><text:span text:style-name="Strong_20_Emphasis"><text:span text:style-name="T21">(</text:span></text:span><text:span text:style-name="Strong_20_Emphasis"><text:span text:style-name="T27">Upgrade of </text:span></text:span><text:span text:style-name="Strong_20_Emphasis"><text:span text:style-name="T53">Blink</text:span></text:span><text:span text:style-name="Strong_20_Emphasis"><text:span text:style-name="T21">)</text:span></text:span><text:span text:style-name="Strong_20_Emphasis"><text:span text:style-name="T1">:</text:span></text:span> </text:p>
      <text:list xml:id="list54251101845884" text:continue-numbering="true" text:style-name="L1">
        <text:list-item>
          <text:p text:style-name="P116"><text:span text:style-name="T96">Perform a quick, magical dash that allows you to phase through enemies, dealing damage </text:span><text:span text:style-name="T111">and gaining evasion.</text:span></text:p>
        </text:list-item>
        <text:list-item>
          <text:p text:style-name="P211">Dash to an empty tile in range. Enemies you pass through are dealt 15-30 Damage and you gain 10% evasion for each.</text:p>
        </text:list-item>
        <text:list-item>
          <text:p text:style-name="P116"><text:span text:style-name="T101">Cost: 2, </text:span><text:span text:style-name="T98">Cooldown: </text:span><text:span text:style-name="T99">3,</text:span><text:span text:style-name="T98"> Range: </text:span><text:span text:style-name="T111">4</text:span><text:span text:style-name="T99">,</text:span><text:span text:style-name="T98"> Accuracy: -</text:span><text:span text:style-name="T99">;</text:span></text:p>
        </text:list-item>
      </text:list>
      <text:p text:style-name="P73"/>
      <text:p text:style-name="P73"><text:span text:style-name="Strong_20_Emphasis"><text:span text:style-name="T83">Surge of Power </text:span></text:span><text:span text:style-name="Strong_20_Emphasis"><text:span text:style-name="T21">(</text:span></text:span><text:span text:style-name="Strong_20_Emphasis"><text:span text:style-name="T27">Upgrade of </text:span></text:span><text:span text:style-name="Strong_20_Emphasis"><text:span text:style-name="T54">Arcane Surge</text:span></text:span><text:span text:style-name="Strong_20_Emphasis"><text:span text:style-name="T21">)</text:span></text:span><text:span text:style-name="Strong_20_Emphasis"><text:span text:style-name="T1">:</text:span></text:span> </text:p>
      <text:list xml:id="list54251011388874" text:continue-numbering="true" text:style-name="L1">
        <text:list-item>
          <text:p text:style-name="P116"><text:span text:style-name="T99">Channel a surge of raw arcane power, </text:span><text:span text:style-name="T112">granting speed and </text:span><text:span text:style-name="T99">increasing spell damage</text:span><text:span text:style-name="T96"> </text:span><text:span text:style-name="T104">based on spell cost </text:span><text:span text:style-name="T112">and remaining speed.</text:span></text:p>
        </text:list-item>
        <text:list-item>
          <text:p text:style-name="P172">For the next 2 turns, <text:span text:style-name="T166">gain 2 Speed and </text:span><text:span text:style-name="T146">each spell deals an extra (</text:span>3-7 * <text:span text:style-name="T146">Cost)</text:span><text:span text:style-name="T166"> + (1-3 RemainingSpeed)</text:span><text:span text:style-name="T146"> Magical Damage.</text:span></text:p>
        </text:list-item>
        <text:list-item>
          <text:p text:style-name="P116"><text:span text:style-name="T101">Cost: </text:span><text:span text:style-name="T112">3</text:span><text:span text:style-name="T101">, </text:span><text:span text:style-name="T98">Cooldown: </text:span><text:span text:style-name="T112">6</text:span><text:span text:style-name="T98"> Range: -</text:span><text:span text:style-name="T99">,</text:span><text:span text:style-name="T98"> Accuracy: -</text:span><text:span text:style-name="T99">;</text:span></text:p>
        </text:list-item>
      </text:list>
      <text:p text:style-name="P73"/>
      <text:p text:style-name="P73"><text:span text:style-name="Strong_20_Emphasis"><text:span text:style-name="T21"><text:s/></text:span></text:span><text:span text:style-name="Strong_20_Emphasis"><text:span text:style-name="T54">Zap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54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54251913726417" text:continue-numbering="true" text:style-name="L1">
        <text:list-item>
          <text:p text:style-name="P116"><text:span text:style-name="T104">S</text:span><text:span text:style-name="T112">hoot a bolt of enchanted energy that jumps from enemy to enemy, dealing damage and having a chance to </text:span><text:span text:style-name="T113">grant you shielding</text:span><text:span text:style-name="T112">.</text:span></text:p>
        </text:list-item>
        <text:list-item>
          <text:p text:style-name="P214">Deals 13-25 Magical Damage to the target with a 25% chance to <text:span text:style-name="T167">grant you 5-10 Shield</text:span>. The first hit has 100% chance, then it jumps to an enemy within range, repeating the effect but lowering the chance of repeating by 20%.</text:p>
        </text:list-item>
        <text:list-item>
          <text:p text:style-name="P116"><text:span text:style-name="T142">Cost: </text:span><text:span text:style-name="T146">1</text:span><text:span text:style-name="T142">, </text:span><text:span text:style-name="T95">Cooldown: </text:span><text:span text:style-name="T146">4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144"/>
      <text:p text:style-name="P80"/>
      <text:p text:style-name="P80"/>
      <text:p text:style-name="P10"/>
      <text:p text:style-name="P1"><text:soft-page-break/>Skills:</text:p>
      <text:p text:style-name="P24"/>
      <text:p text:style-name="P73"><text:span text:style-name="Strong_20_Emphasis"><text:span text:style-name="T21"><text:s/></text:span></text:span><text:span text:style-name="Strong_20_Emphasis"><text:span text:style-name="T19">Arcane </text:span></text:span><text:span text:style-name="Strong_20_Emphasis"><text:span text:style-name="T38">Devastation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68">Upgrade of Arcane Blast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898649834" text:continue-numbering="true" text:style-name="L1">
        <text:list-item>
          <text:p text:style-name="P116"><text:span text:style-name="T96">Detonate a burst of arcane energy at </text:span><text:span text:style-name="T101">a</text:span><text:span text:style-name="T96"> target location, damaging all enemies </text:span><text:span text:style-name="T101">caught</text:span><text:span text:style-name="T96"> within </text:span><text:span text:style-name="T129">it and dealing additional damage for each.</text:span></text:p>
        </text:list-item>
        <text:list-item>
          <text:p text:style-name="P116"><text:span text:style-name="T142">Deal </text:span><text:span text:style-name="T189">25</text:span><text:span text:style-name="T142">-</text:span><text:span text:style-name="T189">3</text:span><text:span text:style-name="T142">5 damage to all enemies caught within a 3x3 radius</text:span>. <text:span text:style-name="T189">All enemies are dealt an additional 10-15 Magical Damage for each enemy hit.</text:span></text:p>
        </text:list-item>
        <text:list-item>
          <text:p text:style-name="P116"><text:span text:style-name="T101">Cost: 3, </text:span><text:span text:style-name="T98">Cooldown: </text:span><text:span text:style-name="T101">5</text:span><text:span text:style-name="T99">,</text:span><text:span text:style-name="T98"> Range: </text:span><text:span text:style-name="T101">4</text:span><text:span text:style-name="T99">,</text:span><text:span text:style-name="T98"> Accuracy: </text:span><text:span text:style-name="T101">75</text:span><text:span text:style-name="T99">;</text:span></text:p>
        </text:list-item>
      </text:list>
      <text:p text:style-name="P73"/>
      <text:p text:style-name="P73"><text:span text:style-name="Strong_20_Emphasis"><text:span text:style-name="T21"><text:s/></text:span></text:span><text:span text:style-name="Strong_20_Emphasis"><text:span text:style-name="T37">Arcane Barrage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68">Upgrade of </text:span></text:span><text:span text:style-name="Strong_20_Emphasis"><text:span text:style-name="T70">Arcane Spear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322031510" text:continue-numbering="true" text:style-name="L1">
        <text:list-item>
          <text:p text:style-name="P117"><text:span text:style-name="T97">Shoot a </text:span><text:span text:style-name="T103">dense </text:span><text:span text:style-name="T97">bolt </text:span><text:span text:style-name="T98">of </text:span><text:span text:style-name="T99">arcane</text:span><text:span text:style-name="T98"> energy </text:span><text:span text:style-name="T97">at a target, </text:span><text:span text:style-name="T103">lowering their magical defenses. </text:span><text:span text:style-name="T130">Can be used multiple times per turn, increasing the skill’s damage and cost.</text:span></text:p>
        </text:list-item>
        <text:list-item>
          <text:p text:style-name="P117"><text:span text:style-name="T94">Deal </text:span><text:span text:style-name="T145">2</text:span><text:span text:style-name="T190">5</text:span><text:span text:style-name="T145">-</text:span><text:span text:style-name="T190">30</text:span><text:span text:style-name="T94"> Magic Damage </text:span><text:span text:style-name="T95">to the target, </text:span><text:span text:style-name="T145">and lowers their magical defense by 35% for 1 turn. </text:span><text:span text:style-name="T190">Deals an additional 5-10 Magical Damage and reduces the target’s Magical Resistance by 2-5% for each time the skill was used this turn.</text:span></text:p>
        </text:list-item>
        <text:list-item>
          <text:p text:style-name="P117"><text:span text:style-name="T101">Cost: 1, </text:span><text:span text:style-name="T98">Cooldown: </text:span><text:span text:style-name="T130">0</text:span><text:span text:style-name="T99">,</text:span><text:span text:style-name="T98"> Range: </text:span><text:span text:style-name="T99">4,</text:span><text:span text:style-name="T98"> Accuracy: </text:span><text:span text:style-name="T99">9</text:span><text:span text:style-name="T101">5</text:span><text:span text:style-name="T99">;</text:span></text:p>
        </text:list-item>
      </text:list>
      <text:p text:style-name="P73"/>
      <text:p text:style-name="P73"><text:span text:style-name="Strong_20_Emphasis"><text:span text:style-name="T21"><text:s/></text:span></text:span><text:span text:style-name="Strong_20_Emphasis"><text:span text:style-name="T28">Spectral</text:span></text:span><text:span text:style-name="Strong_20_Emphasis"><text:span text:style-name="T22"> </text:span></text:span><text:span text:style-name="Strong_20_Emphasis"><text:span text:style-name="T70">Charge </text:span></text:span><text:span text:style-name="Strong_20_Emphasis"><text:span text:style-name="T21">(</text:span></text:span><text:span text:style-name="Strong_20_Emphasis"><text:span text:style-name="T68">Upgrade of</text:span></text:span><text:span text:style-name="Strong_20_Emphasis"><text:span text:style-name="T22"> </text:span></text:span><text:span text:style-name="Strong_20_Emphasis"><text:span text:style-name="T70">Arcane Charge</text:span></text:span><text:span text:style-name="Strong_20_Emphasis"><text:span text:style-name="T21">)</text:span></text:span><text:span text:style-name="Strong_20_Emphasis"><text:span text:style-name="T1">:</text:span></text:span> </text:p>
      <text:list xml:id="list54251187159999" text:continue-numbering="true" text:style-name="L1">
        <text:list-item>
          <text:p text:style-name="P145">Dash to a target and project energy in a line, damaging all enemies in its path. Can be reactivated once per turn for free but only from a different position. Enemies hit twice in the same turn are stunned.</text:p>
        </text:list-item>
        <text:list-item>
          <text:p text:style-name="P117"><text:span text:style-name="T145">D</text:span><text:span text:style-name="T165">ash to an empty tile and d</text:span><text:span text:style-name="T145">eal </text:span><text:span text:style-name="T165">35</text:span><text:span text:style-name="T145">-</text:span><text:span text:style-name="T165">45</text:span><text:span text:style-name="T145"> Magical Damage to all enemies in a 3 tile long line. </text:span><text:span text:style-name="T165">This skill has a 45% chance of inflicting 1x Blindness. </text:span><text:span text:style-name="T190">Can be reactivated for free in the same turn, but </text:span><text:span text:style-name="T191">only from a different</text:span><text:span text:style-name="T190"> tile. Enemies hit twice </text:span><text:span text:style-name="T191">in the same turn </text:span><text:span text:style-name="T190">receive 1x Stunned.</text:span></text:p>
        </text:list-item>
        <text:list-item>
          <text:p text:style-name="P117"><text:span text:style-name="T101">Cost: </text:span><text:span text:style-name="T104">2</text:span><text:span text:style-name="T101">, </text:span><text:span text:style-name="T98">Cooldown: </text:span><text:span text:style-name="T104">3</text:span><text:span text:style-name="T98"> Range: </text:span><text:span text:style-name="T104">1</text:span><text:span text:style-name="T99">,</text:span><text:span text:style-name="T98"> Accuracy: </text:span><text:span text:style-name="T104">85</text:span><text:span text:style-name="T99">;</text:span></text:p>
        </text:list-item>
      </text:list>
      <text:p text:style-name="P73"/>
      <text:p text:style-name="P74"><text:span text:style-name="Strong_20_Emphasis"><text:span text:style-name="T21"><text:s/></text:span></text:span><text:span text:style-name="Strong_20_Emphasis"><text:span text:style-name="T28">Spectral</text:span></text:span><text:span text:style-name="Strong_20_Emphasis"><text:span text:style-name="T22"> </text:span></text:span><text:span text:style-name="Strong_20_Emphasis"><text:span text:style-name="T71">Buildup </text:span></text:span><text:span text:style-name="Strong_20_Emphasis"><text:span text:style-name="T21">(</text:span></text:span><text:span text:style-name="Strong_20_Emphasis"><text:span text:style-name="T71">Upgrade of </text:span></text:span><text:span text:style-name="Strong_20_Emphasis"><text:span text:style-name="T28">Spectral</text:span></text:span><text:span text:style-name="Strong_20_Emphasis"><text:span text:style-name="T22"> </text:span></text:span><text:span text:style-name="Strong_20_Emphasis"><text:span text:style-name="T71">Strike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205833979" text:continue-numbering="true" text:style-name="L1">
        <text:list-item>
          <text:p text:style-name="P116"><text:span text:style-name="T104">Teleport to </text:span><text:span text:style-name="T113">the</text:span><text:span text:style-name="T104"> target and deliver a powerful, arcane-charged strike </text:span><text:span text:style-name="T131">that deals additional damage based on the total skills used during the encounter</text:span><text:span text:style-name="T104">.</text:span></text:p>
        </text:list-item>
        <text:list-item>
          <text:p text:style-name="P116"><text:span text:style-name="T167">Teleport to the closest tile adjacent to the target and deal 2</text:span><text:span text:style-name="T191">5</text:span><text:span text:style-name="T167">-</text:span><text:span text:style-name="T191">5</text:span><text:span text:style-name="T167">0 Magical Damage, with a </text:span><text:span text:style-name="T191">8</text:span><text:span text:style-name="T167">0% chance to reduce accuracy and evasion by </text:span><text:span text:style-name="T191">4</text:span><text:span text:style-name="T167">0% for 3 turns. </text:span><text:span text:style-name="T191">Deals an additional 5-10 Magical damage for each skill used during this encounter.</text:span></text:p>
        </text:list-item>
        <text:list-item>
          <text:p text:style-name="P116"><text:span text:style-name="T142">Cost: -, </text:span><text:span text:style-name="T95">Cooldown: -, Range: -</text:span><text:span text:style-name="T141">,</text:span><text:span text:style-name="T95"> Accuracy: -</text:span><text:span text:style-name="T141">;</text:span></text:p>
        </text:list-item>
      </text:list>
      <text:p text:style-name="P24"/>
      <text:p text:style-name="P74"><text:span text:style-name="Strong_20_Emphasis"><text:span text:style-name="T21"><text:s/></text:span></text:span><text:span text:style-name="Strong_20_Emphasis"><text:span text:style-name="T36">Scorching Mana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702577195" text:continue-numbering="true" text:style-name="L1">
        <text:list-item>
          <text:p text:style-name="P118"><text:span text:style-name="T104">Deal magical damage to </text:span><text:span text:style-name="T131">a random</text:span><text:span text:style-name="T104"> enem</text:span><text:span text:style-name="T131">y in range</text:span><text:span text:style-name="T104"> each time you use a skill.</text:span></text:p>
        </text:list-item>
        <text:list-item>
          <text:p text:style-name="P223">Each time you use a skill, deal 10-15 Magical Damage to a random target in range.</text:p>
        </text:list-item>
        <text:list-item>
          <text:p text:style-name="P118"><text:span text:style-name="T142">Cost: -, </text:span><text:span text:style-name="T95">Cooldown: -, Range: -</text:span><text:span text:style-name="T141">,</text:span><text:span text:style-name="T95"> Accuracy: -</text:span><text:span text:style-name="T141">;</text:span></text:p>
        </text:list-item>
      </text:list>
      <text:p text:style-name="P24"/>
      <text:p text:style-name="P24"/>
      <text:p text:style-name="P87"><text:span text:style-name="T12">Chronomancer</text:span><text:span text:style-name="T7">:</text:span><text:span text:style-name="T14"> </text:span></text:p>
      <text:p text:style-name="P25"/>
      <text:p text:style-name="P85"><text:span text:style-name="Strong_20_Emphasis"><text:span text:style-name="T1">Description:</text:span></text:span> </text:p>
      <text:p text:style-name="P9"><text:span text:style-name="T79">Previous </text:span>Skills:</text:p>
      <text:p text:style-name="P28"/>
      <text:p text:style-name="P73"><text:span text:style-name="Strong_20_Emphasis"><text:span text:style-name="T19">Energy</text:span></text:span><text:span text:style-name="Strong_20_Emphasis"><text:span text:style-name="T16"> Orb</text:span></text:span><text:span text:style-name="Strong_20_Emphasis"><text:span text:style-name="T1">:</text:span></text:span> </text:p>
      <text:list xml:id="list54251419665490" text:continue-numbering="true" text:style-name="L1">
        <text:list-item>
          <text:p text:style-name="P116"><text:span text:style-name="T99">Hurl</text:span><text:span text:style-name="T97"> a</text:span><text:span text:style-name="T99">n</text:span><text:span text:style-name="T97"> </text:span><text:span text:style-name="T99">orb </text:span><text:span text:style-name="T98">of </text:span><text:span text:style-name="T99">arcane</text:span><text:span text:style-name="T98"> energy </text:span><text:span text:style-name="T97">at a target, </text:span><text:span text:style-name="T99">potentially slowing their movement.</text:span><text:span text:style-name="T94"> </text:span></text:p>
        </text:list-item>
        <text:list-item>
          <text:p text:style-name="P116"><text:span text:style-name="T95">D</text:span>eal <text:span text:style-name="T95">20-30 Magic Damage to the target, with</text:span><text:span text:style-name="T15"> a </text:span><text:span text:style-name="T94">3</text:span><text:span text:style-name="T141">5</text:span><text:span text:style-name="T94">%</text:span><text:span text:style-name="T15"> chance to inflict </text:span><text:span text:style-name="T141">1x S</text:span><text:span text:style-name="T79">low</text:span><text:span text:style-name="T15">. </text:span></text:p>
        </text:list-item>
        <text:list-item>
          <text:p text:style-name="P116"><text:span text:style-name="T142">Cost: 2, </text:span><text:span text:style-name="T95">Cooldown: </text:span><text:span text:style-name="T141">2,</text:span><text:span text:style-name="T95"> Range: </text:span><text:span text:style-name="T141">3,</text:span><text:span text:style-name="T95"> Accuracy: </text:span><text:span text:style-name="T141">80;</text:span></text:p>
        </text:list-item>
      </text:list>
      <text:p text:style-name="P73"/>
      <text:p text:style-name="P73"><text:span text:style-name="Strong_20_Emphasis"><text:span text:style-name="T45">Arcane</text:span></text:span><text:span text:style-name="Strong_20_Emphasis"><text:span text:style-name="T19"> Blast</text:span></text:span><text:span text:style-name="Strong_20_Emphasis"><text:span text:style-name="T1">:</text:span></text:span> </text:p>
      <text:list xml:id="list54252471708578" text:continue-numbering="true" text:style-name="L1">
        <text:list-item>
          <text:p text:style-name="P116"><text:span text:style-name="T96">Detonate a burst of arcane energy at </text:span><text:span text:style-name="T101">a</text:span><text:span text:style-name="T96"> target location, damaging all enemies </text:span><text:span text:style-name="T101">caught</text:span><text:span text:style-name="T96"> within it.</text:span></text:p>
        </text:list-item>
        <text:list-item>
          <text:p text:style-name="P116"><text:span text:style-name="T142">Deal 10-15 damage to all enemies caught within a 3x3 radius</text:span>.</text:p>
        </text:list-item>
        <text:list-item>
          <text:p text:style-name="P116"><text:span text:style-name="T142">Cost: 3, </text:span><text:span text:style-name="T95">Cooldown: </text:span><text:span text:style-name="T142">5</text:span><text:span text:style-name="T141">,</text:span><text:span text:style-name="T95"> Range: </text:span><text:span text:style-name="T142">4</text:span><text:span text:style-name="T141">,</text:span><text:span text:style-name="T95"> Accuracy: </text:span><text:span text:style-name="T142">75</text:span><text:span text:style-name="T141">;</text:span></text:p>
        </text:list-item>
      </text:list>
      <text:p text:style-name="P73"/>
      <text:p text:style-name="P73"><text:span text:style-name="Strong_20_Emphasis"><text:span text:style-name="T83">Great </text:span></text:span><text:span text:style-name="Strong_20_Emphasis"><text:span text:style-name="T80">A</text:span></text:span><text:span text:style-name="Strong_20_Emphasis"><text:span text:style-name="T19">mplify</text:span></text:span><text:span text:style-name="Strong_20_Emphasis"><text:span text:style-name="T21"> (Upgrade of Amplify)</text:span></text:span><text:span text:style-name="Strong_20_Emphasis"><text:span text:style-name="T1">:</text:span></text:span> </text:p>
      <text:list xml:id="list54251206636492" text:continue-numbering="true" text:style-name="L1">
        <text:list-item>
          <text:p text:style-name="P116"><text:span text:style-name="T105">Massively</text:span><text:span text:style-name="T103"> a</text:span><text:span text:style-name="T96">mplify the arcane power within you,</text:span><text:span text:style-name="T103"> </text:span><text:span text:style-name="T96">increasing the potency </text:span><text:span text:style-name="T103">and range </text:span><text:span text:style-name="T96">of your next spell.</text:span></text:p>
        </text:list-item>
        <text:list-item>
          <text:p text:style-name="P159">Increases the damage dealt by your next spell by <text:span text:style-name="T144">20-30</text:span>% <text:span text:style-name="T144">and grants it and additional 1 tile of range.</text:span></text:p>
        </text:list-item>
        <text:list-item>
          <text:p text:style-name="P116"><text:span text:style-name="T101">Cost: 1, </text:span><text:span text:style-name="T98">Cooldown: </text:span><text:span text:style-name="T101">2</text:span><text:span text:style-name="T99">,</text:span><text:span text:style-name="T98"> Range: -</text:span><text:span text:style-name="T99">,</text:span><text:span text:style-name="T98"> Accuracy: -</text:span><text:span text:style-name="T141">;</text:span></text:p>
        </text:list-item>
      </text:list>
      <text:p text:style-name="P73"/>
      <text:p text:style-name="P73"><text:span text:style-name="Strong_20_Emphasis"><text:span text:style-name="T1">Arcane Charge (Upgrade of Energy </text:span></text:span><text:span text:style-name="Strong_20_Emphasis"><text:span text:style-name="T53">Thrust</text:span></text:span><text:span text:style-name="Strong_20_Emphasis"><text:span text:style-name="T87">)</text:span></text:span><text:span text:style-name="Strong_20_Emphasis"><text:span text:style-name="T1">:</text:span></text:span> </text:p>
      <text:list xml:id="list54252195495669" text:continue-numbering="true" text:style-name="L1">
        <text:list-item>
          <text:p text:style-name="P116"><text:span text:style-name="T99">Project energy in a line in front of the </text:span><text:span text:style-name="T104">user</text:span><text:span text:style-name="T99">, dealing damage to all enemies in its path.</text:span><text:span text:style-name="T96"> </text:span></text:p>
        </text:list-item>
        <text:list-item>
          <text:p text:style-name="P116"><text:span text:style-name="T145">D</text:span><text:span text:style-name="T165">ash to an empty tile and d</text:span><text:span text:style-name="T145">eal </text:span><text:span text:style-name="T165">35</text:span><text:span text:style-name="T145">-</text:span><text:span text:style-name="T165">45</text:span><text:span text:style-name="T145"> Magical Damage to all enemies in a 3 tile long line. </text:span><text:span text:style-name="T165">This skill has a 45% chance of inflicting 1x Blindness.</text:span></text:p>
        </text:list-item>
        <text:list-item>
          <text:p text:style-name="P116"><text:span text:style-name="T101">Cost: </text:span><text:span text:style-name="T104">2</text:span><text:span text:style-name="T101">, </text:span><text:span text:style-name="T98">Cooldown: </text:span><text:span text:style-name="T104">3</text:span><text:span text:style-name="T98"> Range: </text:span><text:span text:style-name="T104">1</text:span><text:span text:style-name="T99">,</text:span><text:span text:style-name="T98"> Accuracy: </text:span><text:span text:style-name="T104">85</text:span><text:span text:style-name="T99">;</text:span></text:p>
        </text:list-item>
      </text:list>
      <text:p text:style-name="P73"/>
      <text:p text:style-name="P73"><text:span text:style-name="Strong_20_Emphasis"><text:span text:style-name="T83">Surge of Power </text:span></text:span><text:span text:style-name="Strong_20_Emphasis"><text:span text:style-name="T21">(</text:span></text:span><text:span text:style-name="Strong_20_Emphasis"><text:span text:style-name="T27">Upgrade of </text:span></text:span><text:span text:style-name="Strong_20_Emphasis"><text:span text:style-name="T54">Arcane Surge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840928562" text:continue-numbering="true" text:style-name="L1">
        <text:list-item>
          <text:p text:style-name="P116"><text:span text:style-name="T99">Channel a surge of raw arcane power, </text:span><text:span text:style-name="T112">granting speed and </text:span><text:span text:style-name="T99">increasing spell damage</text:span><text:span text:style-name="T96"> </text:span><text:span text:style-name="T104">based on spell cost </text:span><text:span text:style-name="T112">and remaining speed.</text:span></text:p>
        </text:list-item>
        <text:list-item>
          <text:p text:style-name="P172">For the next 2 turns, <text:span text:style-name="T166">gain 2 Speed and </text:span><text:span text:style-name="T146">each spell deals an extra (</text:span>3-7 * <text:span text:style-name="T146">Cost)</text:span><text:span text:style-name="T166"> + (1-3 RemainingSpeed)</text:span><text:span text:style-name="T146"> Magical Damage.</text:span></text:p>
        </text:list-item>
        <text:list-item>
          <text:p text:style-name="P116"><text:span text:style-name="T101">Cost: </text:span><text:span text:style-name="T112">3</text:span><text:span text:style-name="T101">, </text:span><text:span text:style-name="T98">Cooldown: </text:span><text:span text:style-name="T112">6</text:span><text:span text:style-name="T98"> Range: -</text:span><text:span text:style-name="T99">,</text:span><text:span text:style-name="T98"> Accuracy: -</text:span><text:span text:style-name="T99">;</text:span></text:p>
        </text:list-item>
      </text:list>
      <text:p text:style-name="P73"/>
      <text:p text:style-name="P73"><text:span text:style-name="Strong_20_Emphasis"><text:span text:style-name="T21"><text:s/></text:span></text:span><text:span text:style-name="Strong_20_Emphasis"><text:span text:style-name="T54">Zap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54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490289020" text:continue-numbering="true" text:style-name="L1">
        <text:list-item>
          <text:p text:style-name="P116"><text:span text:style-name="T104">S</text:span><text:span text:style-name="T112">hoot a bolt of enchanted energy that jumps from enemy to enemy, dealing damage and having a chance to </text:span><text:span text:style-name="T113">grant you shielding</text:span><text:span text:style-name="T112">.</text:span></text:p>
        </text:list-item>
        <text:list-item>
          <text:p text:style-name="P214">Deals 13-25 Magical Damage to the target with a 25% chance to <text:span text:style-name="T167">grant you 5-10 Shield</text:span>. The first hit has 100% chance, then it jumps to an enemy within range, repeating the effect but lowering the chance of repeating by 20%.</text:p>
        </text:list-item>
        <text:list-item>
          <text:p text:style-name="P116"><text:span text:style-name="T142">Cost: </text:span><text:span text:style-name="T146">1</text:span><text:span text:style-name="T142">, </text:span><text:span text:style-name="T95">Cooldown: </text:span><text:span text:style-name="T146">4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73"/>
      <text:p text:style-name="P144"/>
      <text:p text:style-name="P144"/>
      <text:p text:style-name="P144"/>
      <text:p text:style-name="P144"/>
      <text:p text:style-name="P144"/>
      <text:p text:style-name="P6"><text:soft-page-break/>Skills:</text:p>
      <text:p text:style-name="P25"/>
      <text:p text:style-name="P25"/>
      <text:p text:style-name="P74"><text:span text:style-name="Strong_20_Emphasis"><text:span text:style-name="T21"><text:s/></text:span></text:span><text:span text:style-name="Strong_20_Emphasis"><text:span text:style-name="T27">Time Warp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71">Upgrade of</text:span></text:span><text:span text:style-name="Strong_20_Emphasis"><text:span text:style-name="T54"> </text:span></text:span><text:span text:style-name="Strong_20_Emphasis"><text:span text:style-name="T71">Phase Step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124368378" text:continue-numbering="true" text:style-name="L1">
        <text:list-item>
          <text:p text:style-name="P118"><text:span text:style-name="T96">Perform a quick, magical dash that allows you to phase through enemies, dealing damage </text:span><text:span text:style-name="T111">and gaining evasion. </text:span><text:span text:style-name="T131">If you had more HP at the start of your previous turn, revert to that HP.</text:span></text:p>
        </text:list-item>
        <text:list-item>
          <text:p text:style-name="P212">Dash to an empty tile in range. Enemies you pass through are dealt <text:span text:style-name="T191">20</text:span>-3<text:span text:style-name="T191">5</text:span> Damage and you gain <text:span text:style-name="T191">20</text:span>% evasion for each. <text:span text:style-name="T131">If you had more HP at the start of your previous turn, revert to that HP.</text:span></text:p>
        </text:list-item>
        <text:list-item>
          <text:p text:style-name="P118"><text:span text:style-name="T101">Cost: 2, </text:span><text:span text:style-name="T98">Cooldown: </text:span><text:span text:style-name="T99">3,</text:span><text:span text:style-name="T98"> Range: </text:span><text:span text:style-name="T111">4</text:span><text:span text:style-name="T99">,</text:span><text:span text:style-name="T98"> Accuracy: -</text:span><text:span text:style-name="T99">;</text:span></text:p>
        </text:list-item>
      </text:list>
      <text:p text:style-name="P146"/>
      <text:p text:style-name="P74"><text:span text:style-name="Strong_20_Emphasis"><text:span text:style-name="T21"><text:s/></text:span></text:span><text:span text:style-name="Strong_20_Emphasis"><text:span text:style-name="T71">Temporal Blast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71">Upgrade of</text:span></text:span><text:span text:style-name="Strong_20_Emphasis"><text:span text:style-name="T54"> </text:span></text:span><text:span text:style-name="Strong_20_Emphasis"><text:span text:style-name="T71">Phase Step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691916938" text:continue-numbering="true" text:style-name="L1">
        <text:list-item>
          <text:p text:style-name="P118"><text:span text:style-name="T97">Shoot a </text:span><text:span text:style-name="T103">dense </text:span><text:span text:style-name="T97">bolt </text:span><text:span text:style-name="T98">of </text:span><text:span text:style-name="T99">arcane</text:span><text:span text:style-name="T98"> energy </text:span><text:span text:style-name="T97">at a target, </text:span><text:span text:style-name="T103">lowering their magical defenses, </text:span><text:span text:style-name="T131">with a chance to restore Speed.</text:span></text:p>
        </text:list-item>
        <text:list-item>
          <text:p text:style-name="P118"><text:span text:style-name="T94">Deal </text:span><text:span text:style-name="T145">2</text:span><text:span text:style-name="T191">5</text:span><text:span text:style-name="T145">-</text:span><text:span text:style-name="T191">35</text:span><text:span text:style-name="T94"> Magic Damage </text:span><text:span text:style-name="T95">to the target, </text:span><text:span text:style-name="T145">and lowers their magical defense by 35% for 1 turn. </text:span><text:span text:style-name="T191">Has a </text:span><text:span text:style-name="T196">50</text:span><text:span text:style-name="T191">% chance to restore 1-</text:span><text:span text:style-name="T196">2</text:span><text:span text:style-name="T191"> speed.</text:span></text:p>
        </text:list-item>
        <text:list-item>
          <text:p text:style-name="P118"><text:span text:style-name="T101">Cost: 1, </text:span><text:span text:style-name="T98">Cooldown: </text:span><text:span text:style-name="T99">1,</text:span><text:span text:style-name="T98"> Range: </text:span><text:span text:style-name="T99">4,</text:span><text:span text:style-name="T98"> Accuracy: </text:span><text:span text:style-name="T99">9</text:span><text:span text:style-name="T101">5</text:span><text:span text:style-name="T99">;</text:span></text:p>
        </text:list-item>
      </text:list>
      <text:p text:style-name="P146"/>
      <text:p text:style-name="P74"><text:span text:style-name="Strong_20_Emphasis"><text:span text:style-name="T21"><text:s/></text:span></text:span><text:span text:style-name="Strong_20_Emphasis"><text:span text:style-name="T27">Time</text:span></text:span><text:span text:style-name="Strong_20_Emphasis"><text:span text:style-name="T22"> </text:span></text:span><text:span text:style-name="Strong_20_Emphasis"><text:span text:style-name="T71">Distortion Barrier </text:span></text:span><text:span text:style-name="Strong_20_Emphasis"><text:span text:style-name="T21">(</text:span></text:span><text:span text:style-name="Strong_20_Emphasis"><text:span text:style-name="T71">Upgrade of</text:span></text:span><text:span text:style-name="Strong_20_Emphasis"><text:span text:style-name="T54"> </text:span></text:span><text:span text:style-name="Strong_20_Emphasis"><text:span text:style-name="T71">Arcane Shield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739436838" text:continue-numbering="true" text:style-name="L1">
        <text:list-item>
          <text:p text:style-name="P118"><text:span text:style-name="T100">Grant an ally</text:span><text:span text:style-name="T96"> a barrier of arcane energy t</text:span><text:span text:style-name="T100">hat</text:span><text:span text:style-name="T96"> </text:span><text:span text:style-name="T99">mitigates</text:span><text:span text:style-name="T96"> incoming</text:span><text:span text:style-name="T99"> damage, </text:span><text:span text:style-name="T103">before ultimately exploding </text:span><text:span text:style-name="T131">and slowing enemies based on the total damage absorbed.</text:span></text:p>
        </text:list-item>
        <text:list-item>
          <text:p text:style-name="P118"><text:span text:style-name="T141">Grants an ally a barrier that absorbs </text:span><text:span text:style-name="T191">4</text:span><text:span text:style-name="T141">0% of any damage received </text:span><text:span text:style-name="T196">and grants 2 speed</text:span>. <text:span text:style-name="T142">Lasts for 1 turn, </text:span><text:span text:style-name="T144">after which it explodes, dealing the total absorbed damage to adjacent targets, </text:span><text:span text:style-name="T191">slowing them for 10% for each 20 Damage absorbed.</text:span></text:p>
        </text:list-item>
        <text:list-item>
          <text:p text:style-name="P118"><text:span text:style-name="T101">Cost: </text:span><text:span text:style-name="T103">2</text:span><text:span text:style-name="T101">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146"/>
      <text:p text:style-name="P74"><text:span text:style-name="Strong_20_Emphasis"><text:span text:style-name="T21"><text:s/></text:span></text:span><text:span text:style-name="Strong_20_Emphasis"><text:span text:style-name="T72">Chrono Strike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71">Upgrade of</text:span></text:span><text:span text:style-name="Strong_20_Emphasis"><text:span text:style-name="T54"> </text:span></text:span><text:span text:style-name="Strong_20_Emphasis"><text:span text:style-name="T72">Spectral Strike</text:span></text:span><text:span text:style-name="Strong_20_Emphasis"><text:span text:style-name="T21">)</text:span></text:span><text:span text:style-name="Strong_20_Emphasis"><text:span text:style-name="T1">:</text:span></text:span> </text:p>
      <text:list xml:id="list54250894023398" text:continue-numbering="true" text:style-name="L1">
        <text:list-item>
          <text:p text:style-name="P119"><text:span text:style-name="T104">Teleport to </text:span><text:span text:style-name="T113">the</text:span><text:span text:style-name="T104"> target and deliver a powerful, arcane-charged strike disorients the target. </text:span><text:span text:style-name="T133">If the target is defeated, the next spell cost is free.</text:span></text:p>
        </text:list-item>
        <text:list-item>
          <text:p text:style-name="P216">Teleport to the closest tile adjacent to the target and deal 2<text:span text:style-name="T192">5</text:span>-<text:span text:style-name="T192">60</text:span> Magical Damage, with a 7<text:span text:style-name="T192">5</text:span>% chance to reduce accuracy and evasion by 20% for 3 turns. <text:span text:style-name="T192">If the target is defeated, the next skills costs 0 Speed to cast.</text:span></text:p>
        </text:list-item>
        <text:list-item>
          <text:p text:style-name="P119"><text:span text:style-name="T101">Cost: </text:span><text:span text:style-name="T132">1</text:span><text:span text:style-name="T101">, </text:span><text:span text:style-name="T98">Cooldown: </text:span><text:span text:style-name="T132">4</text:span><text:span text:style-name="T98"> Range: -</text:span><text:span text:style-name="T99">,</text:span><text:span text:style-name="T98"> Accuracy: -</text:span><text:span text:style-name="T99">;</text:span></text:p>
        </text:list-item>
      </text:list>
      <text:p text:style-name="P146"/>
      <text:p text:style-name="P74"><text:span text:style-name="Strong_20_Emphasis"><text:span text:style-name="T21"><text:s/></text:span></text:span><text:span text:style-name="Strong_20_Emphasis"><text:span text:style-name="T72">Rewind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7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54251024772834" text:continue-numbering="true" text:style-name="L1">
        <text:list-item>
          <text:p text:style-name="P148">Return a character to the tile they occupied at the start of their previous turn. In case of an enemy, deal damage for each tile traveled, otherwise heal the character.</text:p>
        </text:list-item>
        <text:list-item>
          <text:p text:style-name="P118"><text:span text:style-name="T131">Return a character to the tile they occupied at the start of their previous turn. </text:span><text:span text:style-name="T133">Allies are healed 15-25 HP for each tile traveled. Enemies receive 20-35 Magical Damage for each tile traveled.</text:span></text:p>
        </text:list-item>
        <text:list-item>
          <text:p text:style-name="P118"><text:span text:style-name="T101">Cost: 2, </text:span><text:span text:style-name="T98">Cooldown: </text:span><text:span text:style-name="T99">3,</text:span><text:span text:style-name="T98"> Range: </text:span><text:span text:style-name="T111">4</text:span><text:span text:style-name="T99">,</text:span><text:span text:style-name="T98"> Accuracy: -</text:span><text:span text:style-name="T99">;</text:span></text:p>
        </text:list-item>
      </text:list>
      <text:p text:style-name="P146"/>
      <text:p text:style-name="P74"><text:span text:style-name="Strong_20_Emphasis"><text:span text:style-name="T21"><text:s/></text:span></text:span><text:span text:style-name="Strong_20_Emphasis"><text:span text:style-name="T72">Suspend</text:span></text:span><text:span text:style-name="Strong_20_Emphasis"><text:span text:style-name="T22"> </text:span></text:span><text:span text:style-name="Strong_20_Emphasis"><text:span text:style-name="T21">(</text:span></text:span><text:span text:style-name="Strong_20_Emphasis"><text:span text:style-name="T7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54251799072020" text:continue-numbering="true" text:style-name="L1">
        <text:list-item>
          <text:p text:style-name="P148">Freeze a character in time, stunning them but also leaving the immune to any effect for the duration of the spell.</text:p>
        </text:list-item>
        <text:list-item>
          <text:p text:style-name="P224"><text:span text:style-name="T191">T</text:span>he target character receives 1x Stasis.</text:p>
        </text:list-item>
        <text:list-item>
          <text:p text:style-name="P118"><text:span text:style-name="T101">Cost: 2, </text:span><text:span text:style-name="T98">Cooldown: </text:span><text:span text:style-name="T99">3,</text:span><text:span text:style-name="T98"> Range: </text:span><text:span text:style-name="T111">4</text:span><text:span text:style-name="T99">,</text:span><text:span text:style-name="T98"> Accuracy: -</text:span><text:span text:style-name="T99">;</text:span></text:p>
        </text:list-item>
      </text:list>
      <text:p text:style-name="P25"/>
      <text:p text:style-name="P4"/>
      <text:p text:style-name="P86"><text:span text:style-name="T8">Telekineticist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28"><text:span text:style-name="T5">Previous </text:span><text:span text:style-name="T2">Skills:</text:span></text:p>
      <text:p text:style-name="P81"/>
      <text:p text:style-name="P75"><text:span text:style-name="Strong_20_Emphasis"><text:span text:style-name="T43">Blink</text:span></text:span><text:span text:style-name="Strong_20_Emphasis"><text:span text:style-name="T1">:</text:span></text:span> </text:p>
      <text:list xml:id="list54252871682819" text:continue-numbering="true" text:style-name="L1">
        <text:list-item>
          <text:p text:style-name="P119"><text:span text:style-name="T99">Blink</text:span><text:span text:style-name="T96"> your eyes </text:span><text:span text:style-name="T99">to</text:span><text:span text:style-name="T96"> </text:span><text:span text:style-name="T99">teleport</text:span><text:span text:style-name="T96"> to a nearby location, allowing for quick repositioning.</text:span></text:p>
        </text:list-item>
        <text:list-item>
          <text:p text:style-name="P119">Teleport to an empty tile.</text:p>
        </text:list-item>
        <text:list-item>
          <text:p text:style-name="P119"><text:span text:style-name="T142">Cost: 2, </text:span><text:span text:style-name="T95">Cooldown: </text:span><text:span text:style-name="T141">3,</text:span><text:span text:style-name="T95"> Range: </text:span><text:span text:style-name="T141">3,</text:span><text:span text:style-name="T95"> Accuracy: -</text:span><text:span text:style-name="T141">;</text:span></text:p>
        </text:list-item>
      </text:list>
      <text:p text:style-name="P18"/>
      <text:p text:style-name="P75"><text:span text:style-name="Strong_20_Emphasis"><text:span text:style-name="T45">Arcane</text:span></text:span><text:span text:style-name="Strong_20_Emphasis"><text:span text:style-name="T16"> </text:span></text:span><text:span text:style-name="Strong_20_Emphasis"><text:span text:style-name="T47">Spear</text:span></text:span><text:span text:style-name="Strong_20_Emphasis"><text:span text:style-name="T16"> </text:span></text:span><text:span text:style-name="Strong_20_Emphasis"><text:span text:style-name="T83">(Upgrade of </text:span></text:span><text:span text:style-name="Strong_20_Emphasis"><text:span text:style-name="T45">Arcane</text:span></text:span><text:span text:style-name="Strong_20_Emphasis"><text:span text:style-name="T83"> Shot)</text:span></text:span><text:span text:style-name="Strong_20_Emphasis"><text:span text:style-name="T1">:</text:span></text:span> </text:p>
      <text:list xml:id="list54252144747996" text:continue-numbering="true" text:style-name="L1">
        <text:list-item>
          <text:p text:style-name="P119"><text:span text:style-name="T97">Shoot a </text:span><text:span text:style-name="T103">dense </text:span><text:span text:style-name="T97">bolt </text:span><text:span text:style-name="T98">of </text:span><text:span text:style-name="T99">arcane</text:span><text:span text:style-name="T98"> energy </text:span><text:span text:style-name="T97">at a target, </text:span><text:span text:style-name="T103">lowering their magical defenses.</text:span></text:p>
        </text:list-item>
        <text:list-item>
          <text:p text:style-name="P119"><text:span text:style-name="T94">Deal </text:span><text:span text:style-name="T145">20-25</text:span><text:span text:style-name="T94"> Magic Damage </text:span><text:span text:style-name="T95">to the target, </text:span><text:span text:style-name="T145">and lowers their magical defense by 35% for 1 turn.</text:span></text:p>
        </text:list-item>
        <text:list-item>
          <text:p text:style-name="P119"><text:span text:style-name="T101">Cost: 1, </text:span><text:span text:style-name="T98">Cooldown: </text:span><text:span text:style-name="T99">1,</text:span><text:span text:style-name="T98"> Range: </text:span><text:span text:style-name="T99">4,</text:span><text:span text:style-name="T98"> Accuracy: </text:span><text:span text:style-name="T99">9</text:span><text:span text:style-name="T101">5</text:span><text:span text:style-name="T99">;</text:span></text:p>
        </text:list-item>
      </text:list>
      <text:p text:style-name="P75"><text:span text:style-name="Strong_20_Emphasis"><text:span text:style-name="T43"/></text:span></text:p>
      <text:p text:style-name="P75"><text:span text:style-name="Strong_20_Emphasis"><text:span text:style-name="T21"><text:s/>Energy </text:span></text:span><text:span text:style-name="Strong_20_Emphasis"><text:span text:style-name="T46">Thrust</text:span></text:span><text:span text:style-name="Strong_20_Emphasis"><text:span text:style-name="T43"> </text:span></text:span><text:span text:style-name="Strong_20_Emphasis"><text:span text:style-name="T45">(New Skill)</text:span></text:span><text:span text:style-name="Strong_20_Emphasis"><text:span text:style-name="T1">:</text:span></text:span> </text:p>
      <text:list xml:id="list54252446459618" text:continue-numbering="true" text:style-name="L1">
        <text:list-item>
          <text:p text:style-name="P119"><text:span text:style-name="T99">Project energy in a line in front of the </text:span><text:span text:style-name="T104">user</text:span><text:span text:style-name="T99">, dealing damage to all enemies in its path.</text:span><text:span text:style-name="T96"> </text:span></text:p>
        </text:list-item>
        <text:list-item>
          <text:p text:style-name="P173">Deals 23-33 Magical Damage to all enemies in a 3 tile long line.</text:p>
        </text:list-item>
        <text:list-item>
          <text:p text:style-name="P119"><text:span text:style-name="T142">Cost: </text:span><text:span text:style-name="T145">2</text:span><text:span text:style-name="T142">, </text:span><text:span text:style-name="T95">Cooldown: </text:span><text:span text:style-name="T145">3</text:span><text:span text:style-name="T95"> Range: </text:span><text:span text:style-name="T145">1</text:span><text:span text:style-name="T141">,</text:span><text:span text:style-name="T95"> Accuracy: </text:span><text:span text:style-name="T145">85</text:span><text:span text:style-name="T141">;</text:span></text:p>
        </text:list-item>
      </text:list>
      <text:p text:style-name="P75"><text:span text:style-name="Strong_20_Emphasis"><text:span text:style-name="T21"/></text:span></text:p>
      <text:p text:style-name="P75"><text:span text:style-name="Strong_20_Emphasis"><text:span text:style-name="T21"><text:s/></text:span></text:span><text:span text:style-name="Strong_20_Emphasis"><text:span text:style-name="T22">Arcane Surge </text:span></text:span><text:span text:style-name="Strong_20_Emphasis"><text:span text:style-name="T21">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54251289021331" text:continue-numbering="true" text:style-name="L1">
        <text:list-item>
          <text:p text:style-name="P119"><text:span text:style-name="T99">Channel a surge of raw arcane power, increasing spell damage</text:span><text:span text:style-name="T96"> </text:span><text:span text:style-name="T104">based on spell cost.</text:span></text:p>
        </text:list-item>
        <text:list-item>
          <text:p text:style-name="P173">For the next 2 turns, <text:span text:style-name="T146">each spell deals an extra (</text:span>3-7 * <text:span text:style-name="T146">Cost) Magical Damage.</text:span></text:p>
        </text:list-item>
        <text:list-item>
          <text:p text:style-name="P119"><text:span text:style-name="T142">Cost: </text:span><text:span text:style-name="T146">1</text:span><text:span text:style-name="T142">, </text:span><text:span text:style-name="T95">Cooldown: </text:span><text:span text:style-name="T146">4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75"/>
      <text:p text:style-name="P75"><text:span text:style-name="Strong_20_Emphasis"><text:span text:style-name="T88">Mind Blast</text:span></text:span><text:span text:style-name="Strong_20_Emphasis"><text:span text:style-name="T16"> </text:span></text:span><text:span text:style-name="Strong_20_Emphasis"><text:span text:style-name="T83">(Upgrade of </text:span></text:span><text:span text:style-name="Strong_20_Emphasis"><text:span text:style-name="T45">Arcane</text:span></text:span><text:span text:style-name="Strong_20_Emphasis"><text:span text:style-name="T19"> Blast</text:span></text:span><text:span text:style-name="Strong_20_Emphasis"><text:span text:style-name="T83">)</text:span></text:span><text:span text:style-name="Strong_20_Emphasis"><text:span text:style-name="T1">:</text:span></text:span> </text:p>
      <text:list xml:id="list54252301318577" text:continue-numbering="true" text:style-name="L1">
        <text:list-item>
          <text:p text:style-name="P119"><text:span text:style-name="T96">Detonate a burst of </text:span><text:span text:style-name="T114">mental</text:span><text:span text:style-name="T96"> energy at </text:span><text:span text:style-name="T101">a</text:span><text:span text:style-name="T96"> target location, damaging all enemies </text:span><text:span text:style-name="T101">caught</text:span><text:span text:style-name="T96"> within </text:span><text:span text:style-name="T114">it and lowering their debuff resistance.</text:span></text:p>
        </text:list-item>
        <text:list-item>
          <text:p text:style-name="P119"><text:span text:style-name="T142">Deal 1</text:span><text:span text:style-name="T168">5-25</text:span><text:span text:style-name="T142"> damage to all enemies caught within a 3x3 radius </text:span><text:span text:style-name="T168">and lower their resistance to debuffs by 30%.</text:span></text:p>
        </text:list-item>
        <text:list-item>
          <text:p text:style-name="P119"><text:span text:style-name="T101">Cost: 3, </text:span><text:span text:style-name="T98">Cooldown: </text:span><text:span text:style-name="T101">5</text:span><text:span text:style-name="T99">,</text:span><text:span text:style-name="T98"> Range: </text:span><text:span text:style-name="T101">4</text:span><text:span text:style-name="T99">,</text:span><text:span text:style-name="T98"> Accuracy: </text:span><text:span text:style-name="T101">75</text:span><text:span text:style-name="T99">;</text:span></text:p>
        </text:list-item>
      </text:list>
      <text:p text:style-name="P70"/>
      <text:p text:style-name="P75"><text:span text:style-name="Strong_20_Emphasis"><text:span text:style-name="T56">Transfer Ailments</text:span></text:span><text:span text:style-name="Strong_20_Emphasis"><text:span text:style-name="T16"> </text:span></text:span><text:span text:style-name="Strong_20_Emphasis"><text:span text:style-name="T83">(</text:span></text:span><text:span text:style-name="Strong_20_Emphasis"><text:span text:style-name="T56">New Skill</text:span></text:span><text:span text:style-name="Strong_20_Emphasis"><text:span text:style-name="T83">)</text:span></text:span><text:span text:style-name="Strong_20_Emphasis"><text:span text:style-name="T1">:</text:span></text:span> </text:p>
      <text:list xml:id="list54252187468684" text:continue-numbering="true" text:style-name="L1">
        <text:list-item>
          <text:p text:style-name="P142"><text:span text:style-name="T94">T</text:span>ransfer a number of debuffs from one target to another.</text:p>
        </text:list-item>
        <text:list-item>
          <text:p text:style-name="P218">Transfer 1-3 debuffs from one target to another.</text:p>
        </text:list-item>
        <text:list-item>
          <text:p text:style-name="P181"><text:span text:style-name="T101">Cost: -, </text:span><text:span text:style-name="T98">Cooldown: -</text:span><text:span text:style-name="T99">,</text:span><text:span text:style-name="T98"> Range: -</text:span><text:span text:style-name="T99">,</text:span><text:span text:style-name="T98"> Accuracy: </text:span><text:span text:style-name="T101">-</text:span><text:span text:style-name="T99">;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oft-page-break/>Skills:</text:p>
      <text:p text:style-name="P1"/>
      <text:p text:style-name="P75"><text:span text:style-name="Strong_20_Emphasis"><text:span text:style-name="T1">Telekinetic </text:span></text:span><text:span text:style-name="Strong_20_Emphasis"><text:span text:style-name="T32">Lift</text:span></text:span><text:span text:style-name="Strong_20_Emphasis"><text:span text:style-name="T1"> (Upgrade of Telekinetic </text:span></text:span><text:span text:style-name="Strong_20_Emphasis"><text:span text:style-name="T72">Thrust</text:span></text:span><text:span text:style-name="Strong_20_Emphasis"><text:span text:style-name="T1">):</text:span></text:span> </text:p>
      <text:list xml:id="list54251002737811" text:continue-numbering="true" text:style-name="L1">
        <text:list-item>
          <text:p text:style-name="P149">Use telekinesis to lift enemies and slam them into the ground at the target location, dealing damage and potentially inflicting Stun. Can also lift allies to avoid ground hazards.</text:p>
        </text:list-item>
        <text:list-item>
          <text:p text:style-name="P119"><text:span text:style-name="T192">Lifts the target into the air, and </text:span><text:span text:style-name="T200">slamming</text:span><text:span text:style-name="T192"> them down at the target tile in a 5 tile radius, avoiding ground hazards. If used on enemies, deals 30-50 </text:span><text:span text:style-name="T196">Physical</text:span><text:span text:style-name="T192"> Damage and has a </text:span><text:span text:style-name="T200">75</text:span><text:span text:style-name="T192">% chance to inflict 1x Stun. </text:span><text:span text:style-name="T200">If dropped onto another enemy, they are pushed back and receive 20-40 Physical Damage with a 50% chance to receive 1x stunned.</text:span></text:p>
        </text:list-item>
        <text:list-item>
          <text:p text:style-name="P202"><text:span text:style-name="T137">Cost: -, </text:span><text:span text:style-name="T138">Cooldown: -</text:span><text:span text:style-name="T139">,</text:span><text:span text:style-name="T138"> Range: -</text:span><text:span text:style-name="T139">,</text:span><text:span text:style-name="T138"> Accuracy: </text:span><text:span text:style-name="T137">-</text:span><text:span text:style-name="T139">;</text:span></text:p>
        </text:list-item>
      </text:list>
      <text:p text:style-name="P204"/>
      <text:p text:style-name="P75"><text:span text:style-name="Strong_20_Emphasis"><text:span text:style-name="T73">Telekinetic </text:span></text:span><text:span text:style-name="Strong_20_Emphasis"><text:span text:style-name="T77">Fortress</text:span></text:span><text:span text:style-name="Strong_20_Emphasis"><text:span text:style-name="T1"> (Upgrade of </text:span></text:span><text:span text:style-name="Strong_20_Emphasis"><text:span text:style-name="T73">Mental Barrier</text:span></text:span><text:span text:style-name="Strong_20_Emphasis"><text:span text:style-name="T1">):</text:span></text:span> </text:p>
      <text:list xml:id="list54251782906469" text:continue-numbering="true" text:style-name="L1">
        <text:list-item>
          <text:p text:style-name="P139">Give an ally a barrier that reduces incoming damage and debuffs, <text:span text:style-name="T197">rooting attackers</text:span>. When it expires, it explodes, dealing the absorbed damage and debuffs to nearby enemies.</text:p>
        </text:list-item>
        <text:list-item>
          <text:p text:style-name="P120"><text:span text:style-name="T141">Grants an ally a barrier that absorbs </text:span><text:span text:style-name="T197">75</text:span><text:span text:style-name="T141">% of any damage received </text:span><text:span text:style-name="T168">and increases debuff resistance by </text:span><text:span text:style-name="T197">40</text:span><text:span text:style-name="T168">%, </text:span><text:span text:style-name="T197">inflicting 1x Rooted on attackers</text:span>. <text:span text:style-name="T142">Lasts for 1 turn, </text:span><text:span text:style-name="T144">after which it explodes, dealing the total absorbed damage </text:span><text:span text:style-name="T168">and resisted debuffs</text:span><text:span text:style-name="T144"> to adjacent targets.</text:span></text:p>
        </text:list-item>
        <text:list-item>
          <text:p text:style-name="P203"><text:span text:style-name="T137">Cost: </text:span><text:span text:style-name="T140">2</text:span><text:span text:style-name="T137">, </text:span><text:span text:style-name="T138">Cooldown: </text:span><text:span text:style-name="T140">3</text:span><text:span text:style-name="T139">,</text:span><text:span text:style-name="T138"> Range: </text:span><text:span text:style-name="T139">2,</text:span><text:span text:style-name="T138"> Accuracy: -</text:span><text:span text:style-name="T139">;</text:span></text:p>
        </text:list-item>
      </text:list>
      <text:p text:style-name="P204"/>
      <text:p text:style-name="P76"><text:span text:style-name="Strong_20_Emphasis"><text:span text:style-name="T73">Meta</text:span></text:span><text:span text:style-name="Strong_20_Emphasis"><text:span text:style-name="T69"> Amplify</text:span></text:span><text:span text:style-name="Strong_20_Emphasis"><text:span text:style-name="T1"> (Upgrade of </text:span></text:span><text:span text:style-name="Strong_20_Emphasis"><text:span text:style-name="T73">Great Amplify</text:span></text:span><text:span text:style-name="Strong_20_Emphasis"><text:span text:style-name="T1">):</text:span></text:span> </text:p>
      <text:list xml:id="list54252413020781" text:continue-numbering="true" text:style-name="L1">
        <text:list-item>
          <text:p text:style-name="P150">Massively amplify your arcane power, increasing the potency and range of your next spell, as well as the potency of adjacent allies' next spell.</text:p>
        </text:list-item>
        <text:list-item>
          <text:p text:style-name="P160">Increase the damage of your next spell by 25-50% and add 1 tile of range. Boost the damage of the next spell of any ally within 3 tiles by 10-20%.</text:p>
        </text:list-item>
        <text:list-item>
          <text:p text:style-name="P203"><text:span text:style-name="T137">Cost: 1, </text:span><text:span text:style-name="T138">Cooldown: </text:span><text:span text:style-name="T137">2</text:span><text:span text:style-name="T139">,</text:span><text:span text:style-name="T138"> Range: -</text:span><text:span text:style-name="T139">,</text:span><text:span text:style-name="T138"> Accuracy: -</text:span><text:span text:style-name="T139">;</text:span></text:p>
        </text:list-item>
      </text:list>
      <text:p text:style-name="P204"/>
      <text:p text:style-name="P76"><text:span text:style-name="Strong_20_Emphasis"><text:span text:style-name="T34">S</text:span></text:span><text:span text:style-name="Strong_20_Emphasis"><text:span text:style-name="T35">hockwave</text:span></text:span><text:span text:style-name="Strong_20_Emphasis"><text:span text:style-name="T1"> Orb (Upgrade of </text:span></text:span><text:span text:style-name="Strong_20_Emphasis"><text:span text:style-name="T73">Psychic</text:span></text:span><text:span text:style-name="Strong_20_Emphasis"><text:span text:style-name="T1"> Orb):</text:span></text:span> </text:p>
      <text:list xml:id="list54252238122500" text:continue-numbering="true" text:style-name="L1">
        <text:list-item>
          <text:p text:style-name="P120"><text:span text:style-name="T99">Hurl</text:span><text:span text:style-name="T97"> a</text:span><text:span text:style-name="T99">n</text:span><text:span text:style-name="T97"> </text:span><text:span text:style-name="T99">orb </text:span><text:span text:style-name="T98">of </text:span><text:span text:style-name="T99">arcane</text:span><text:span text:style-name="T98"> energy </text:span><text:span text:style-name="T97">at a target,</text:span><text:span text:style-name="T114"> potentially confusing </text:span><text:span text:style-name="T116">it</text:span><text:span text:style-name="T114">.</text:span></text:p>
        </text:list-item>
        <text:list-item>
          <text:p text:style-name="P120"><text:span text:style-name="T95">D</text:span>eal <text:span text:style-name="T95">2</text:span><text:span text:style-name="T168">5</text:span><text:span text:style-name="T95">-</text:span><text:span text:style-name="T168">4</text:span><text:span text:style-name="T169">5</text:span><text:span text:style-name="T95"> Magic Damage to the target</text:span><text:span text:style-name="T168">, </text:span><text:span text:style-name="T95">with</text:span><text:span text:style-name="T15"> a </text:span><text:span text:style-name="T196">6</text:span><text:span text:style-name="T168">0</text:span><text:span text:style-name="T94">%</text:span><text:span text:style-name="T15"> chance to inflict </text:span><text:span text:style-name="T141">1x </text:span><text:span text:style-name="T200">Slow</text:span><text:span text:style-name="T15">. </text:span><text:span text:style-name="T196">If confusion applies, it explodes when expired, dealing 30-60 Physical Damage to the target and all adjacent enemies.</text:span><text:span text:style-name="T15"> </text:span></text:p>
        </text:list-item>
        <text:list-item>
          <text:p text:style-name="P203"><text:span text:style-name="T137">Cost: 2, </text:span><text:span text:style-name="T138">Cooldown: </text:span><text:span text:style-name="T139">2,</text:span><text:span text:style-name="T138"> Range: </text:span><text:span text:style-name="T139">3,</text:span><text:span text:style-name="T138"> Accuracy: </text:span><text:span text:style-name="T139">80;</text:span></text:p>
        </text:list-item>
      </text:list>
      <text:p text:style-name="P204"/>
      <text:p text:style-name="P82"><text:span text:style-name="Strong_20_Emphasis"><text:span text:style-name="T1">Force Wave (New Skill):</text:span></text:span> </text:p>
      <text:list xml:id="list54251167117908" text:continue-numbering="true" text:style-name="L1">
        <text:list-item>
          <text:p text:style-name="P119"><text:span text:style-name="T114">Emit a wave of telekinetic energy around you, pushing all enemies back and </text:span><text:span text:style-name="T134">granting</text:span><text:span text:style-name="T114"> </text:span><text:span text:style-name="T134">a</text:span><text:span text:style-name="T114">llies </text:span><text:span text:style-name="T134">physical damage resistance</text:span><text:span text:style-name="T114">.</text:span></text:p>
        </text:list-item>
        <text:list-item>
          <text:p text:style-name="P225">Emit a force wave in a 4-tile radius. Enemies have a 50% chance of being pushed back 1-2 tiles. If they collide with an obstacle, they take 10-30 physical damage and receive 1x Stunned. Allies gain 10-20% physical damage resistance.</text:p>
        </text:list-item>
        <text:list-item>
          <text:p text:style-name="P202"><text:span text:style-name="T193">Cost: 2, </text:span><text:span text:style-name="T194">Cooldown: </text:span><text:span text:style-name="T195">2,</text:span><text:span text:style-name="T194"> Range: </text:span><text:span text:style-name="T195">3,</text:span><text:span text:style-name="T194"> Accuracy: </text:span><text:span text:style-name="T195">80;</text:span></text:p>
        </text:list-item>
      </text:list>
      <text:p text:style-name="P204"/>
      <text:p text:style-name="P77"><text:span text:style-name="Strong_20_Emphasis"><text:span text:style-name="T1">Object Manipulation (New Skill):</text:span></text:span> </text:p>
      <text:list xml:id="list54252418449784" text:continue-numbering="true" text:style-name="L1">
        <text:list-item>
          <text:p text:style-name="P140">Use telekinesis to manipulate the environment. It allows remotely activating traps, natural hazards and other objects.</text:p>
        </text:list-item>
        <text:list-item>
          <text:p text:style-name="P225">If used on a trap or natural hazard, activates it remotely. If used on an obstacle, removes it.</text:p>
        </text:list-item>
        <text:list-item>
          <text:p text:style-name="P202"><text:span text:style-name="T193">Cost: 2, </text:span><text:span text:style-name="T194">Cooldown: </text:span><text:span text:style-name="T195">2,</text:span><text:span text:style-name="T194"> Range: </text:span><text:span text:style-name="T195">3,</text:span><text:span text:style-name="T194"> Accuracy: </text:span><text:span text:style-name="T195">80;</text:span></text:p>
        </text:list-item>
      </text:list>
      <text:p text:style-name="P20"/>
      <text:p text:style-name="P24"/>
      <text:p text:style-name="P2"/>
      <text:p text:style-name="P86"><text:span text:style-name="T11">Mesmerizer</text:span><text:span text:style-name="T7">:</text:span><text:span text:style-name="T14"> </text:span></text:p>
      <text:p text:style-name="P24"/>
      <text:p text:style-name="P84"><text:span text:style-name="Strong_20_Emphasis"><text:span text:style-name="T1">Description:</text:span></text:span> </text:p>
      <text:p text:style-name="P9"><text:span text:style-name="T79">Previous </text:span>Skills:</text:p>
      <text:p text:style-name="P28"/>
      <text:p text:style-name="P77"><text:span text:style-name="Strong_20_Emphasis"><text:span text:style-name="T43">Blink</text:span></text:span><text:span text:style-name="Strong_20_Emphasis"><text:span text:style-name="T1">:</text:span></text:span> </text:p>
      <text:list xml:id="list54252524351840" text:continue-numbering="true" text:style-name="L1">
        <text:list-item>
          <text:p text:style-name="P121"><text:span text:style-name="T99">Blink</text:span><text:span text:style-name="T96"> your eyes </text:span><text:span text:style-name="T99">to</text:span><text:span text:style-name="T96"> </text:span><text:span text:style-name="T99">teleport</text:span><text:span text:style-name="T96"> to a nearby location, allowing for quick repositioning.</text:span></text:p>
        </text:list-item>
        <text:list-item>
          <text:p text:style-name="P121">Teleport to an empty tile.</text:p>
        </text:list-item>
        <text:list-item>
          <text:p text:style-name="P121"><text:span text:style-name="T142">Cost: 2, </text:span><text:span text:style-name="T95">Cooldown: </text:span><text:span text:style-name="T141">3,</text:span><text:span text:style-name="T95"> Range: </text:span><text:span text:style-name="T141">3,</text:span><text:span text:style-name="T95"> Accuracy: -</text:span><text:span text:style-name="T141">;</text:span></text:p>
        </text:list-item>
      </text:list>
      <text:p text:style-name="P19"/>
      <text:p text:style-name="P77"><text:span text:style-name="Strong_20_Emphasis"><text:span text:style-name="T45">Arcane</text:span></text:span><text:span text:style-name="Strong_20_Emphasis"><text:span text:style-name="T16"> </text:span></text:span><text:span text:style-name="Strong_20_Emphasis"><text:span text:style-name="T47">Spear</text:span></text:span><text:span text:style-name="Strong_20_Emphasis"><text:span text:style-name="T16"> </text:span></text:span><text:span text:style-name="Strong_20_Emphasis"><text:span text:style-name="T83">(Upgrade of </text:span></text:span><text:span text:style-name="Strong_20_Emphasis"><text:span text:style-name="T45">Arcane</text:span></text:span><text:span text:style-name="Strong_20_Emphasis"><text:span text:style-name="T83"> Shot)</text:span></text:span><text:span text:style-name="Strong_20_Emphasis"><text:span text:style-name="T1">:</text:span></text:span> </text:p>
      <text:list xml:id="list54252392840443" text:continue-numbering="true" text:style-name="L1">
        <text:list-item>
          <text:p text:style-name="P121"><text:span text:style-name="T97">Shoot a </text:span><text:span text:style-name="T103">dense </text:span><text:span text:style-name="T97">bolt </text:span><text:span text:style-name="T98">of </text:span><text:span text:style-name="T99">arcane</text:span><text:span text:style-name="T98"> energy </text:span><text:span text:style-name="T97">at a target, </text:span><text:span text:style-name="T103">lowering their magical defenses.</text:span></text:p>
        </text:list-item>
        <text:list-item>
          <text:p text:style-name="P121"><text:span text:style-name="T94">Deal </text:span><text:span text:style-name="T145">20-25</text:span><text:span text:style-name="T94"> Magic Damage </text:span><text:span text:style-name="T95">to the target, </text:span><text:span text:style-name="T145">and lowers their magical defense by 35% for 1 turn.</text:span></text:p>
        </text:list-item>
        <text:list-item>
          <text:p text:style-name="P121"><text:span text:style-name="T101">Cost: 1, </text:span><text:span text:style-name="T98">Cooldown: </text:span><text:span text:style-name="T99">1,</text:span><text:span text:style-name="T98"> Range: </text:span><text:span text:style-name="T99">4,</text:span><text:span text:style-name="T98"> Accuracy: </text:span><text:span text:style-name="T99">9</text:span><text:span text:style-name="T101">5</text:span><text:span text:style-name="T99">;</text:span></text:p>
        </text:list-item>
      </text:list>
      <text:p text:style-name="P77"/>
      <text:p text:style-name="P77"><text:span text:style-name="Strong_20_Emphasis"><text:span text:style-name="T83">Great </text:span></text:span><text:span text:style-name="Strong_20_Emphasis"><text:span text:style-name="T80">A</text:span></text:span><text:span text:style-name="Strong_20_Emphasis"><text:span text:style-name="T19">mplify</text:span></text:span><text:span text:style-name="Strong_20_Emphasis"><text:span text:style-name="T21"> (Upgrade of Amplify)</text:span></text:span><text:span text:style-name="Strong_20_Emphasis"><text:span text:style-name="T1">:</text:span></text:span> </text:p>
      <text:list xml:id="list54252352637669" text:continue-numbering="true" text:style-name="L1">
        <text:list-item>
          <text:p text:style-name="P121"><text:span text:style-name="T105">Massively</text:span><text:span text:style-name="T103"> a</text:span><text:span text:style-name="T96">mplify the arcane power within you,</text:span><text:span text:style-name="T103"> </text:span><text:span text:style-name="T96">increasing the potency </text:span><text:span text:style-name="T103">and range </text:span><text:span text:style-name="T96">of your next spell.</text:span></text:p>
        </text:list-item>
        <text:list-item>
          <text:p text:style-name="P161">Increases the damage dealt by your next spell by <text:span text:style-name="T144">20-30</text:span>% <text:span text:style-name="T144">and grants it and additional 1 tile of range.</text:span></text:p>
        </text:list-item>
        <text:list-item>
          <text:p text:style-name="P121"><text:span text:style-name="T101">Cost: 1, </text:span><text:span text:style-name="T98">Cooldown: </text:span><text:span text:style-name="T101">2</text:span><text:span text:style-name="T99">,</text:span><text:span text:style-name="T98"> Range: -</text:span><text:span text:style-name="T99">,</text:span><text:span text:style-name="T98"> Accuracy: -</text:span><text:span text:style-name="T141">;</text:span></text:p>
        </text:list-item>
      </text:list>
      <text:p text:style-name="P77"><text:span text:style-name="Strong_20_Emphasis"><text:span text:style-name="T43"/></text:span></text:p>
      <text:p text:style-name="P77"><text:span text:style-name="Strong_20_Emphasis"><text:span text:style-name="T21"><text:s/>Energy </text:span></text:span><text:span text:style-name="Strong_20_Emphasis"><text:span text:style-name="T46">Thrust</text:span></text:span><text:span text:style-name="Strong_20_Emphasis"><text:span text:style-name="T43"> </text:span></text:span><text:span text:style-name="Strong_20_Emphasis"><text:span text:style-name="T45">(New Skill)</text:span></text:span><text:span text:style-name="Strong_20_Emphasis"><text:span text:style-name="T1">:</text:span></text:span> </text:p>
      <text:list xml:id="list54251313949094" text:continue-numbering="true" text:style-name="L1">
        <text:list-item>
          <text:p text:style-name="P121"><text:span text:style-name="T99">Project energy in a line in front of the </text:span><text:span text:style-name="T104">user</text:span><text:span text:style-name="T99">, dealing damage to all enemies in its path.</text:span><text:span text:style-name="T96"> </text:span></text:p>
        </text:list-item>
        <text:list-item>
          <text:p text:style-name="P174">Deals 23-33 Magical Damage to all enemies in a 3 tile long line.</text:p>
        </text:list-item>
        <text:list-item>
          <text:p text:style-name="P121"><text:span text:style-name="T142">Cost: </text:span><text:span text:style-name="T145">2</text:span><text:span text:style-name="T142">, </text:span><text:span text:style-name="T95">Cooldown: </text:span><text:span text:style-name="T145">3</text:span><text:span text:style-name="T95"> Range: </text:span><text:span text:style-name="T145">1</text:span><text:span text:style-name="T141">,</text:span><text:span text:style-name="T95"> Accuracy: </text:span><text:span text:style-name="T145">85</text:span><text:span text:style-name="T141">;</text:span></text:p>
        </text:list-item>
      </text:list>
      <text:p text:style-name="P77"><text:span text:style-name="Strong_20_Emphasis"><text:span text:style-name="T21"/></text:span></text:p>
      <text:p text:style-name="P77"><text:span text:style-name="Strong_20_Emphasis"><text:span text:style-name="T21"><text:s/></text:span></text:span><text:span text:style-name="Strong_20_Emphasis"><text:span text:style-name="T22">Arcane Surge </text:span></text:span><text:span text:style-name="Strong_20_Emphasis"><text:span text:style-name="T21">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54252792411274" text:continue-numbering="true" text:style-name="L1">
        <text:list-item>
          <text:p text:style-name="P121"><text:span text:style-name="T99">Channel a surge of raw arcane power, increasing spell damage</text:span><text:span text:style-name="T96"> </text:span><text:span text:style-name="T104">based on spell cost.</text:span></text:p>
        </text:list-item>
        <text:list-item>
          <text:p text:style-name="P174">For the next 2 turns, <text:span text:style-name="T146">each spell deals an extra (</text:span>3-7 * <text:span text:style-name="T146">Cost) Magical Damage.</text:span></text:p>
        </text:list-item>
        <text:list-item>
          <text:p text:style-name="P121"><text:span text:style-name="T142">Cost: </text:span><text:span text:style-name="T146">1</text:span><text:span text:style-name="T142">, </text:span><text:span text:style-name="T95">Cooldown: </text:span><text:span text:style-name="T146">4</text:span><text:span text:style-name="T95"> Range: -</text:span><text:span text:style-name="T141">,</text:span><text:span text:style-name="T95"> Accuracy: -</text:span><text:span text:style-name="T141">;</text:span></text:p>
        </text:list-item>
      </text:list>
      <text:p text:style-name="P71"/>
      <text:p text:style-name="P77"><text:span text:style-name="Strong_20_Emphasis"><text:span text:style-name="T56">Telekinetic Thrust</text:span></text:span><text:span text:style-name="Strong_20_Emphasis"><text:span text:style-name="T16"> </text:span></text:span><text:span text:style-name="Strong_20_Emphasis"><text:span text:style-name="T83">(</text:span></text:span><text:span text:style-name="Strong_20_Emphasis"><text:span text:style-name="T56">New Skill</text:span></text:span><text:span text:style-name="Strong_20_Emphasis"><text:span text:style-name="T83">)</text:span></text:span><text:span text:style-name="Strong_20_Emphasis"><text:span text:style-name="T1">:</text:span></text:span> </text:p>
      <text:list xml:id="list54252559321114" text:continue-numbering="true" text:style-name="L1">
        <text:list-item>
          <text:p text:style-name="P121"><text:span text:style-name="T97">Use telekinesis to </text:span><text:span text:style-name="T115">either </text:span><text:span text:style-name="T97">push enemies away from you </text:span><text:span text:style-name="T115">or </text:span><text:span text:style-name="T97">pull allies towards you.</text:span></text:p>
        </text:list-item>
        <text:list-item>
          <text:p text:style-name="P219">If used on an ally, pulls them to the closest tile. If used on an enemy, deals 20-30 Magical Damage and knocks them back 3 tiles.</text:p>
        </text:list-item>
        <text:list-item>
          <text:p text:style-name="P121"><text:span text:style-name="T101">Cost: -, </text:span><text:span text:style-name="T98">Cooldown: -</text:span><text:span text:style-name="T99">,</text:span><text:span text:style-name="T98"> Range: -</text:span><text:span text:style-name="T99">,</text:span><text:span text:style-name="T98"> Accuracy: </text:span><text:span text:style-name="T101">-</text:span><text:span text:style-name="T99">;</text:span></text:p>
        </text:list-item>
      </text:list>
      <text:p text:style-name="P71"/>
      <text:p text:style-name="P10"/>
      <text:p text:style-name="P10"/>
      <text:p text:style-name="P10"/>
      <text:p text:style-name="P10"/>
      <text:p text:style-name="P1">Skills:</text:p>
      <text:p text:style-name="P1"/>
      <text:p text:style-name="P78"><text:span text:style-name="Strong_20_Emphasis"><text:span text:style-name="T69">Mind Crush</text:span></text:span><text:span text:style-name="Strong_20_Emphasis"><text:span text:style-name="T1"> (</text:span></text:span><text:span text:style-name="Strong_20_Emphasis"><text:span text:style-name="T90">Upgrade</text:span></text:span><text:span text:style-name="Strong_20_Emphasis"><text:span text:style-name="T32"> </text:span></text:span><text:span text:style-name="Strong_20_Emphasis"><text:span text:style-name="T33">of </text:span></text:span><text:span text:style-name="Strong_20_Emphasis"><text:span text:style-name="T74">Mind Blast</text:span></text:span><text:span text:style-name="Strong_20_Emphasis"><text:span text:style-name="T1">):</text:span></text:span> </text:p>
      <text:list xml:id="list54251931359500" text:continue-numbering="true" text:style-name="L1">
        <text:list-item>
          <text:p text:style-name="P122"><text:span text:style-name="T96">Detonate a </text:span><text:span text:style-name="T135">barrage</text:span><text:span text:style-name="T96"> of </text:span><text:span text:style-name="T114">mental</text:span><text:span text:style-name="T96"> energy at </text:span><text:span text:style-name="T101">a</text:span><text:span text:style-name="T96"> target location, damaging all enemies </text:span><text:span text:style-name="T101">caught</text:span><text:span text:style-name="T96"> within </text:span><text:span text:style-name="T114">it and lowering their debuff resistance. </text:span><text:span text:style-name="T135">Defeated enemies explode.</text:span></text:p>
        </text:list-item>
        <text:list-item>
          <text:p text:style-name="P122"><text:soft-page-break/>Deal 25-35 damage to all enemies within a 3x3 radius 3 times, with a 70% critical hit chance. Each hit lowers their resistance to debuffs by 10-20%. <text:span text:style-name="T198">Defeated enemies explode, dealing 10-30 Magical Damage.</text:span></text:p>
        </text:list-item>
        <text:list-item>
          <text:p text:style-name="P196"><text:span text:style-name="T101">Cost: 3, </text:span><text:span text:style-name="T98">Cooldown: </text:span><text:span text:style-name="T101">5</text:span><text:span text:style-name="T99">,</text:span><text:span text:style-name="T98"> Range: </text:span><text:span text:style-name="T101">4</text:span><text:span text:style-name="T99">,</text:span><text:span text:style-name="T98"> Accuracy: </text:span><text:span text:style-name="T101">75</text:span><text:span text:style-name="T99">;</text:span></text:p>
        </text:list-item>
      </text:list>
      <text:p text:style-name="P205"/>
      <text:p text:style-name="P79"><text:span text:style-name="Strong_20_Emphasis"><text:span text:style-name="T76">Dominating</text:span></text:span><text:span text:style-name="Strong_20_Emphasis"><text:span text:style-name="T1"> Orb (Upgrade of Psychic Orb):</text:span></text:span> </text:p>
      <text:list xml:id="list54251184571417" text:continue-numbering="true" text:style-name="L1">
        <text:list-item>
          <text:p text:style-name="P123"><text:span text:style-name="T99">Hurl</text:span><text:span text:style-name="T97"> a</text:span><text:span text:style-name="T99">n</text:span><text:span text:style-name="T97"> </text:span><text:span text:style-name="T99">orb </text:span><text:span text:style-name="T98">of </text:span><text:span text:style-name="T99">arcane</text:span><text:span text:style-name="T98"> energy </text:span><text:span text:style-name="T97">at a target,</text:span><text:span text:style-name="T114"> potentially </text:span><text:span text:style-name="T136">charming</text:span><text:span text:style-name="T114"> </text:span><text:span text:style-name="T116">it</text:span><text:span text:style-name="T114">.</text:span></text:p>
        </text:list-item>
        <text:list-item>
          <text:p text:style-name="P123"><text:span text:style-name="T95">D</text:span>eal <text:span text:style-name="T200">30</text:span><text:span text:style-name="T95">-</text:span><text:span text:style-name="T200">50</text:span><text:span text:style-name="T95"> Magic Damage to the target</text:span><text:span text:style-name="T168">, </text:span><text:span text:style-name="T95">with</text:span><text:span text:style-name="T15"> a </text:span><text:span text:style-name="T200">3</text:span><text:span text:style-name="T168">0</text:span><text:span text:style-name="T94">%</text:span><text:span text:style-name="T15"> chance to inflict </text:span><text:span text:style-name="T141">1x </text:span><text:span text:style-name="T200">Charmed</text:span><text:span text:style-name="T15">. </text:span></text:p>
        </text:list-item>
        <text:list-item>
          <text:p text:style-name="P197"><text:span text:style-name="T101">Cost: 2, </text:span><text:span text:style-name="T98">Cooldown: </text:span><text:span text:style-name="T99">2,</text:span><text:span text:style-name="T98"> Range: </text:span><text:span text:style-name="T99">3,</text:span><text:span text:style-name="T98"> Accuracy: </text:span><text:span text:style-name="T99">80;</text:span></text:p>
        </text:list-item>
      </text:list>
      <text:p text:style-name="P206"/>
      <text:p text:style-name="P79"><text:span text:style-name="Strong_20_Emphasis"><text:span text:style-name="T76">Transfer Sorrow</text:span></text:span><text:span text:style-name="Strong_20_Emphasis"><text:span text:style-name="T1"> (Upgrade of </text:span></text:span><text:span text:style-name="Strong_20_Emphasis"><text:span text:style-name="T56">Transfer Ailments</text:span></text:span><text:span text:style-name="Strong_20_Emphasis"><text:span text:style-name="T1">):</text:span></text:span> </text:p>
      <text:list xml:id="list54252387083391" text:continue-numbering="true" text:style-name="L1">
        <text:list-item>
          <text:p text:style-name="P124"><text:span text:style-name="T97">T</text:span><text:span text:style-name="T115">ransfer a number of debuffs from </text:span><text:span text:style-name="T136">all</text:span><text:span text:style-name="T115"> target</text:span><text:span text:style-name="T136">s in an area</text:span><text:span text:style-name="T115"> to </text:span><text:span text:style-name="T136">a specific character</text:span><text:span text:style-name="T115">.</text:span></text:p>
        </text:list-item>
        <text:list-item>
          <text:p text:style-name="P124"><text:span text:style-name="T201">Transfer 1-3 debuffs from </text:span><text:span text:style-name="T200">all targets in a 2x2 area</text:span><text:span text:style-name="T201"> target to another </text:span><text:span text:style-name="T200">target</text:span><text:span text:style-name="T201">, </text:span><text:span text:style-name="T200">dealing 5-10 Magical Damage for each.</text:span></text:p>
        </text:list-item>
        <text:list-item>
          <text:p text:style-name="P198"><text:span text:style-name="T101">Cost: -, </text:span><text:span text:style-name="T98">Cooldown: -</text:span><text:span text:style-name="T99">,</text:span><text:span text:style-name="T98"> Range: -</text:span><text:span text:style-name="T99">,</text:span><text:span text:style-name="T98"> Accuracy: </text:span><text:span text:style-name="T101">-</text:span><text:span text:style-name="T99">;</text:span></text:p>
        </text:list-item>
      </text:list>
      <text:p text:style-name="P206"/>
      <text:p text:style-name="P78"><text:span text:style-name="Strong_20_Emphasis"><text:span text:style-name="T78">Cerebral Barrier</text:span></text:span><text:span text:style-name="Strong_20_Emphasis"><text:span text:style-name="T1"> (Upgrade of </text:span></text:span><text:span text:style-name="Strong_20_Emphasis"><text:span text:style-name="T77">Mental Barrier</text:span></text:span><text:span text:style-name="Strong_20_Emphasis"><text:span text:style-name="T1">):</text:span></text:span> </text:p>
      <text:list xml:id="list54252961898498" text:continue-numbering="true" text:style-name="L1">
        <text:list-item>
          <text:p text:style-name="P207">Give an ally a barrier that reduces incoming damage and debuffs. When it expires, it explodes, dealing the absorbed damage and debuffs to nearby enemies.</text:p>
        </text:list-item>
        <text:list-item>
          <text:p text:style-name="P125"><text:span text:style-name="T141">Grants an ally a barrier that absorbs 30% of any damage received </text:span><text:span text:style-name="T168">and increases debuff resistance by 30%</text:span>. <text:span text:style-name="T142">Lasts for 1 turn, </text:span><text:span text:style-name="T144">after which it explodes, dealing the total absorbed damage </text:span><text:span text:style-name="T168">and resisted debuffs</text:span><text:span text:style-name="T144"> </text:span><text:span text:style-name="T202">to </text:span><text:span text:style-name="T144">adjacent targets, </text:span><text:span text:style-name="T202">each receiving a copy of all the debuffs</text:span><text:span text:style-name="T144">. </text:span><text:span text:style-name="T202">If the targets have at least 4 debuffs, they become stunned.</text:span></text:p>
        </text:list-item>
        <text:list-item>
          <text:p text:style-name="P199"><text:span text:style-name="T101">Cost: </text:span><text:span text:style-name="T103">2</text:span><text:span text:style-name="T101">, </text:span><text:span text:style-name="T98">Cooldown: </text:span><text:span text:style-name="T103">3</text:span><text:span text:style-name="T99">,</text:span><text:span text:style-name="T98"> Range: </text:span><text:span text:style-name="T99">2,</text:span><text:span text:style-name="T98"> Accuracy: -</text:span><text:span text:style-name="T99">;</text:span></text:p>
        </text:list-item>
      </text:list>
      <text:p text:style-name="P206"/>
      <text:p text:style-name="P78"><text:span text:style-name="Strong_20_Emphasis"><text:span text:style-name="T75">Mind Fog </text:span></text:span><text:span text:style-name="Strong_20_Emphasis"><text:span text:style-name="T1">(</text:span></text:span><text:span text:style-name="Strong_20_Emphasis"><text:span text:style-name="T75">New Skill</text:span></text:span><text:span text:style-name="Strong_20_Emphasis"><text:span text:style-name="T1">):</text:span></text:span> </text:p>
      <text:list xml:id="list54252648946971" text:continue-numbering="true" text:style-name="L1">
        <text:list-item>
          <text:p text:style-name="P151">Create a cloud of psychic energy that muddles the minds of enemies, granting a chance to charm them.</text:p>
        </text:list-item>
        <text:list-item>
          <text:p text:style-name="P123">Create a 3x3 <text:span text:style-name="T199">fog</text:span> that reduces enemies' accuracy and evasion by 10-30%. Enemies <text:span text:style-name="T199">that end 2 </text:span>turn<text:span text:style-name="T199">s</text:span> <text:span text:style-name="T199">within</text:span> the <text:span text:style-name="T199">fog</text:span> <text:span text:style-name="T199">receive </text:span>1x Charm. The <text:span text:style-name="T199">fog</text:span> lasts 2 turns.</text:p>
        </text:list-item>
        <text:list-item>
          <text:p text:style-name="P199"><text:span text:style-name="T101">Cost: 2, </text:span><text:span text:style-name="T98">Cooldown: </text:span><text:span text:style-name="T99">2,</text:span><text:span text:style-name="T98"> Range: </text:span><text:span text:style-name="T99">3,</text:span><text:span text:style-name="T98"> Accuracy: </text:span><text:span text:style-name="T99">80;</text:span></text:p>
        </text:list-item>
      </text:list>
      <text:p text:style-name="P1"/>
      <text:p text:style-name="P1"/>
      <text:p text:style-name="P24"/>
      <text:p text:style-name="P2"/>
      <text:p text:style-name="P86"><text:span text:style-name="T8">Paragon</text:span><text:span text:style-name="T7">: </text:span></text:p>
      <text:p text:style-name="P24"/>
      <text:p text:style-name="P84"><text:span text:style-name="Strong_20_Emphasis"><text:span text:style-name="T1">Description:</text:span></text:span> </text:p>
      <text:p text:style-name="P9"><text:span text:style-name="T79">Previous </text:span>Skills:</text:p>
      <text:p text:style-name="P10"/>
      <text:p text:style-name="P10"/>
      <text:p text:style-name="P24"><text:span text:style-name="T3">Tier 4 Skills</text:span><text:span text:style-name="T2">:</text:span></text:p>
      <text:p text:style-name="P1"/>
      <text:list xml:id="list2365981032" text:style-name="L2">
        <text:list-item>
          <text:p text:style-name="P227"/>
        </text:list-item>
      </text:list>
      <text:p text:style-name="P23"/>
      <text:p text:style-name="P1">Skills:</text:p>
      <text:p text:style-name="P24"/>
      <text:list xml:id="list1102750523" text:style-name="L3">
        <text:list-item>
          <text:p text:style-name="P228"><text:span text:style-name="Strong_20_Emphasis"><text:span text:style-name="T39">Angelic Ressurection</text:span></text:span><text:span text:style-name="Strong_20_Emphasis"><text:span text:style-name="T1">:</text:span></text:span> Invoke the power of angels to resurrect a fallen ally with <text:span text:style-name="T91">half health.</text:span></text:p>
        </text:list-item>
        <text:list-item>
          <text:p text:style-name="P228"><text:span text:style-name="Strong_20_Emphasis"><text:s/>Blessed Intervention</text:span>: Instantly teleport to a targeted ally's location, granting them a powerful shield that absorbs damage equal to a percentage of their maximum health. Additionally, nearby enemies are briefly stunned upon your arrival.</text:p>
        </text:list-item>
        <text:list-item>
          <text:p text:style-name="P228"><text:span text:style-name="Strong_20_Emphasis"><text:s/>Divine </text:span><text:span text:style-name="Strong_20_Emphasis"><text:span text:style-name="T92">C</text:span></text:span><text:span text:style-name="Strong_20_Emphasis"><text:span text:style-name="T40">all</text:span></text:span>: Call upon higher powers to intervene in the battlefield, <text:span text:style-name="T92">removing all debuffs from allies and restoring HP for each.</text:span></text:p>
        </text:list-item>
        <text:list-item>
          <text:p text:style-name="P228"><text:span text:style-name="Strong_20_Emphasis">Heavenly Protection</text:span>: Envelop a targeted ally in a radiant aura of protection, greatly increasing their defense and providing continuous healing over time. The aura persists for a duration, gradually diminishing in strength over time.</text:p>
        </text:list-item>
        <text:list-item>
          <text:p text:style-name="P229"><text:span text:style-name="Strong_20_Emphasis"><text:span text:style-name="T41">Guardian Angel</text:span></text:span>: <text:span text:style-name="T93">Grant a buff that instantly restores the character to full HP if it is defeated until the start of your next turn.</text:span></text:p>
        </text:list-item>
      </text:list>
      <text:p text:style-name="P3"/>
      <text:p text:style-name="P86"><text:span text:style-name="T8">Arch-Wizard</text:span><text:span text:style-name="T7">: </text:span></text:p>
      <text:p text:style-name="P24"/>
      <text:p text:style-name="P84"><text:span text:style-name="Strong_20_Emphasis"><text:span text:style-name="T1">Description:</text:span></text:span> </text:p>
      <text:p text:style-name="P24"/>
      <text:p text:style-name="P9"><text:span text:style-name="T79">Previous </text:span>Skills:</text:p>
      <text:p text:style-name="P10"/>
      <text:p text:style-name="P28"><text:span text:style-name="T3">Tier 4 Skills</text:span><text:span text:style-name="T2">:</text:span></text:p>
      <text:p text:style-name="P1"/>
      <text:list xml:id="list54251113773343" text:continue-list="list2365981032" text:style-name="L2">
        <text:list-item>
          <text:p text:style-name="P227"/>
        </text:list-item>
      </text:list>
      <text:p text:style-name="P23"/>
      <text:p text:style-name="P1">Skills:</text:p>
      <text:p text:style-name="P24"/>
      <text:list xml:id="list54252072850161" text:continue-numbering="true" text:style-name="L2">
        <text:list-item>
          <text:p text:style-name="P227"/>
        </text:list-item>
      </text:list>
      <text:p text:style-name="P2"/>
      <text:p text:style-name="P86"><text:span text:style-name="T8">War Caster</text:span><text:span text:style-name="T7">: </text:span></text:p>
      <text:p text:style-name="P24"/>
      <text:p text:style-name="P84"><text:span text:style-name="Strong_20_Emphasis"><text:span text:style-name="T1">Description:</text:span></text:span> </text:p>
      <text:p text:style-name="P9"><text:span text:style-name="T79">Previous </text:span>Skills:</text:p>
      <text:p text:style-name="P10"/>
      <text:p text:style-name="P24"><text:span text:style-name="T3">Tier 4 Skills</text:span><text:span text:style-name="T2">:</text:span></text:p>
      <text:p text:style-name="P1"/>
      <text:list xml:id="list54252936829939" text:continue-numbering="true" text:style-name="L2">
        <text:list-item>
          <text:p text:style-name="P227"/>
        </text:list-item>
      </text:list>
      <text:p text:style-name="P23"/>
      <text:p text:style-name="P1">Skills:</text:p>
      <text:p text:style-name="P24"/>
      <text:list xml:id="list54251182935108" text:continue-numbering="true" text:style-name="L2">
        <text:list-item>
          <text:p text:style-name="P227"/>
        </text:list-item>
      </text:list>
      <text:p text:style-name="P2"/>
      <text:p text:style-name="P86"><text:span text:style-name="T8">Mindbreaker</text:span><text:span text:style-name="T7">: </text:span></text:p>
      <text:p text:style-name="P24"/>
      <text:p text:style-name="P84"><text:span text:style-name="Strong_20_Emphasis"><text:span text:style-name="T1">Description:</text:span></text:span> </text:p>
      <text:p text:style-name="P9"><text:span text:style-name="T79">Previous </text:span>Skills:</text:p>
      <text:p text:style-name="P11"/>
      <text:p text:style-name="P24"><text:span text:style-name="T3">Tier 4 Skills</text:span><text:span text:style-name="T2">:</text:span></text:p>
      <text:p text:style-name="P1"/>
      <text:list xml:id="list54251361512520" text:continue-numbering="true" text:style-name="L2">
        <text:list-item>
          <text:p text:style-name="P227"/>
        </text:list-item>
      </text:list>
      <text:p text:style-name="P23"/>
      <text:p text:style-name="P1">Skills:</text:p>
      <text:p text:style-name="P24"/>
      <text:list xml:id="list54251940095814" text:continue-numbering="true" text:style-name="L2">
        <text:list-item>
          <text:p text:style-name="P227"><text:s/><text:span text:style-name="T17">Arcane </text:span><text:span text:style-name="T42">Resilience</text:span><text:span text:style-name="T17">:</text:span> Imbue yourself with arcane energy, enhancing your physical attacks and granting you a temporary shield that absorbs damage based on the damage you deal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8:06:22.197681382</meta:creation-date>
    <dc:date>2024-06-09T05:41:01.669942803</dc:date>
    <meta:editing-duration>PT7H28M35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33" meta:paragraph-count="690" meta:word-count="8402" meta:character-count="46592" meta:non-whitespace-character-count="39064"/>
  </office:meta>
</office:document-meta>
</file>